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lbany AMT2" svg:font-family="'Albany AMT', Arial" style:font-pitch="variable"/>
    <style:font-face style:name="Thorndale AMT" svg:font-family="'Thorndale AMT', '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lbany AMT1" svg:font-family="'Albany AMT'"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1cm" fo:break-before="auto" style:use-optimal-row-height="true"/>
    </style:style>
    <style:style style:name="ro2" style:family="table-row">
      <style:table-row-properties style:row-height="0.4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font-name="Thorndale AMT" fo:font-size="12pt" fo:language="fr" fo:country="FR" fo:font-style="normal" fo:text-shadow="none" style:text-underline-style="none" fo:font-weight="normal" style:text-underline-mode="continuous" style:text-overline-mode="continuous" style:text-line-through-mode="continuous" style:font-name-asian="Albany AMT2" style:font-size-asian="6.80000019073486pt" style:language-asian="fr" style:country-asian="FR" style:font-style-asian="normal" style:font-weight-asian="normal" style:font-name-complex="Albany AMT2" style:font-size-complex="6.80000019073486pt" style:language-complex="en" style:country-complex="US" style:font-style-complex="normal" style:font-weight-complex="normal" style:text-emphasize="none" style:font-relief="none"/>
    </style:style>
    <style:style style:name="ce2" style:family="table-cell" style:parent-style-name="Default" style:data-style-name="N109"/>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number-columns-repeated="29" table:default-cell-style-name="Default"/>
        <table:table-row table:style-name="ro1">
          <table:table-cell office:value-type="string">
            <text:p>init</text:p>
          </table:table-cell>
          <table:table-cell office:value-type="string">
            <text:p>fomule finale</text:p>
          </table:table-cell>
          <table:table-cell table:number-columns-repeated="19"/>
          <table:table-cell office:value-type="string">
            <text:p>answer</text:p>
          </table:table-cell>
          <table:table-cell office:value-type="string">
            <text:p>precision</text:p>
          </table:table-cell>
          <table:table-cell/>
          <table:table-cell table:style-name="ce2" office:value-type="string">
            <text:p>numanswer</text:p>
          </table:table-cell>
          <table:table-cell office:value-type="string">
            <text:p>numprecision</text:p>
          </table:table-cell>
          <table:table-cell office:value-type="string">
            <text:p>roundanswer</text:p>
          </table:table-cell>
          <table:table-cell table:style-name="ce2" office:value-type="string">
            <text:p>intervmin</text:p>
          </table:table-cell>
          <table:table-cell office:value-type="string">
            <text:p>intervmax</text:p>
          </table:table-cell>
          <table:table-cell office:value-type="string">
            <text:p>text</text:p>
          </table:table-cell>
        </table:table-row>
        <table:table-row table:style-name="ro1">
          <table:table-cell office:value-type="string">
            <text:p>La dépense moyenne pour des achats par catalogue est de 927 pour les hommes et de 682 pour les femmes. L'ecart type chez les hommes est de 2381 et chez les femmes 2177. Quelle est la probabilité que la moyenne des femmes soit differente de celle des hommes {#0.7252632:0.001} </text:p>
          </table:table-cell>
          <table:table-cell table:formula="of:=CONCATENATE(LEFT([.A2];FIND(&quot;{&quot;;[.A2])-1);&quot;{&quot;&amp;REPLACE([.AB2];FIND(&quot;,&quot;;[.AB2]);1;&quot;.&quot;)&amp;&quot;:&quot;&amp;REPLACE([.AC2];FIND(&quot;,&quot;;[.AC2]);1;&quot;.&quot;)&amp;&quot;}&quot;)" office:value-type="float" office:value="0">
            <table:detective>
              <table:highlighted-range table:cell-range-address="Feuille1.AB2:Feuille1.AB2" table:direction="from-same-table" table:contains-error="true"/>
              <table:highlighted-range table:cell-range-address="Feuille1.AC2:Feuille1.AC2" table:direction="from-same-table" table:contains-error="true"/>
              <table:operation table:name="trace-errors" table:index="0"/>
            </table:detective>
            <text:p>Err :502</text:p>
          </table:table-cell>
          <table:table-cell table:number-columns-repeated="19"/>
          <table:table-cell table:formula="of:=MID([.A2];FIND(&quot;{&quot;;[.A2])+2;FIND(&quot;:&quot;;[.A2])-FIND(&quot;{&quot;;[.A2])-2)" office:value-type="string" office:string-value="0.7252632">
            <text:p>0.7252632</text:p>
          </table:table-cell>
          <table:table-cell table:formula="of:=MID([.A2];FIND(&quot;:&quot;;[.A2])+1;FIND(&quot;}&quot;;[.A2])-FIND(&quot;:&quot;;[.A2])-1)" office:value-type="string" office:string-value="0.001">
            <text:p>0.001</text:p>
          </table:table-cell>
          <table:table-cell/>
          <table:table-cell table:style-name="ce2" table:formula="of:=VALUE(IF(LEN([.V2])=1;[.V2];REPLACE([.V2];FIND(&quot;.&quot;;[.V2]);1;&quot;,&quot;)))" office:value-type="float" office:value="0">
            <table:detective>
              <table:highlighted-range table:cell-range-address="Feuille1.V2:Feuille1.V2" table:direction="from-same-table"/>
            </table:detective>
            <text:p>Err :502</text:p>
          </table:table-cell>
          <table:table-cell table:formula="of:=VALUE(REPLACE([.W2];FIND(&quot;.&quot;;[.W2]);1;&quot;,&quot;))" office:value-type="float" office:value="1">
            <text:p>1</text:p>
          </table:table-cell>
          <table:table-cell table:style-name="ce2" table:formula="of:=INT([.Y2]/[.Z2])*[.Z2]" office:value-type="float" office:value="0">
            <table:detective>
              <table:highlighted-range table:cell-range-address="Feuille1.Y2:Feuille1.Y2" table:direction="from-same-table" table:contains-error="true"/>
            </table:detective>
            <text:p>Err :502</text:p>
          </table:table-cell>
          <table:table-cell table:formula="of:=FIXED([.AA2]-[.Z2];LOG(1/[.Z2];10))" office:value-type="float" office:value="0">
            <table:detective>
              <table:highlighted-range table:cell-range-address="Feuille1.AA2:Feuille1.AA2" table:direction="from-same-table" table:contains-error="true"/>
            </table:detective>
            <text:p>Err :502</text:p>
          </table:table-cell>
          <table:table-cell table:formula="of:=FIXED([.AA2]+[.Z2];LOG(1/[.Z2];10))" office:value-type="float" office:value="0">
            <table:detective>
              <table:highlighted-range table:cell-range-address="Feuille1.AA2:Feuille1.AA2" table:direction="from-same-table" table:contains-error="true"/>
            </table:detective>
            <text:p>Err :502</text:p>
          </table:table-cell>
          <table:table-cell/>
        </table:table-row>
        <table:table-row table:style-name="ro1">
          <table:table-cell office:value-type="string">
            <text:p>//xa=927;xb=682;sa=2381;sb=2177;n=table(V44);pnorm(abs(xa-xb)/sqrt(sa*sa/n[1]+sb*sb/n[2])</text:p>
          </table:table-cell>
          <table:table-cell table:formula="of:=[.A3]" office:value-type="string" office:string-value="//xa=927;xb=682;sa=2381;sb=2177;n=table(V44);pnorm(abs(xa-xb)/sqrt(sa*sa/n[1]+sb*sb/n[2])">
            <text:p>//xa=927;xb=682;sa=2381;sb=2177;n=table(V44);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672 pour les hommes et de 219 pour les femmes. L'ecart type chez les hommes est de 591 et chez les femmes 131. Quelle est la probabilité que la moyenne des femmes soit differente de celle des hommes {#1:0.001} </text:p>
          </table:table-cell>
          <table:table-cell table:formula="of:=CONCATENATE(LEFT([.A5];FIND(&quot;{&quot;;[.A5])-1);&quot;{&quot;&amp;REPLACE([.AB5];FIND(&quot;,&quot;;[.AB5]);1;&quot;.&quot;)&amp;&quot;:&quot;&amp;REPLACE([.AC5];FIND(&quot;,&quot;;[.AC5]);1;&quot;.&quot;)&amp;&quot;}&quot;)" office:value-type="float" office:value="0">
            <text:p>#VALEUR !</text:p>
          </table:table-cell>
          <table:table-cell table:number-columns-repeated="19"/>
          <table:table-cell table:formula="of:=MID([.A5];FIND(&quot;{&quot;;[.A5])+2;FIND(&quot;:&quot;;[.A5])-FIND(&quot;{&quot;;[.A5])-2)" office:value-type="string" office:string-value="1">
            <text:p>1</text:p>
          </table:table-cell>
          <table:table-cell table:formula="of:=MID([.A5];FIND(&quot;:&quot;;[.A5])+1;FIND(&quot;}&quot;;[.A5])-FIND(&quot;:&quot;;[.A5])-1)" office:value-type="string" office:string-value="0.001">
            <text:p>0.001</text:p>
          </table:table-cell>
          <table:table-cell/>
          <table:table-cell table:style-name="ce2" table:formula="of:=VALUE(IF(LEN([.V5])=1;[.V5];REPLACE([.V5];FIND(&quot;.&quot;;[.V5]);1;&quot;,&quot;)))" office:value-type="float" office:value="1">
            <text:p>1.0000</text:p>
          </table:table-cell>
          <table:table-cell table:formula="of:=VALUE(REPLACE([.W5];FIND(&quot;.&quot;;[.W5]);1;&quot;,&quot;))" office:value-type="float" office:value="1">
            <text:p>1</text:p>
          </table:table-cell>
          <table:table-cell table:style-name="ce2" table:formula="of:=INT([.Y5]/[.Z5])*[.Z5]" office:value-type="float" office:value="1">
            <text:p>1.0000</text:p>
          </table:table-cell>
          <table:table-cell table:formula="of:=FIXED([.AA5]-[.Z5];LOG(1/[.Z5];10))" office:value-type="string" office:string-value="0">
            <text:p>0</text:p>
          </table:table-cell>
          <table:table-cell table:formula="of:=FIXED([.AA5]+[.Z5];LOG(1/[.Z5];10))" office:value-type="string" office:string-value="2">
            <text:p>2</text:p>
          </table:table-cell>
          <table:table-cell/>
        </table:table-row>
        <table:table-row table:style-name="ro1">
          <table:table-cell office:value-type="string">
            <text:p>//xa=672;xb=219;sa=591;sb=131;n=table(V44);pnorm(abs(xa-xb)/sqrt(sa*sa/n[1]+sb*sb/n[2]))</text:p>
          </table:table-cell>
          <table:table-cell table:formula="of:=[.A6]" office:value-type="string" office:string-value="//xa=672;xb=219;sa=591;sb=131;n=table(V44);pnorm(abs(xa-xb)/sqrt(sa*sa/n[1]+sb*sb/n[2]))">
            <text:p>//xa=672;xb=219;sa=591;sb=131;n=table(V44);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977 pour les hommes et de 189 pour les femmes. L'ecart type chez les hommes est de 3021 et chez les femmes 498. Quelle est la probabilité que la moyenne des femmes soit differente de celle des hommes {#0.9808755:0.001} </text:p>
          </table:table-cell>
          <table:table-cell table:formula="of:=CONCATENATE(LEFT([.A8];FIND(&quot;{&quot;;[.A8])-1);&quot;{&quot;&amp;REPLACE([.AB8];FIND(&quot;,&quot;;[.AB8]);1;&quot;.&quot;)&amp;&quot;:&quot;&amp;REPLACE([.AC8];FIND(&quot;,&quot;;[.AC8]);1;&quot;.&quot;)&amp;&quot;}&quot;)" office:value-type="float" office:value="0">
            <text:p>Err :502</text:p>
          </table:table-cell>
          <table:table-cell table:number-columns-repeated="19"/>
          <table:table-cell table:formula="of:=MID([.A8];FIND(&quot;{&quot;;[.A8])+2;FIND(&quot;:&quot;;[.A8])-FIND(&quot;{&quot;;[.A8])-2)" office:value-type="string" office:string-value="0.9808755">
            <text:p>0.9808755</text:p>
          </table:table-cell>
          <table:table-cell table:formula="of:=MID([.A8];FIND(&quot;:&quot;;[.A8])+1;FIND(&quot;}&quot;;[.A8])-FIND(&quot;:&quot;;[.A8])-1)" office:value-type="string" office:string-value="0.001">
            <text:p>0.001</text:p>
          </table:table-cell>
          <table:table-cell/>
          <table:table-cell table:style-name="ce2" table:formula="of:=VALUE(IF(LEN([.V8])=1;[.V8];REPLACE([.V8];FIND(&quot;.&quot;;[.V8]);1;&quot;,&quot;)))" office:value-type="float" office:value="0">
            <text:p>Err :502</text:p>
          </table:table-cell>
          <table:table-cell table:formula="of:=VALUE(REPLACE([.W8];FIND(&quot;.&quot;;[.W8]);1;&quot;,&quot;))" office:value-type="float" office:value="1">
            <text:p>1</text:p>
          </table:table-cell>
          <table:table-cell table:style-name="ce2" table:formula="of:=INT([.Y8]/[.Z8])*[.Z8]" office:value-type="float" office:value="0">
            <text:p>Err :502</text:p>
          </table:table-cell>
          <table:table-cell table:formula="of:=FIXED([.AA8]-[.Z8];LOG(1/[.Z8];10))" office:value-type="float" office:value="0">
            <text:p>Err :502</text:p>
          </table:table-cell>
          <table:table-cell table:formula="of:=FIXED([.AA8]+[.Z8];LOG(1/[.Z8];10))" office:value-type="float" office:value="0">
            <text:p>Err :502</text:p>
          </table:table-cell>
          <table:table-cell/>
        </table:table-row>
        <table:table-row table:style-name="ro1">
          <table:table-cell office:value-type="string">
            <text:p>//xa=977;xb=189;sa=3021;sb=498;n=table(V44);pnorm(abs(xa-xb)/sqrt(sa*sa/n[1]+sb*sb/n[2]))</text:p>
          </table:table-cell>
          <table:table-cell table:formula="of:=[.A9]" office:value-type="string" office:string-value="//xa=977;xb=189;sa=3021;sb=498;n=table(V44);pnorm(abs(xa-xb)/sqrt(sa*sa/n[1]+sb*sb/n[2]))">
            <text:p>//xa=977;xb=189;sa=3021;sb=498;n=table(V44);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38 pour les hommes et de 536 pour les femmes. L'ecart type chez les hommes est de 75 et chez les femmes 1048. Quelle est la probabilité que la moyenne des femmes soit differente de celle des hommes {#0.9998645:0.001} </text:p>
          </table:table-cell>
          <table:table-cell table:formula="of:=CONCATENATE(LEFT([.A11];FIND(&quot;{&quot;;[.A11])-1);&quot;{&quot;&amp;REPLACE([.AB11];FIND(&quot;,&quot;;[.AB11]);1;&quot;.&quot;)&amp;&quot;:&quot;&amp;REPLACE([.AC11];FIND(&quot;,&quot;;[.AC11]);1;&quot;.&quot;)&amp;&quot;}&quot;)" office:value-type="float" office:value="0">
            <text:p>Err :502</text:p>
          </table:table-cell>
          <table:table-cell table:number-columns-repeated="19"/>
          <table:table-cell table:formula="of:=MID([.A11];FIND(&quot;{&quot;;[.A11])+2;FIND(&quot;:&quot;;[.A11])-FIND(&quot;{&quot;;[.A11])-2)" office:value-type="string" office:string-value="0.9998645">
            <text:p>0.9998645</text:p>
          </table:table-cell>
          <table:table-cell table:formula="of:=MID([.A11];FIND(&quot;:&quot;;[.A11])+1;FIND(&quot;}&quot;;[.A11])-FIND(&quot;:&quot;;[.A11])-1)" office:value-type="string" office:string-value="0.001">
            <text:p>0.001</text:p>
          </table:table-cell>
          <table:table-cell/>
          <table:table-cell table:style-name="ce2" table:formula="of:=VALUE(IF(LEN([.V11])=1;[.V11];REPLACE([.V11];FIND(&quot;.&quot;;[.V11]);1;&quot;,&quot;)))" office:value-type="float" office:value="0">
            <text:p>Err :502</text:p>
          </table:table-cell>
          <table:table-cell table:formula="of:=VALUE(REPLACE([.W11];FIND(&quot;.&quot;;[.W11]);1;&quot;,&quot;))" office:value-type="float" office:value="1">
            <text:p>1</text:p>
          </table:table-cell>
          <table:table-cell table:style-name="ce2" table:formula="of:=INT([.Y11]/[.Z11])*[.Z11]" office:value-type="float" office:value="0">
            <text:p>Err :502</text:p>
          </table:table-cell>
          <table:table-cell table:formula="of:=FIXED([.AA11]-[.Z11];LOG(1/[.Z11];10))" office:value-type="float" office:value="0">
            <text:p>Err :502</text:p>
          </table:table-cell>
          <table:table-cell table:formula="of:=FIXED([.AA11]+[.Z11];LOG(1/[.Z11];10))" office:value-type="float" office:value="0">
            <text:p>Err :502</text:p>
          </table:table-cell>
          <table:table-cell/>
        </table:table-row>
        <table:table-row table:style-name="ro1">
          <table:table-cell office:value-type="string">
            <text:p>//xa=38;xb=536;sa=75;sb=1048;n=table(V44);pnorm(abs(xa-xb)/sqrt(sa*sa/n[1]+sb*sb/n[2]))</text:p>
          </table:table-cell>
          <table:table-cell table:formula="of:=[.A12]" office:value-type="string" office:string-value="//xa=38;xb=536;sa=75;sb=1048;n=table(V44);pnorm(abs(xa-xb)/sqrt(sa*sa/n[1]+sb*sb/n[2]))">
            <text:p>//xa=38;xb=536;sa=75;sb=1048;n=table(V44);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741 pour les hommes et de 937 pour les femmes. L'ecart type chez les hommes est de 1350 et chez les femmes 2802. Quelle est la probabilité que la moyenne des femmes soit differente de celle des hommes {#0.6873347:0.001} </text:p>
          </table:table-cell>
          <table:table-cell table:formula="of:=CONCATENATE(LEFT([.A14];FIND(&quot;{&quot;;[.A14])-1);&quot;{&quot;&amp;REPLACE([.AB14];FIND(&quot;,&quot;;[.AB14]);1;&quot;.&quot;)&amp;&quot;:&quot;&amp;REPLACE([.AC14];FIND(&quot;,&quot;;[.AC14]);1;&quot;.&quot;)&amp;&quot;}&quot;)" office:value-type="float" office:value="0">
            <text:p>Err :502</text:p>
          </table:table-cell>
          <table:table-cell table:number-columns-repeated="19"/>
          <table:table-cell table:formula="of:=MID([.A14];FIND(&quot;{&quot;;[.A14])+2;FIND(&quot;:&quot;;[.A14])-FIND(&quot;{&quot;;[.A14])-2)" office:value-type="string" office:string-value="0.6873347">
            <text:p>0.6873347</text:p>
          </table:table-cell>
          <table:table-cell table:formula="of:=MID([.A14];FIND(&quot;:&quot;;[.A14])+1;FIND(&quot;}&quot;;[.A14])-FIND(&quot;:&quot;;[.A14])-1)" office:value-type="string" office:string-value="0.001">
            <text:p>0.001</text:p>
          </table:table-cell>
          <table:table-cell/>
          <table:table-cell table:style-name="ce2" table:formula="of:=VALUE(IF(LEN([.V14])=1;[.V14];REPLACE([.V14];FIND(&quot;.&quot;;[.V14]);1;&quot;,&quot;)))" office:value-type="float" office:value="0">
            <text:p>Err :502</text:p>
          </table:table-cell>
          <table:table-cell table:formula="of:=VALUE(REPLACE([.W14];FIND(&quot;.&quot;;[.W14]);1;&quot;,&quot;))" office:value-type="float" office:value="1">
            <text:p>1</text:p>
          </table:table-cell>
          <table:table-cell table:style-name="ce2" table:formula="of:=INT([.Y14]/[.Z14])*[.Z14]" office:value-type="float" office:value="0">
            <text:p>Err :502</text:p>
          </table:table-cell>
          <table:table-cell table:formula="of:=FIXED([.AA14]-[.Z14];LOG(1/[.Z14];10))" office:value-type="float" office:value="0">
            <text:p>Err :502</text:p>
          </table:table-cell>
          <table:table-cell table:formula="of:=FIXED([.AA14]+[.Z14];LOG(1/[.Z14];10))" office:value-type="float" office:value="0">
            <text:p>Err :502</text:p>
          </table:table-cell>
          <table:table-cell/>
        </table:table-row>
        <table:table-row table:style-name="ro1">
          <table:table-cell office:value-type="string">
            <text:p>//xa=741;xb=937;sa=1350;sb=2802;n=table(V44);pnorm(abs(xa-xb)/sqrt(sa*sa/n[1]+sb*sb/n[2]))</text:p>
          </table:table-cell>
          <table:table-cell table:formula="of:=[.A15]" office:value-type="string" office:string-value="//xa=741;xb=937;sa=1350;sb=2802;n=table(V44);pnorm(abs(xa-xb)/sqrt(sa*sa/n[1]+sb*sb/n[2]))">
            <text:p>//xa=741;xb=937;sa=1350;sb=2802;n=table(V44);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810 pour les hommes et de 68 pour les femmes. L'ecart type chez les hommes est de 616 et chez les femmes 63. Quelle est la probabilité que la moyenne des femmes soit differente de celle des hommes {#1:0.001} </text:p>
          </table:table-cell>
          <table:table-cell table:formula="of:=CONCATENATE(LEFT([.A17];FIND(&quot;{&quot;;[.A17])-1);&quot;{&quot;&amp;REPLACE([.AB17];FIND(&quot;,&quot;;[.AB17]);1;&quot;.&quot;)&amp;&quot;:&quot;&amp;REPLACE([.AC17];FIND(&quot;,&quot;;[.AC17]);1;&quot;.&quot;)&amp;&quot;}&quot;)" office:value-type="float" office:value="0">
            <text:p>#VALEUR !</text:p>
          </table:table-cell>
          <table:table-cell table:number-columns-repeated="19"/>
          <table:table-cell table:formula="of:=MID([.A17];FIND(&quot;{&quot;;[.A17])+2;FIND(&quot;:&quot;;[.A17])-FIND(&quot;{&quot;;[.A17])-2)" office:value-type="string" office:string-value="1">
            <text:p>1</text:p>
          </table:table-cell>
          <table:table-cell table:formula="of:=MID([.A17];FIND(&quot;:&quot;;[.A17])+1;FIND(&quot;}&quot;;[.A17])-FIND(&quot;:&quot;;[.A17])-1)" office:value-type="string" office:string-value="0.001">
            <text:p>0.001</text:p>
          </table:table-cell>
          <table:table-cell/>
          <table:table-cell table:style-name="ce2" table:formula="of:=VALUE(IF(LEN([.V17])=1;[.V17];REPLACE([.V17];FIND(&quot;.&quot;;[.V17]);1;&quot;,&quot;)))" office:value-type="float" office:value="1">
            <text:p>1.0000</text:p>
          </table:table-cell>
          <table:table-cell table:formula="of:=VALUE(REPLACE([.W17];FIND(&quot;.&quot;;[.W17]);1;&quot;,&quot;))" office:value-type="float" office:value="1">
            <text:p>1</text:p>
          </table:table-cell>
          <table:table-cell table:style-name="ce2" table:formula="of:=INT([.Y17]/[.Z17])*[.Z17]" office:value-type="float" office:value="1">
            <text:p>1.0000</text:p>
          </table:table-cell>
          <table:table-cell table:formula="of:=FIXED([.AA17]-[.Z17];LOG(1/[.Z17];10))" office:value-type="string" office:string-value="0">
            <text:p>0</text:p>
          </table:table-cell>
          <table:table-cell table:formula="of:=FIXED([.AA17]+[.Z17];LOG(1/[.Z17];10))" office:value-type="string" office:string-value="2">
            <text:p>2</text:p>
          </table:table-cell>
          <table:table-cell/>
        </table:table-row>
        <table:table-row table:style-name="ro1">
          <table:table-cell office:value-type="string">
            <text:p>//xa=810;xb=68;sa=616;sb=63;n=table(V44);pnorm(abs(xa-xb)/sqrt(sa*sa/n[1]+sb*sb/n[2]))</text:p>
          </table:table-cell>
          <table:table-cell table:formula="of:=[.A18]" office:value-type="string" office:string-value="//xa=810;xb=68;sa=616;sb=63;n=table(V44);pnorm(abs(xa-xb)/sqrt(sa*sa/n[1]+sb*sb/n[2]))">
            <text:p>//xa=810;xb=68;sa=616;sb=63;n=table(V44);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878 pour les hommes et de 14 pour les femmes. L'ecart type chez les hommes est de 1616 et chez les femmes 15. Quelle est la probabilité que la moyenne des femmes soit differente de celle des hommes {#0.9999918:0.001} </text:p>
          </table:table-cell>
          <table:table-cell table:formula="of:=CONCATENATE(LEFT([.A20];FIND(&quot;{&quot;;[.A20])-1);&quot;{&quot;&amp;REPLACE([.AB20];FIND(&quot;,&quot;;[.AB20]);1;&quot;.&quot;)&amp;&quot;:&quot;&amp;REPLACE([.AC20];FIND(&quot;,&quot;;[.AC20]);1;&quot;.&quot;)&amp;&quot;}&quot;)" office:value-type="float" office:value="0">
            <text:p>Err :502</text:p>
          </table:table-cell>
          <table:table-cell table:number-columns-repeated="19"/>
          <table:table-cell table:formula="of:=MID([.A20];FIND(&quot;{&quot;;[.A20])+2;FIND(&quot;:&quot;;[.A20])-FIND(&quot;{&quot;;[.A20])-2)" office:value-type="string" office:string-value="0.9999918">
            <text:p>0.9999918</text:p>
          </table:table-cell>
          <table:table-cell table:formula="of:=MID([.A20];FIND(&quot;:&quot;;[.A20])+1;FIND(&quot;}&quot;;[.A20])-FIND(&quot;:&quot;;[.A20])-1)" office:value-type="string" office:string-value="0.001">
            <text:p>0.001</text:p>
          </table:table-cell>
          <table:table-cell/>
          <table:table-cell table:style-name="ce2" table:formula="of:=VALUE(IF(LEN([.V20])=1;[.V20];REPLACE([.V20];FIND(&quot;.&quot;;[.V20]);1;&quot;,&quot;)))" office:value-type="float" office:value="0">
            <text:p>Err :502</text:p>
          </table:table-cell>
          <table:table-cell table:formula="of:=VALUE(REPLACE([.W20];FIND(&quot;.&quot;;[.W20]);1;&quot;,&quot;))" office:value-type="float" office:value="1">
            <text:p>1</text:p>
          </table:table-cell>
          <table:table-cell table:style-name="ce2" table:formula="of:=INT([.Y20]/[.Z20])*[.Z20]" office:value-type="float" office:value="0">
            <text:p>Err :502</text:p>
          </table:table-cell>
          <table:table-cell table:formula="of:=FIXED([.AA20]-[.Z20];LOG(1/[.Z20];10))" office:value-type="float" office:value="0">
            <text:p>Err :502</text:p>
          </table:table-cell>
          <table:table-cell table:formula="of:=FIXED([.AA20]+[.Z20];LOG(1/[.Z20];10))" office:value-type="float" office:value="0">
            <text:p>Err :502</text:p>
          </table:table-cell>
          <table:table-cell/>
        </table:table-row>
        <table:table-row table:style-name="ro1">
          <table:table-cell office:value-type="string">
            <text:p>//xa=878;xb=14;sa=1616;sb=15;n=table(V44);pnorm(abs(xa-xb)/sqrt(sa*sa/n[1]+sb*sb/n[2]))</text:p>
          </table:table-cell>
          <table:table-cell table:formula="of:=[.A21]" office:value-type="string" office:string-value="//xa=878;xb=14;sa=1616;sb=15;n=table(V44);pnorm(abs(xa-xb)/sqrt(sa*sa/n[1]+sb*sb/n[2]))">
            <text:p>//xa=878;xb=14;sa=1616;sb=15;n=table(V44);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317 pour les hommes et de 357 pour les femmes. L'ecart type chez les hommes est de 1009 et chez les femmes 441. Quelle est la probabilité que la moyenne des femmes soit differente de celle des hommes {#0.6142845:0.001} </text:p>
          </table:table-cell>
          <table:table-cell table:formula="of:=CONCATENATE(LEFT([.A23];FIND(&quot;{&quot;;[.A23])-1);&quot;{&quot;&amp;REPLACE([.AB23];FIND(&quot;,&quot;;[.AB23]);1;&quot;.&quot;)&amp;&quot;:&quot;&amp;REPLACE([.AC23];FIND(&quot;,&quot;;[.AC23]);1;&quot;.&quot;)&amp;&quot;}&quot;)" office:value-type="float" office:value="0">
            <text:p>Err :502</text:p>
          </table:table-cell>
          <table:table-cell table:number-columns-repeated="19"/>
          <table:table-cell table:formula="of:=MID([.A23];FIND(&quot;{&quot;;[.A23])+2;FIND(&quot;:&quot;;[.A23])-FIND(&quot;{&quot;;[.A23])-2)" office:value-type="string" office:string-value="0.6142845">
            <text:p>0.6142845</text:p>
          </table:table-cell>
          <table:table-cell table:formula="of:=MID([.A23];FIND(&quot;:&quot;;[.A23])+1;FIND(&quot;}&quot;;[.A23])-FIND(&quot;:&quot;;[.A23])-1)" office:value-type="string" office:string-value="0.001">
            <text:p>0.001</text:p>
          </table:table-cell>
          <table:table-cell/>
          <table:table-cell table:style-name="ce2" table:formula="of:=VALUE(IF(LEN([.V23])=1;[.V23];REPLACE([.V23];FIND(&quot;.&quot;;[.V23]);1;&quot;,&quot;)))" office:value-type="float" office:value="0">
            <text:p>Err :502</text:p>
          </table:table-cell>
          <table:table-cell table:formula="of:=VALUE(REPLACE([.W23];FIND(&quot;.&quot;;[.W23]);1;&quot;,&quot;))" office:value-type="float" office:value="1">
            <text:p>1</text:p>
          </table:table-cell>
          <table:table-cell table:style-name="ce2" table:formula="of:=INT([.Y23]/[.Z23])*[.Z23]" office:value-type="float" office:value="0">
            <text:p>Err :502</text:p>
          </table:table-cell>
          <table:table-cell table:formula="of:=FIXED([.AA23]-[.Z23];LOG(1/[.Z23];10))" office:value-type="float" office:value="0">
            <text:p>Err :502</text:p>
          </table:table-cell>
          <table:table-cell table:formula="of:=FIXED([.AA23]+[.Z23];LOG(1/[.Z23];10))" office:value-type="float" office:value="0">
            <text:p>Err :502</text:p>
          </table:table-cell>
          <table:table-cell/>
        </table:table-row>
        <table:table-row table:style-name="ro1">
          <table:table-cell office:value-type="string">
            <text:p>//xa=317;xb=357;sa=1009;sb=441;n=table(V44);pnorm(abs(xa-xb)/sqrt(sa*sa/n[1]+sb*sb/n[2]))</text:p>
          </table:table-cell>
          <table:table-cell table:formula="of:=[.A24]" office:value-type="string" office:string-value="//xa=317;xb=357;sa=1009;sb=441;n=table(V44);pnorm(abs(xa-xb)/sqrt(sa*sa/n[1]+sb*sb/n[2]))">
            <text:p>//xa=317;xb=357;sa=1009;sb=441;n=table(V44);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40 pour les hommes et de 584 pour les femmes. L'ecart type chez les hommes est de 37 et chez les femmes 1540. Quelle est la probabilité que la moyenne des femmes soit differente de celle des hommes {#0.9966624:0.001} </text:p>
          </table:table-cell>
          <table:table-cell table:formula="of:=CONCATENATE(LEFT([.A26];FIND(&quot;{&quot;;[.A26])-1);&quot;{&quot;&amp;REPLACE([.AB26];FIND(&quot;,&quot;;[.AB26]);1;&quot;.&quot;)&amp;&quot;:&quot;&amp;REPLACE([.AC26];FIND(&quot;,&quot;;[.AC26]);1;&quot;.&quot;)&amp;&quot;}&quot;)" office:value-type="float" office:value="0">
            <text:p>Err :502</text:p>
          </table:table-cell>
          <table:table-cell table:number-columns-repeated="19"/>
          <table:table-cell table:formula="of:=MID([.A26];FIND(&quot;{&quot;;[.A26])+2;FIND(&quot;:&quot;;[.A26])-FIND(&quot;{&quot;;[.A26])-2)" office:value-type="string" office:string-value="0.9966624">
            <text:p>0.9966624</text:p>
          </table:table-cell>
          <table:table-cell table:formula="of:=MID([.A26];FIND(&quot;:&quot;;[.A26])+1;FIND(&quot;}&quot;;[.A26])-FIND(&quot;:&quot;;[.A26])-1)" office:value-type="string" office:string-value="0.001">
            <text:p>0.001</text:p>
          </table:table-cell>
          <table:table-cell/>
          <table:table-cell table:style-name="ce2" table:formula="of:=VALUE(IF(LEN([.V26])=1;[.V26];REPLACE([.V26];FIND(&quot;.&quot;;[.V26]);1;&quot;,&quot;)))" office:value-type="float" office:value="0">
            <text:p>Err :502</text:p>
          </table:table-cell>
          <table:table-cell table:formula="of:=VALUE(REPLACE([.W26];FIND(&quot;.&quot;;[.W26]);1;&quot;,&quot;))" office:value-type="float" office:value="1">
            <text:p>1</text:p>
          </table:table-cell>
          <table:table-cell table:style-name="ce2" table:formula="of:=INT([.Y26]/[.Z26])*[.Z26]" office:value-type="float" office:value="0">
            <text:p>Err :502</text:p>
          </table:table-cell>
          <table:table-cell table:formula="of:=FIXED([.AA26]-[.Z26];LOG(1/[.Z26];10))" office:value-type="float" office:value="0">
            <text:p>Err :502</text:p>
          </table:table-cell>
          <table:table-cell table:formula="of:=FIXED([.AA26]+[.Z26];LOG(1/[.Z26];10))" office:value-type="float" office:value="0">
            <text:p>Err :502</text:p>
          </table:table-cell>
          <table:table-cell/>
        </table:table-row>
        <table:table-row table:style-name="ro1">
          <table:table-cell office:value-type="string">
            <text:p>//xa=40;xb=584;sa=37;sb=1540;n=table(V44);pnorm(abs(xa-xb)/sqrt(sa*sa/n[1]+sb*sb/n[2]))</text:p>
          </table:table-cell>
          <table:table-cell table:formula="of:=[.A27]" office:value-type="string" office:string-value="//xa=40;xb=584;sa=37;sb=1540;n=table(V44);pnorm(abs(xa-xb)/sqrt(sa*sa/n[1]+sb*sb/n[2]))">
            <text:p>//xa=40;xb=584;sa=37;sb=1540;n=table(V44);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804 pour les hommes et de 269 pour les femmes. L'ecart type chez les hommes est de 2203 et chez les femmes 765. Quelle est la probabilité que la moyenne des femmes soit differente de celle des hommes {#0.9670824:0.001} </text:p>
          </table:table-cell>
          <table:table-cell table:formula="of:=CONCATENATE(LEFT([.A29];FIND(&quot;{&quot;;[.A29])-1);&quot;{&quot;&amp;REPLACE([.AB29];FIND(&quot;,&quot;;[.AB29]);1;&quot;.&quot;)&amp;&quot;:&quot;&amp;REPLACE([.AC29];FIND(&quot;,&quot;;[.AC29]);1;&quot;.&quot;)&amp;&quot;}&quot;)" office:value-type="float" office:value="0">
            <text:p>Err :502</text:p>
          </table:table-cell>
          <table:table-cell table:number-columns-repeated="19"/>
          <table:table-cell table:formula="of:=MID([.A29];FIND(&quot;{&quot;;[.A29])+2;FIND(&quot;:&quot;;[.A29])-FIND(&quot;{&quot;;[.A29])-2)" office:value-type="string" office:string-value="0.9670824">
            <text:p>0.9670824</text:p>
          </table:table-cell>
          <table:table-cell table:formula="of:=MID([.A29];FIND(&quot;:&quot;;[.A29])+1;FIND(&quot;}&quot;;[.A29])-FIND(&quot;:&quot;;[.A29])-1)" office:value-type="string" office:string-value="0.001">
            <text:p>0.001</text:p>
          </table:table-cell>
          <table:table-cell/>
          <table:table-cell table:style-name="ce2" table:formula="of:=VALUE(IF(LEN([.V29])=1;[.V29];REPLACE([.V29];FIND(&quot;.&quot;;[.V29]);1;&quot;,&quot;)))" office:value-type="float" office:value="0">
            <text:p>Err :502</text:p>
          </table:table-cell>
          <table:table-cell table:formula="of:=VALUE(REPLACE([.W29];FIND(&quot;.&quot;;[.W29]);1;&quot;,&quot;))" office:value-type="float" office:value="1">
            <text:p>1</text:p>
          </table:table-cell>
          <table:table-cell table:style-name="ce2" table:formula="of:=INT([.Y29]/[.Z29])*[.Z29]" office:value-type="float" office:value="0">
            <text:p>Err :502</text:p>
          </table:table-cell>
          <table:table-cell table:formula="of:=FIXED([.AA29]-[.Z29];LOG(1/[.Z29];10))" office:value-type="float" office:value="0">
            <text:p>Err :502</text:p>
          </table:table-cell>
          <table:table-cell table:formula="of:=FIXED([.AA29]+[.Z29];LOG(1/[.Z29];10))" office:value-type="float" office:value="0">
            <text:p>Err :502</text:p>
          </table:table-cell>
          <table:table-cell/>
        </table:table-row>
        <table:table-row table:style-name="ro1">
          <table:table-cell office:value-type="string">
            <text:p>//xa=804;xb=269;sa=2203;sb=765;n=table(V44);pnorm(abs(xa-xb)/sqrt(sa*sa/n[1]+sb*sb/n[2]))</text:p>
          </table:table-cell>
          <table:table-cell table:formula="of:=[.A30]" office:value-type="string" office:string-value="//xa=804;xb=269;sa=2203;sb=765;n=table(V44);pnorm(abs(xa-xb)/sqrt(sa*sa/n[1]+sb*sb/n[2]))">
            <text:p>//xa=804;xb=269;sa=2203;sb=765;n=table(V44);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826 pour les hommes et de 585 pour les femmes. L'ecart type chez les hommes est de 1595 et chez les femmes 1322. Quelle est la probabilité qu'il n'y ait pas de différence entre la moyenne des femmes et celle des hommes {#0.1790303:0.001}</text:p>
          </table:table-cell>
          <table:table-cell table:formula="of:=CONCATENATE(LEFT([.A32];FIND(&quot;{&quot;;[.A32])-1);&quot;{&quot;&amp;REPLACE([.AB32];FIND(&quot;,&quot;;[.AB32]);1;&quot;.&quot;)&amp;&quot;:&quot;&amp;REPLACE([.AC32];FIND(&quot;,&quot;;[.AC32]);1;&quot;.&quot;)&amp;&quot;}&quot;)" office:value-type="float" office:value="0">
            <text:p>Err :502</text:p>
          </table:table-cell>
          <table:table-cell table:number-columns-repeated="19"/>
          <table:table-cell table:formula="of:=MID([.A32];FIND(&quot;{&quot;;[.A32])+2;FIND(&quot;:&quot;;[.A32])-FIND(&quot;{&quot;;[.A32])-2)" office:value-type="string" office:string-value="0.1790303">
            <text:p>0.1790303</text:p>
          </table:table-cell>
          <table:table-cell table:formula="of:=MID([.A32];FIND(&quot;:&quot;;[.A32])+1;FIND(&quot;}&quot;;[.A32])-FIND(&quot;:&quot;;[.A32])-1)" office:value-type="string" office:string-value="0.001">
            <text:p>0.001</text:p>
          </table:table-cell>
          <table:table-cell/>
          <table:table-cell table:style-name="ce2" table:formula="of:=VALUE(IF(LEN([.V32])=1;[.V32];REPLACE([.V32];FIND(&quot;.&quot;;[.V32]);1;&quot;,&quot;)))" office:value-type="float" office:value="0">
            <text:p>Err :502</text:p>
          </table:table-cell>
          <table:table-cell table:formula="of:=VALUE(REPLACE([.W32];FIND(&quot;.&quot;;[.W32]);1;&quot;,&quot;))" office:value-type="float" office:value="1">
            <text:p>1</text:p>
          </table:table-cell>
          <table:table-cell table:style-name="ce2" table:formula="of:=INT([.Y32]/[.Z32])*[.Z32]" office:value-type="float" office:value="0">
            <text:p>Err :502</text:p>
          </table:table-cell>
          <table:table-cell table:formula="of:=FIXED([.AA32]-[.Z32];LOG(1/[.Z32];10))" office:value-type="float" office:value="0">
            <text:p>Err :502</text:p>
          </table:table-cell>
          <table:table-cell table:formula="of:=FIXED([.AA32]+[.Z32];LOG(1/[.Z32];10))" office:value-type="float" office:value="0">
            <text:p>Err :502</text:p>
          </table:table-cell>
          <table:table-cell/>
        </table:table-row>
        <table:table-row table:style-name="ro1">
          <table:table-cell office:value-type="string">
            <text:p>//xa=826;xb=585;sa=1595;sb=1322;n=table(V44);1-pnorm(abs(xa-xb)/sqrt(sa*sa/n[1]+sb*sb/n[2]))</text:p>
          </table:table-cell>
          <table:table-cell table:formula="of:=[.A33]" office:value-type="string" office:string-value="//xa=826;xb=585;sa=1595;sb=1322;n=table(V44);1-pnorm(abs(xa-xb)/sqrt(sa*sa/n[1]+sb*sb/n[2]))">
            <text:p>//xa=826;xb=585;sa=1595;sb=1322;n=table(V44);1-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253 pour les hommes et de 342 pour les femmes. L'ecart type chez les hommes est de 722 et chez les femmes 982. Quelle est la probabilité qu'il n'y ait pas de différence entre la moyenne des femmes et celle des hommes {#0.2842771:0.001} </text:p>
          </table:table-cell>
          <table:table-cell table:formula="of:=CONCATENATE(LEFT([.A35];FIND(&quot;{&quot;;[.A35])-1);&quot;{&quot;&amp;REPLACE([.AB35];FIND(&quot;,&quot;;[.AB35]);1;&quot;.&quot;)&amp;&quot;:&quot;&amp;REPLACE([.AC35];FIND(&quot;,&quot;;[.AC35]);1;&quot;.&quot;)&amp;&quot;}&quot;)" office:value-type="float" office:value="0">
            <text:p>Err :502</text:p>
          </table:table-cell>
          <table:table-cell table:number-columns-repeated="19"/>
          <table:table-cell table:formula="of:=MID([.A35];FIND(&quot;{&quot;;[.A35])+2;FIND(&quot;:&quot;;[.A35])-FIND(&quot;{&quot;;[.A35])-2)" office:value-type="string" office:string-value="0.2842771">
            <text:p>0.2842771</text:p>
          </table:table-cell>
          <table:table-cell table:formula="of:=MID([.A35];FIND(&quot;:&quot;;[.A35])+1;FIND(&quot;}&quot;;[.A35])-FIND(&quot;:&quot;;[.A35])-1)" office:value-type="string" office:string-value="0.001">
            <text:p>0.001</text:p>
          </table:table-cell>
          <table:table-cell/>
          <table:table-cell table:style-name="ce2" table:formula="of:=VALUE(IF(LEN([.V35])=1;[.V35];REPLACE([.V35];FIND(&quot;.&quot;;[.V35]);1;&quot;,&quot;)))" office:value-type="float" office:value="0">
            <text:p>Err :502</text:p>
          </table:table-cell>
          <table:table-cell table:formula="of:=VALUE(REPLACE([.W35];FIND(&quot;.&quot;;[.W35]);1;&quot;,&quot;))" office:value-type="float" office:value="1">
            <text:p>1</text:p>
          </table:table-cell>
          <table:table-cell table:style-name="ce2" table:formula="of:=INT([.Y35]/[.Z35])*[.Z35]" office:value-type="float" office:value="0">
            <text:p>Err :502</text:p>
          </table:table-cell>
          <table:table-cell table:formula="of:=FIXED([.AA35]-[.Z35];LOG(1/[.Z35];10))" office:value-type="float" office:value="0">
            <text:p>Err :502</text:p>
          </table:table-cell>
          <table:table-cell table:formula="of:=FIXED([.AA35]+[.Z35];LOG(1/[.Z35];10))" office:value-type="float" office:value="0">
            <text:p>Err :502</text:p>
          </table:table-cell>
          <table:table-cell/>
        </table:table-row>
        <table:table-row table:style-name="ro1">
          <table:table-cell office:value-type="string">
            <text:p>//xa=253;xb=342;sa=722;sb=982;n=table(V44);1-pnorm(abs(xa-xb)/sqrt(sa*sa/n[1]+sb*sb/n[2]))</text:p>
          </table:table-cell>
          <table:table-cell table:formula="of:=[.A36]" office:value-type="string" office:string-value="//xa=253;xb=342;sa=722;sb=982;n=table(V44);1-pnorm(abs(xa-xb)/sqrt(sa*sa/n[1]+sb*sb/n[2]))">
            <text:p>//xa=253;xb=342;sa=722;sb=982;n=table(V44);1-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977 pour les hommes et de 34 pour les femmes. L'ecart type chez les hommes est de 2787 et chez les femmes 65. Quelle est la probabilité qu'il n'y ait pas de différence entre la moyenne des femmes et celle des hommes {#0.003194668:0.001} </text:p>
          </table:table-cell>
          <table:table-cell table:formula="of:=CONCATENATE(LEFT([.A38];FIND(&quot;{&quot;;[.A38])-1);&quot;{&quot;&amp;REPLACE([.AB38];FIND(&quot;,&quot;;[.AB38]);1;&quot;.&quot;)&amp;&quot;:&quot;&amp;REPLACE([.AC38];FIND(&quot;,&quot;;[.AC38]);1;&quot;.&quot;)&amp;&quot;}&quot;)" office:value-type="float" office:value="0">
            <text:p>Err :502</text:p>
          </table:table-cell>
          <table:table-cell table:number-columns-repeated="19"/>
          <table:table-cell table:formula="of:=MID([.A38];FIND(&quot;{&quot;;[.A38])+2;FIND(&quot;:&quot;;[.A38])-FIND(&quot;{&quot;;[.A38])-2)" office:value-type="string" office:string-value="0.003194668">
            <text:p>0.003194668</text:p>
          </table:table-cell>
          <table:table-cell table:formula="of:=MID([.A38];FIND(&quot;:&quot;;[.A38])+1;FIND(&quot;}&quot;;[.A38])-FIND(&quot;:&quot;;[.A38])-1)" office:value-type="string" office:string-value="0.001">
            <text:p>0.001</text:p>
          </table:table-cell>
          <table:table-cell/>
          <table:table-cell table:style-name="ce2" table:formula="of:=VALUE(IF(LEN([.V38])=1;[.V38];REPLACE([.V38];FIND(&quot;.&quot;;[.V38]);1;&quot;,&quot;)))" office:value-type="float" office:value="0">
            <text:p>Err :502</text:p>
          </table:table-cell>
          <table:table-cell table:formula="of:=VALUE(REPLACE([.W38];FIND(&quot;.&quot;;[.W38]);1;&quot;,&quot;))" office:value-type="float" office:value="1">
            <text:p>1</text:p>
          </table:table-cell>
          <table:table-cell table:style-name="ce2" table:formula="of:=INT([.Y38]/[.Z38])*[.Z38]" office:value-type="float" office:value="0">
            <text:p>Err :502</text:p>
          </table:table-cell>
          <table:table-cell table:formula="of:=FIXED([.AA38]-[.Z38];LOG(1/[.Z38];10))" office:value-type="float" office:value="0">
            <text:p>Err :502</text:p>
          </table:table-cell>
          <table:table-cell table:formula="of:=FIXED([.AA38]+[.Z38];LOG(1/[.Z38];10))" office:value-type="float" office:value="0">
            <text:p>Err :502</text:p>
          </table:table-cell>
          <table:table-cell/>
        </table:table-row>
        <table:table-row table:style-name="ro1">
          <table:table-cell office:value-type="string">
            <text:p>//xa=977;xb=34;sa=2787;sb=65;n=table(V44);1-pnorm(abs(xa-xb)/sqrt(sa*sa/n[1]+sb*sb/n[2]))</text:p>
          </table:table-cell>
          <table:table-cell table:formula="of:=[.A39]" office:value-type="string" office:string-value="//xa=977;xb=34;sa=2787;sb=65;n=table(V44);1-pnorm(abs(xa-xb)/sqrt(sa*sa/n[1]+sb*sb/n[2]))">
            <text:p>//xa=977;xb=34;sa=2787;sb=65;n=table(V44);1-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377 pour les hommes et de 435 pour les femmes. L'ecart type chez les hommes est de 840 et chez les femmes 575. Quelle est la probabilité qu'il n'y ait pas de différence entre la moyenne des femmes et celle des hommes {#0.3256025:0.001} </text:p>
          </table:table-cell>
          <table:table-cell table:formula="of:=CONCATENATE(LEFT([.A41];FIND(&quot;{&quot;;[.A41])-1);&quot;{&quot;&amp;REPLACE([.AB41];FIND(&quot;,&quot;;[.AB41]);1;&quot;.&quot;)&amp;&quot;:&quot;&amp;REPLACE([.AC41];FIND(&quot;,&quot;;[.AC41]);1;&quot;.&quot;)&amp;&quot;}&quot;)" office:value-type="float" office:value="0">
            <text:p>Err :502</text:p>
          </table:table-cell>
          <table:table-cell table:number-columns-repeated="19"/>
          <table:table-cell table:formula="of:=MID([.A41];FIND(&quot;{&quot;;[.A41])+2;FIND(&quot;:&quot;;[.A41])-FIND(&quot;{&quot;;[.A41])-2)" office:value-type="string" office:string-value="0.3256025">
            <text:p>0.3256025</text:p>
          </table:table-cell>
          <table:table-cell table:formula="of:=MID([.A41];FIND(&quot;:&quot;;[.A41])+1;FIND(&quot;}&quot;;[.A41])-FIND(&quot;:&quot;;[.A41])-1)" office:value-type="string" office:string-value="0.001">
            <text:p>0.001</text:p>
          </table:table-cell>
          <table:table-cell/>
          <table:table-cell table:style-name="ce2" table:formula="of:=VALUE(IF(LEN([.V41])=1;[.V41];REPLACE([.V41];FIND(&quot;.&quot;;[.V41]);1;&quot;,&quot;)))" office:value-type="float" office:value="0">
            <text:p>Err :502</text:p>
          </table:table-cell>
          <table:table-cell table:formula="of:=VALUE(REPLACE([.W41];FIND(&quot;.&quot;;[.W41]);1;&quot;,&quot;))" office:value-type="float" office:value="1">
            <text:p>1</text:p>
          </table:table-cell>
          <table:table-cell table:style-name="ce2" table:formula="of:=INT([.Y41]/[.Z41])*[.Z41]" office:value-type="float" office:value="0">
            <text:p>Err :502</text:p>
          </table:table-cell>
          <table:table-cell table:formula="of:=FIXED([.AA41]-[.Z41];LOG(1/[.Z41];10))" office:value-type="float" office:value="0">
            <text:p>Err :502</text:p>
          </table:table-cell>
          <table:table-cell table:formula="of:=FIXED([.AA41]+[.Z41];LOG(1/[.Z41];10))" office:value-type="float" office:value="0">
            <text:p>Err :502</text:p>
          </table:table-cell>
          <table:table-cell/>
        </table:table-row>
        <table:table-row table:style-name="ro1">
          <table:table-cell office:value-type="string">
            <text:p>//xa=377;xb=435;sa=840;sb=575;n=table(V44);1-pnorm(abs(xa-xb)/sqrt(sa*sa/n[1]+sb*sb/n[2]))</text:p>
          </table:table-cell>
          <table:table-cell table:formula="of:=[.A42]" office:value-type="string" office:string-value="//xa=377;xb=435;sa=840;sb=575;n=table(V44);1-pnorm(abs(xa-xb)/sqrt(sa*sa/n[1]+sb*sb/n[2]))">
            <text:p>//xa=377;xb=435;sa=840;sb=575;n=table(V44);1-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170 pour les hommes et de 34 pour les femmes. L'ecart type chez les hommes est de 224 et chez les femmes 90. Quelle est la probabilité qu'il n'y ait pas de différence entre la moyenne des femmes et celle des hommes {#3.237210e-06:0.001} </text:p>
          </table:table-cell>
          <table:table-cell table:formula="of:=CONCATENATE(LEFT([.A44];FIND(&quot;{&quot;;[.A44])-1);&quot;{&quot;&amp;REPLACE([.AB44];FIND(&quot;,&quot;;[.AB44]);1;&quot;.&quot;)&amp;&quot;:&quot;&amp;REPLACE([.AC44];FIND(&quot;,&quot;;[.AC44]);1;&quot;.&quot;)&amp;&quot;}&quot;)" office:value-type="float" office:value="0">
            <text:p>Err :502</text:p>
          </table:table-cell>
          <table:table-cell table:number-columns-repeated="19"/>
          <table:table-cell table:formula="of:=MID([.A44];FIND(&quot;{&quot;;[.A44])+2;FIND(&quot;:&quot;;[.A44])-FIND(&quot;{&quot;;[.A44])-2)" office:value-type="string" office:string-value="3.237210e-06">
            <text:p>3.237210e-06</text:p>
          </table:table-cell>
          <table:table-cell table:formula="of:=MID([.A44];FIND(&quot;:&quot;;[.A44])+1;FIND(&quot;}&quot;;[.A44])-FIND(&quot;:&quot;;[.A44])-1)" office:value-type="string" office:string-value="0.001">
            <text:p>0.001</text:p>
          </table:table-cell>
          <table:table-cell/>
          <table:table-cell table:style-name="ce2" table:formula="of:=VALUE(IF(LEN([.V44])=1;[.V44];REPLACE([.V44];FIND(&quot;.&quot;;[.V44]);1;&quot;,&quot;)))" office:value-type="float" office:value="0">
            <text:p>Err :502</text:p>
          </table:table-cell>
          <table:table-cell table:formula="of:=VALUE(REPLACE([.W44];FIND(&quot;.&quot;;[.W44]);1;&quot;,&quot;))" office:value-type="float" office:value="1">
            <text:p>1</text:p>
          </table:table-cell>
          <table:table-cell table:style-name="ce2" table:formula="of:=INT([.Y44]/[.Z44])*[.Z44]" office:value-type="float" office:value="0">
            <text:p>Err :502</text:p>
          </table:table-cell>
          <table:table-cell table:formula="of:=FIXED([.AA44]-[.Z44];LOG(1/[.Z44];10))" office:value-type="float" office:value="0">
            <text:p>Err :502</text:p>
          </table:table-cell>
          <table:table-cell table:formula="of:=FIXED([.AA44]+[.Z44];LOG(1/[.Z44];10))" office:value-type="float" office:value="0">
            <text:p>Err :502</text:p>
          </table:table-cell>
          <table:table-cell/>
        </table:table-row>
        <table:table-row table:style-name="ro1">
          <table:table-cell office:value-type="string">
            <text:p>//xa=170;xb=34;sa=224;sb=90;n=table(V44);1-pnorm(abs(xa-xb)/sqrt(sa*sa/n[1]+sb*sb/n[2]))</text:p>
          </table:table-cell>
          <table:table-cell table:formula="of:=[.A45]" office:value-type="string" office:string-value="//xa=170;xb=34;sa=224;sb=90;n=table(V44);1-pnorm(abs(xa-xb)/sqrt(sa*sa/n[1]+sb*sb/n[2]))">
            <text:p>//xa=170;xb=34;sa=224;sb=90;n=table(V44);1-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276 pour les hommes et de 412 pour les femmes. L'ecart type chez les hommes est de 362 et chez les femmes 1014. Quelle est la probabilité qu'il n'y ait pas de différence entre la moyenne des femmes et celle des hommes {#0.1646958:0.001} </text:p>
          </table:table-cell>
          <table:table-cell table:formula="of:=CONCATENATE(LEFT([.A47];FIND(&quot;{&quot;;[.A47])-1);&quot;{&quot;&amp;REPLACE([.AB47];FIND(&quot;,&quot;;[.AB47]);1;&quot;.&quot;)&amp;&quot;:&quot;&amp;REPLACE([.AC47];FIND(&quot;,&quot;;[.AC47]);1;&quot;.&quot;)&amp;&quot;}&quot;)" office:value-type="float" office:value="0">
            <text:p>Err :502</text:p>
          </table:table-cell>
          <table:table-cell table:number-columns-repeated="19"/>
          <table:table-cell table:formula="of:=MID([.A47];FIND(&quot;{&quot;;[.A47])+2;FIND(&quot;:&quot;;[.A47])-FIND(&quot;{&quot;;[.A47])-2)" office:value-type="string" office:string-value="0.1646958">
            <text:p>0.1646958</text:p>
          </table:table-cell>
          <table:table-cell table:formula="of:=MID([.A47];FIND(&quot;:&quot;;[.A47])+1;FIND(&quot;}&quot;;[.A47])-FIND(&quot;:&quot;;[.A47])-1)" office:value-type="string" office:string-value="0.001">
            <text:p>0.001</text:p>
          </table:table-cell>
          <table:table-cell/>
          <table:table-cell table:style-name="ce2" table:formula="of:=VALUE(IF(LEN([.V47])=1;[.V47];REPLACE([.V47];FIND(&quot;.&quot;;[.V47]);1;&quot;,&quot;)))" office:value-type="float" office:value="0">
            <text:p>Err :502</text:p>
          </table:table-cell>
          <table:table-cell table:formula="of:=VALUE(REPLACE([.W47];FIND(&quot;.&quot;;[.W47]);1;&quot;,&quot;))" office:value-type="float" office:value="1">
            <text:p>1</text:p>
          </table:table-cell>
          <table:table-cell table:style-name="ce2" table:formula="of:=INT([.Y47]/[.Z47])*[.Z47]" office:value-type="float" office:value="0">
            <text:p>Err :502</text:p>
          </table:table-cell>
          <table:table-cell table:formula="of:=FIXED([.AA47]-[.Z47];LOG(1/[.Z47];10))" office:value-type="float" office:value="0">
            <text:p>Err :502</text:p>
          </table:table-cell>
          <table:table-cell table:formula="of:=FIXED([.AA47]+[.Z47];LOG(1/[.Z47];10))" office:value-type="float" office:value="0">
            <text:p>Err :502</text:p>
          </table:table-cell>
          <table:table-cell/>
        </table:table-row>
        <table:table-row table:style-name="ro1">
          <table:table-cell office:value-type="string">
            <text:p>//xa=276;xb=412;sa=362;sb=1014;n=table(V44);1-pnorm(abs(xa-xb)/sqrt(sa*sa/n[1]+sb*sb/n[2]))</text:p>
          </table:table-cell>
          <table:table-cell table:formula="of:=[.A48]" office:value-type="string" office:string-value="//xa=276;xb=412;sa=362;sb=1014;n=table(V44);1-pnorm(abs(xa-xb)/sqrt(sa*sa/n[1]+sb*sb/n[2]))">
            <text:p>//xa=276;xb=412;sa=362;sb=1014;n=table(V44);1-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39 pour les hommes et de 480 pour les femmes. L'ecart type chez les hommes est de 74 et chez les femmes 1445. Quelle est la probabilité qu'il n'y ait pas de différence entre la moyenne des femmes et celle des hommes {#0.009605116:0.001} </text:p>
          </table:table-cell>
          <table:table-cell table:formula="of:=CONCATENATE(LEFT([.A50];FIND(&quot;{&quot;;[.A50])-1);&quot;{&quot;&amp;REPLACE([.AB50];FIND(&quot;,&quot;;[.AB50]);1;&quot;.&quot;)&amp;&quot;:&quot;&amp;REPLACE([.AC50];FIND(&quot;,&quot;;[.AC50]);1;&quot;.&quot;)&amp;&quot;}&quot;)" office:value-type="float" office:value="0">
            <text:p>Err :502</text:p>
          </table:table-cell>
          <table:table-cell table:number-columns-repeated="19"/>
          <table:table-cell table:formula="of:=MID([.A50];FIND(&quot;{&quot;;[.A50])+2;FIND(&quot;:&quot;;[.A50])-FIND(&quot;{&quot;;[.A50])-2)" office:value-type="string" office:string-value="0.009605116">
            <text:p>0.009605116</text:p>
          </table:table-cell>
          <table:table-cell table:formula="of:=MID([.A50];FIND(&quot;:&quot;;[.A50])+1;FIND(&quot;}&quot;;[.A50])-FIND(&quot;:&quot;;[.A50])-1)" office:value-type="string" office:string-value="0.001">
            <text:p>0.001</text:p>
          </table:table-cell>
          <table:table-cell/>
          <table:table-cell table:style-name="ce2" table:formula="of:=VALUE(IF(LEN([.V50])=1;[.V50];REPLACE([.V50];FIND(&quot;.&quot;;[.V50]);1;&quot;,&quot;)))" office:value-type="float" office:value="0">
            <text:p>Err :502</text:p>
          </table:table-cell>
          <table:table-cell table:formula="of:=VALUE(REPLACE([.W50];FIND(&quot;.&quot;;[.W50]);1;&quot;,&quot;))" office:value-type="float" office:value="1">
            <text:p>1</text:p>
          </table:table-cell>
          <table:table-cell table:style-name="ce2" table:formula="of:=INT([.Y50]/[.Z50])*[.Z50]" office:value-type="float" office:value="0">
            <text:p>Err :502</text:p>
          </table:table-cell>
          <table:table-cell table:formula="of:=FIXED([.AA50]-[.Z50];LOG(1/[.Z50];10))" office:value-type="float" office:value="0">
            <text:p>Err :502</text:p>
          </table:table-cell>
          <table:table-cell table:formula="of:=FIXED([.AA50]+[.Z50];LOG(1/[.Z50];10))" office:value-type="float" office:value="0">
            <text:p>Err :502</text:p>
          </table:table-cell>
          <table:table-cell/>
        </table:table-row>
        <table:table-row table:style-name="ro1">
          <table:table-cell office:value-type="string">
            <text:p>//xa=39;xb=480;sa=74;sb=1445;n=table(V44);1-pnorm(abs(xa-xb)/sqrt(sa*sa/n[1]+sb*sb/n[2]))</text:p>
          </table:table-cell>
          <table:table-cell table:formula="of:=[.A51]" office:value-type="string" office:string-value="//xa=39;xb=480;sa=74;sb=1445;n=table(V44);1-pnorm(abs(xa-xb)/sqrt(sa*sa/n[1]+sb*sb/n[2]))">
            <text:p>//xa=39;xb=480;sa=74;sb=1445;n=table(V44);1-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136 pour les hommes et de 259 pour les femmes. L'ecart type chez les hommes est de 321 et chez les femmes 878. Quelle est la probabilité qu'il n'y ait pas de différence entre la moyenne des femmes et celle des hommes {#0.154772:0.001} </text:p>
          </table:table-cell>
          <table:table-cell table:formula="of:=CONCATENATE(LEFT([.A53];FIND(&quot;{&quot;;[.A53])-1);&quot;{&quot;&amp;REPLACE([.AB53];FIND(&quot;,&quot;;[.AB53]);1;&quot;.&quot;)&amp;&quot;:&quot;&amp;REPLACE([.AC53];FIND(&quot;,&quot;;[.AC53]);1;&quot;.&quot;)&amp;&quot;}&quot;)" office:value-type="float" office:value="0">
            <text:p>Err :502</text:p>
          </table:table-cell>
          <table:table-cell table:number-columns-repeated="19"/>
          <table:table-cell table:formula="of:=MID([.A53];FIND(&quot;{&quot;;[.A53])+2;FIND(&quot;:&quot;;[.A53])-FIND(&quot;{&quot;;[.A53])-2)" office:value-type="string" office:string-value="0.154772">
            <text:p>0.154772</text:p>
          </table:table-cell>
          <table:table-cell table:formula="of:=MID([.A53];FIND(&quot;:&quot;;[.A53])+1;FIND(&quot;}&quot;;[.A53])-FIND(&quot;:&quot;;[.A53])-1)" office:value-type="string" office:string-value="0.001">
            <text:p>0.001</text:p>
          </table:table-cell>
          <table:table-cell/>
          <table:table-cell table:style-name="ce2" table:formula="of:=VALUE(IF(LEN([.V53])=1;[.V53];REPLACE([.V53];FIND(&quot;.&quot;;[.V53]);1;&quot;,&quot;)))" office:value-type="float" office:value="0">
            <text:p>Err :502</text:p>
          </table:table-cell>
          <table:table-cell table:formula="of:=VALUE(REPLACE([.W53];FIND(&quot;.&quot;;[.W53]);1;&quot;,&quot;))" office:value-type="float" office:value="1">
            <text:p>1</text:p>
          </table:table-cell>
          <table:table-cell table:style-name="ce2" table:formula="of:=INT([.Y53]/[.Z53])*[.Z53]" office:value-type="float" office:value="0">
            <text:p>Err :502</text:p>
          </table:table-cell>
          <table:table-cell table:formula="of:=FIXED([.AA53]-[.Z53];LOG(1/[.Z53];10))" office:value-type="float" office:value="0">
            <text:p>Err :502</text:p>
          </table:table-cell>
          <table:table-cell table:formula="of:=FIXED([.AA53]+[.Z53];LOG(1/[.Z53];10))" office:value-type="float" office:value="0">
            <text:p>Err :502</text:p>
          </table:table-cell>
          <table:table-cell/>
        </table:table-row>
        <table:table-row table:style-name="ro1">
          <table:table-cell office:value-type="string">
            <text:p>//xa=136;xb=259;sa=321;sb=878;n=table(V44);1-pnorm(abs(xa-xb)/sqrt(sa*sa/n[1]+sb*sb/n[2]))</text:p>
          </table:table-cell>
          <table:table-cell table:formula="of:=[.A54]" office:value-type="string" office:string-value="//xa=136;xb=259;sa=321;sb=878;n=table(V44);1-pnorm(abs(xa-xb)/sqrt(sa*sa/n[1]+sb*sb/n[2]))">
            <text:p>//xa=136;xb=259;sa=321;sb=878;n=table(V44);1-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845 pour les hommes et de 98 pour les femmes. L'ecart type chez les hommes est de 1817 et chez les femmes 77. Quelle est la probabilité qu'il n'y ait pas de différence entre la moyenne des femmes et celle des hommes {#0.000464386:0.001} </text:p>
          </table:table-cell>
          <table:table-cell table:formula="of:=CONCATENATE(LEFT([.A56];FIND(&quot;{&quot;;[.A56])-1);&quot;{&quot;&amp;REPLACE([.AB56];FIND(&quot;,&quot;;[.AB56]);1;&quot;.&quot;)&amp;&quot;:&quot;&amp;REPLACE([.AC56];FIND(&quot;,&quot;;[.AC56]);1;&quot;.&quot;)&amp;&quot;}&quot;)" office:value-type="float" office:value="0">
            <text:p>Err :502</text:p>
          </table:table-cell>
          <table:table-cell table:number-columns-repeated="19"/>
          <table:table-cell table:formula="of:=MID([.A56];FIND(&quot;{&quot;;[.A56])+2;FIND(&quot;:&quot;;[.A56])-FIND(&quot;{&quot;;[.A56])-2)" office:value-type="string" office:string-value="0.000464386">
            <text:p>0.000464386</text:p>
          </table:table-cell>
          <table:table-cell table:formula="of:=MID([.A56];FIND(&quot;:&quot;;[.A56])+1;FIND(&quot;}&quot;;[.A56])-FIND(&quot;:&quot;;[.A56])-1)" office:value-type="string" office:string-value="0.001">
            <text:p>0.001</text:p>
          </table:table-cell>
          <table:table-cell/>
          <table:table-cell table:style-name="ce2" table:formula="of:=VALUE(IF(LEN([.V56])=1;[.V56];REPLACE([.V56];FIND(&quot;.&quot;;[.V56]);1;&quot;,&quot;)))" office:value-type="float" office:value="0">
            <text:p>Err :502</text:p>
          </table:table-cell>
          <table:table-cell table:formula="of:=VALUE(REPLACE([.W56];FIND(&quot;.&quot;;[.W56]);1;&quot;,&quot;))" office:value-type="float" office:value="1">
            <text:p>1</text:p>
          </table:table-cell>
          <table:table-cell table:style-name="ce2" table:formula="of:=INT([.Y56]/[.Z56])*[.Z56]" office:value-type="float" office:value="0">
            <text:p>Err :502</text:p>
          </table:table-cell>
          <table:table-cell table:formula="of:=FIXED([.AA56]-[.Z56];LOG(1/[.Z56];10))" office:value-type="float" office:value="0">
            <text:p>Err :502</text:p>
          </table:table-cell>
          <table:table-cell table:formula="of:=FIXED([.AA56]+[.Z56];LOG(1/[.Z56];10))" office:value-type="float" office:value="0">
            <text:p>Err :502</text:p>
          </table:table-cell>
          <table:table-cell/>
        </table:table-row>
        <table:table-row table:style-name="ro1">
          <table:table-cell office:value-type="string">
            <text:p>//xa=845;xb=98;sa=1817;sb=77;n=table(V44);1-pnorm(abs(xa-xb)/sqrt(sa*sa/n[1]+sb*sb/n[2]))</text:p>
          </table:table-cell>
          <table:table-cell table:formula="of:=[.A57]" office:value-type="string" office:string-value="//xa=845;xb=98;sa=1817;sb=77;n=table(V44);1-pnorm(abs(xa-xb)/sqrt(sa*sa/n[1]+sb*sb/n[2]))">
            <text:p>//xa=845;xb=98;sa=1817;sb=77;n=table(V44);1-pnorm(abs(xa-xb)/sqrt(sa*sa/n[1]+sb*sb/n[2]))</text:p>
          </table:table-cell>
          <table:table-cell table:number-columns-repeated="28"/>
        </table:table-row>
        <table:table-row table:style-name="ro1">
          <table:table-cell table:number-columns-repeated="30"/>
        </table:table-row>
        <table:table-row table:style-name="ro1">
          <table:table-cell office:value-type="string">
            <text:p>La dépense moyenne pour des achats par catalogue est de 441 pour les hommes et de 335 pour les femmes. L'ecart type chez les hommes est de 1397 et chez les femmes 588. Quelle est la probabilité qu'il n'y ait pas de différence entre la moyenne des femmes et celle des hommes {#0.2878881:0.001} </text:p>
          </table:table-cell>
          <table:table-cell table:formula="of:=CONCATENATE(LEFT([.A59];FIND(&quot;{&quot;;[.A59])-1);&quot;{&quot;&amp;REPLACE([.AB59];FIND(&quot;,&quot;;[.AB59]);1;&quot;.&quot;)&amp;&quot;:&quot;&amp;REPLACE([.AC59];FIND(&quot;,&quot;;[.AC59]);1;&quot;.&quot;)&amp;&quot;}&quot;)" office:value-type="float" office:value="0">
            <text:p>Err :502</text:p>
          </table:table-cell>
          <table:table-cell table:number-columns-repeated="19"/>
          <table:table-cell table:formula="of:=MID([.A59];FIND(&quot;{&quot;;[.A59])+2;FIND(&quot;:&quot;;[.A59])-FIND(&quot;{&quot;;[.A59])-2)" office:value-type="string" office:string-value="0.2878881">
            <text:p>0.2878881</text:p>
          </table:table-cell>
          <table:table-cell table:formula="of:=MID([.A59];FIND(&quot;:&quot;;[.A59])+1;FIND(&quot;}&quot;;[.A59])-FIND(&quot;:&quot;;[.A59])-1)" office:value-type="string" office:string-value="0.001">
            <text:p>0.001</text:p>
          </table:table-cell>
          <table:table-cell/>
          <table:table-cell table:style-name="ce2" table:formula="of:=VALUE(IF(LEN([.V59])=1;[.V59];REPLACE([.V59];FIND(&quot;.&quot;;[.V59]);1;&quot;,&quot;)))" office:value-type="float" office:value="0">
            <text:p>Err :502</text:p>
          </table:table-cell>
          <table:table-cell table:formula="of:=VALUE(REPLACE([.W59];FIND(&quot;.&quot;;[.W59]);1;&quot;,&quot;))" office:value-type="float" office:value="1">
            <text:p>1</text:p>
          </table:table-cell>
          <table:table-cell table:style-name="ce2" table:formula="of:=INT([.Y59]/[.Z59])*[.Z59]" office:value-type="float" office:value="0">
            <text:p>Err :502</text:p>
          </table:table-cell>
          <table:table-cell table:formula="of:=FIXED([.AA59]-[.Z59];LOG(1/[.Z59];10))" office:value-type="float" office:value="0">
            <text:p>Err :502</text:p>
          </table:table-cell>
          <table:table-cell table:formula="of:=FIXED([.AA59]+[.Z59];LOG(1/[.Z59];10))" office:value-type="float" office:value="0">
            <text:p>Err :502</text:p>
          </table:table-cell>
          <table:table-cell/>
        </table:table-row>
        <table:table-row table:style-name="ro1">
          <table:table-cell office:value-type="string">
            <text:p>//xa=441;xb=335;sa=1397;sb=588;n=table(V44);1-pnorm(abs(xa-xb)/sqrt(sa*sa/n[1]+sb*sb/n[2]))</text:p>
          </table:table-cell>
          <table:table-cell table:formula="of:=[.A60]" office:value-type="string" office:string-value="//xa=441;xb=335;sa=1397;sb=588;n=table(V44);1-pnorm(abs(xa-xb)/sqrt(sa*sa/n[1]+sb*sb/n[2]))">
            <text:p>//xa=441;xb=335;sa=1397;sb=588;n=table(V44);1-pnorm(abs(xa-xb)/sqrt(sa*sa/n[1]+sb*sb/n[2]))</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2 (disponibilité d'acheter par le catalgue CAMIP) et 27 (être homme où femme). Il y a 36 hommes qui ne sont pas disponibles et 19 hommes qui sont éventuellement disponibles de d'acheter chez CAMIP. Quelle est la valeur du Chi2 pour le tableau qui résulte de ce croisement? {#18.94759:0.001} </text:p>
          </table:table-cell>
          <table:table-cell table:formula="of:=CONCATENATE(LEFT([.A62];FIND(&quot;{&quot;;[.A62])-1);&quot;{&quot;&amp;REPLACE([.AB62];FIND(&quot;,&quot;;[.AB62]);1;&quot;.&quot;)&amp;&quot;:&quot;&amp;REPLACE([.AC62];FIND(&quot;,&quot;;[.AC62]);1;&quot;.&quot;)&amp;&quot;}&quot;)" office:value-type="float" office:value="0">
            <text:p>Err :502</text:p>
          </table:table-cell>
          <table:table-cell table:number-columns-repeated="19"/>
          <table:table-cell table:formula="of:=MID([.A62];FIND(&quot;{&quot;;[.A62])+2;FIND(&quot;:&quot;;[.A62])-FIND(&quot;{&quot;;[.A62])-2)" office:value-type="string" office:string-value="18.94759">
            <text:p>18.94759</text:p>
          </table:table-cell>
          <table:table-cell table:formula="of:=MID([.A62];FIND(&quot;:&quot;;[.A62])+1;FIND(&quot;}&quot;;[.A62])-FIND(&quot;:&quot;;[.A62])-1)" office:value-type="string" office:string-value="0.001">
            <text:p>0.001</text:p>
          </table:table-cell>
          <table:table-cell/>
          <table:table-cell table:style-name="ce2" table:formula="of:=VALUE(IF(LEN([.V62])=1;[.V62];REPLACE([.V62];FIND(&quot;.&quot;;[.V62]);1;&quot;,&quot;)))" office:value-type="float" office:value="0">
            <text:p>Err :502</text:p>
          </table:table-cell>
          <table:table-cell table:formula="of:=VALUE(REPLACE([.W62];FIND(&quot;.&quot;;[.W62]);1;&quot;,&quot;))" office:value-type="float" office:value="1">
            <text:p>1</text:p>
          </table:table-cell>
          <table:table-cell table:style-name="ce2" table:formula="of:=INT([.Y62]/[.Z62])*[.Z62]" office:value-type="float" office:value="0">
            <text:p>Err :502</text:p>
          </table:table-cell>
          <table:table-cell table:formula="of:=FIXED([.AA62]-[.Z62];LOG(1/[.Z62];10))" office:value-type="float" office:value="0">
            <text:p>Err :502</text:p>
          </table:table-cell>
          <table:table-cell table:formula="of:=FIXED([.AA62]+[.Z62];LOG(1/[.Z62];10))" office:value-type="float" office:value="0">
            <text:p>Err :502</text:p>
          </table:table-cell>
          <table:table-cell/>
        </table:table-row>
        <table:table-row table:style-name="ro1">
          <table:table-cell office:value-type="string">
            <text:p>//xt=xtabs(~V3+V44);tc=table(V44);tl=table(V3);xt[1,1]=36;xt[1,2]=tl[1]-xt[1,1];xt[2,1]=19;xt[2,2]=tl[2]-xt[2,1];xt[3,]=tc-as.vector(c(1,1)%*%xt[1:2,1:2]);chisq.test(xt, correct=FALSE)[1] </text:p>
          </table:table-cell>
          <table:table-cell table:formula="of:=[.A63]" office:value-type="string" office:string-value="//xt=xtabs(~V3+V44);tc=table(V44);tl=table(V3);xt[1,1]=36;xt[1,2]=tl[1]-xt[1,1];xt[2,1]=19;xt[2,2]=tl[2]-xt[2,1];xt[3,]=tc-as.vector(c(1,1)%*%xt[1:2,1:2]);chisq.test(xt, correct=FALSE)[1] ">
            <text:p>//xt=xtabs(~V3+V44);tc=table(V44);tl=table(V3);xt[1,1]=36;xt[1,2]=tl[1]-xt[1,1];xt[2,1]=19;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2 (disponibilité d'acheter par le catalgue CAMIP) et 27 (être homme où femme). Il y a 31 hommes qui ne sont pas disponibles et 8 hommes qui sont éventuellement disponibles de d'acheter chez CAMIP. Quelle est la valeur du Chi2 pour le tableau qui résulte de ce croisement? {#17.27775 :0.001} </text:p>
          </table:table-cell>
          <table:table-cell table:formula="of:=CONCATENATE(LEFT([.A65];FIND(&quot;{&quot;;[.A65])-1);&quot;{&quot;&amp;REPLACE([.AB65];FIND(&quot;,&quot;;[.AB65]);1;&quot;.&quot;)&amp;&quot;:&quot;&amp;REPLACE([.AC65];FIND(&quot;,&quot;;[.AC65]);1;&quot;.&quot;)&amp;&quot;}&quot;)" office:value-type="float" office:value="0">
            <text:p>Err :502</text:p>
          </table:table-cell>
          <table:table-cell table:number-columns-repeated="19"/>
          <table:table-cell table:formula="of:=MID([.A65];FIND(&quot;{&quot;;[.A65])+2;FIND(&quot;:&quot;;[.A65])-FIND(&quot;{&quot;;[.A65])-2)" office:value-type="string" office:string-value="17.27775 ">
            <text:p>17.27775 </text:p>
          </table:table-cell>
          <table:table-cell table:formula="of:=MID([.A65];FIND(&quot;:&quot;;[.A65])+1;FIND(&quot;}&quot;;[.A65])-FIND(&quot;:&quot;;[.A65])-1)" office:value-type="string" office:string-value="0.001">
            <text:p>0.001</text:p>
          </table:table-cell>
          <table:table-cell/>
          <table:table-cell table:style-name="ce2" table:formula="of:=VALUE(IF(LEN([.V65])=1;[.V65];REPLACE([.V65];FIND(&quot;.&quot;;[.V65]);1;&quot;,&quot;)))" office:value-type="float" office:value="0">
            <text:p>Err :502</text:p>
          </table:table-cell>
          <table:table-cell table:formula="of:=VALUE(REPLACE([.W65];FIND(&quot;.&quot;;[.W65]);1;&quot;,&quot;))" office:value-type="float" office:value="1">
            <text:p>1</text:p>
          </table:table-cell>
          <table:table-cell table:style-name="ce2" table:formula="of:=INT([.Y65]/[.Z65])*[.Z65]" office:value-type="float" office:value="0">
            <text:p>Err :502</text:p>
          </table:table-cell>
          <table:table-cell table:formula="of:=FIXED([.AA65]-[.Z65];LOG(1/[.Z65];10))" office:value-type="float" office:value="0">
            <text:p>Err :502</text:p>
          </table:table-cell>
          <table:table-cell table:formula="of:=FIXED([.AA65]+[.Z65];LOG(1/[.Z65];10))" office:value-type="float" office:value="0">
            <text:p>Err :502</text:p>
          </table:table-cell>
          <table:table-cell/>
        </table:table-row>
        <table:table-row table:style-name="ro1">
          <table:table-cell office:value-type="string">
            <text:p>//xt=xtabs(~V3+V44);tc=table(V44);tl=table(V3);xt[1,1]=31;xt[1,2]=tl[1]-xt[1,1];xt[2,1]=8;xt[2,2]=tl[2]-xt[2,1];xt[3,]=tc-as.vector(c(1,1)%*%xt[1:2,1:2]);chisq.test(xt, correct=FALSE)[1] </text:p>
          </table:table-cell>
          <table:table-cell table:formula="of:=[.A66]" office:value-type="string" office:string-value="//xt=xtabs(~V3+V44);tc=table(V44);tl=table(V3);xt[1,1]=31;xt[1,2]=tl[1]-xt[1,1];xt[2,1]=8;xt[2,2]=tl[2]-xt[2,1];xt[3,]=tc-as.vector(c(1,1)%*%xt[1:2,1:2]);chisq.test(xt, correct=FALSE)[1] ">
            <text:p>//xt=xtabs(~V3+V44);tc=table(V44);tl=table(V3);xt[1,1]=31;xt[1,2]=tl[1]-xt[1,1];xt[2,1]=8;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2 (disponibilité d'acheter par le catalgue CAMIP) et 27 (être homme où femme). Il y a 27 hommes qui ne sont pas disponibles et 24 hommes qui sont éventuellement disponibles de d'acheter chez CAMIP. Quelle est la valeur du Chi2 pour le tableau qui résulte de ce croisement? {#7.979495 :0.001} </text:p>
          </table:table-cell>
          <table:table-cell table:formula="of:=CONCATENATE(LEFT([.A68];FIND(&quot;{&quot;;[.A68])-1);&quot;{&quot;&amp;REPLACE([.AB68];FIND(&quot;,&quot;;[.AB68]);1;&quot;.&quot;)&amp;&quot;:&quot;&amp;REPLACE([.AC68];FIND(&quot;,&quot;;[.AC68]);1;&quot;.&quot;)&amp;&quot;}&quot;)" office:value-type="float" office:value="0">
            <text:p>Err :502</text:p>
          </table:table-cell>
          <table:table-cell table:number-columns-repeated="19"/>
          <table:table-cell table:formula="of:=MID([.A68];FIND(&quot;{&quot;;[.A68])+2;FIND(&quot;:&quot;;[.A68])-FIND(&quot;{&quot;;[.A68])-2)" office:value-type="string" office:string-value="7.979495 ">
            <text:p>7.979495 </text:p>
          </table:table-cell>
          <table:table-cell table:formula="of:=MID([.A68];FIND(&quot;:&quot;;[.A68])+1;FIND(&quot;}&quot;;[.A68])-FIND(&quot;:&quot;;[.A68])-1)" office:value-type="string" office:string-value="0.001">
            <text:p>0.001</text:p>
          </table:table-cell>
          <table:table-cell/>
          <table:table-cell table:style-name="ce2" table:formula="of:=VALUE(IF(LEN([.V68])=1;[.V68];REPLACE([.V68];FIND(&quot;.&quot;;[.V68]);1;&quot;,&quot;)))" office:value-type="float" office:value="0">
            <text:p>Err :502</text:p>
          </table:table-cell>
          <table:table-cell table:formula="of:=VALUE(REPLACE([.W68];FIND(&quot;.&quot;;[.W68]);1;&quot;,&quot;))" office:value-type="float" office:value="1">
            <text:p>1</text:p>
          </table:table-cell>
          <table:table-cell table:style-name="ce2" table:formula="of:=INT([.Y68]/[.Z68])*[.Z68]" office:value-type="float" office:value="0">
            <text:p>Err :502</text:p>
          </table:table-cell>
          <table:table-cell table:formula="of:=FIXED([.AA68]-[.Z68];LOG(1/[.Z68];10))" office:value-type="float" office:value="0">
            <text:p>Err :502</text:p>
          </table:table-cell>
          <table:table-cell table:formula="of:=FIXED([.AA68]+[.Z68];LOG(1/[.Z68];10))" office:value-type="float" office:value="0">
            <text:p>Err :502</text:p>
          </table:table-cell>
          <table:table-cell/>
        </table:table-row>
        <table:table-row table:style-name="ro1">
          <table:table-cell office:value-type="string">
            <text:p>//xt=xtabs(~V3+V44);tc=table(V44);tl=table(V3);xt[1,1]=27;xt[1,2]=tl[1]-xt[1,1];xt[2,1]=24;xt[2,2]=tl[2]-xt[2,1];xt[3,]=tc-as.vector(c(1,1)%*%xt[1:2,1:2]);chisq.test(xt, correct=FALSE)[1] </text:p>
          </table:table-cell>
          <table:table-cell table:formula="of:=[.A69]" office:value-type="string" office:string-value="//xt=xtabs(~V3+V44);tc=table(V44);tl=table(V3);xt[1,1]=27;xt[1,2]=tl[1]-xt[1,1];xt[2,1]=24;xt[2,2]=tl[2]-xt[2,1];xt[3,]=tc-as.vector(c(1,1)%*%xt[1:2,1:2]);chisq.test(xt, correct=FALSE)[1] ">
            <text:p>//xt=xtabs(~V3+V44);tc=table(V44);tl=table(V3);xt[1,1]=27;xt[1,2]=tl[1]-xt[1,1];xt[2,1]=24;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2 (disponibilité d'acheter par le catalgue CAMIP) et 27 (être homme où femme). Il y a 10 hommes qui ne sont pas disponibles et 29 hommes qui sont éventuellement disponibles de d'acheter chez CAMIP. Quelle est la valeur du Chi2 pour le tableau qui résulte de ce croisement? {#37.2445 :0.001} </text:p>
          </table:table-cell>
          <table:table-cell table:formula="of:=CONCATENATE(LEFT([.A71];FIND(&quot;{&quot;;[.A71])-1);&quot;{&quot;&amp;REPLACE([.AB71];FIND(&quot;,&quot;;[.AB71]);1;&quot;.&quot;)&amp;&quot;:&quot;&amp;REPLACE([.AC71];FIND(&quot;,&quot;;[.AC71]);1;&quot;.&quot;)&amp;&quot;}&quot;)" office:value-type="float" office:value="0">
            <text:p>Err :502</text:p>
          </table:table-cell>
          <table:table-cell table:number-columns-repeated="19"/>
          <table:table-cell table:formula="of:=MID([.A71];FIND(&quot;{&quot;;[.A71])+2;FIND(&quot;:&quot;;[.A71])-FIND(&quot;{&quot;;[.A71])-2)" office:value-type="string" office:string-value="37.2445 ">
            <text:p>37.2445 </text:p>
          </table:table-cell>
          <table:table-cell table:formula="of:=MID([.A71];FIND(&quot;:&quot;;[.A71])+1;FIND(&quot;}&quot;;[.A71])-FIND(&quot;:&quot;;[.A71])-1)" office:value-type="string" office:string-value="0.001">
            <text:p>0.001</text:p>
          </table:table-cell>
          <table:table-cell/>
          <table:table-cell table:style-name="ce2" table:formula="of:=VALUE(IF(LEN([.V71])=1;[.V71];REPLACE([.V71];FIND(&quot;.&quot;;[.V71]);1;&quot;,&quot;)))" office:value-type="float" office:value="0">
            <text:p>Err :502</text:p>
          </table:table-cell>
          <table:table-cell table:formula="of:=VALUE(REPLACE([.W71];FIND(&quot;.&quot;;[.W71]);1;&quot;,&quot;))" office:value-type="float" office:value="1">
            <text:p>1</text:p>
          </table:table-cell>
          <table:table-cell table:style-name="ce2" table:formula="of:=INT([.Y71]/[.Z71])*[.Z71]" office:value-type="float" office:value="0">
            <text:p>Err :502</text:p>
          </table:table-cell>
          <table:table-cell table:formula="of:=FIXED([.AA71]-[.Z71];LOG(1/[.Z71];10))" office:value-type="float" office:value="0">
            <text:p>Err :502</text:p>
          </table:table-cell>
          <table:table-cell table:formula="of:=FIXED([.AA71]+[.Z71];LOG(1/[.Z71];10))" office:value-type="float" office:value="0">
            <text:p>Err :502</text:p>
          </table:table-cell>
          <table:table-cell/>
        </table:table-row>
        <table:table-row table:style-name="ro1">
          <table:table-cell office:value-type="string">
            <text:p>//xt=xtabs(~V3+V44);tc=table(V44);tl=table(V3);xt[1,1]=10;xt[1,2]=tl[1]-xt[1,1];xt[2,1]=29;xt[2,2]=tl[2]-xt[2,1];xt[3,]=tc-as.vector(c(1,1)%*%xt[1:2,1:2]);chisq.test(xt, correct=FALSE)[1] </text:p>
          </table:table-cell>
          <table:table-cell table:formula="of:=[.A72]" office:value-type="string" office:string-value="//xt=xtabs(~V3+V44);tc=table(V44);tl=table(V3);xt[1,1]=10;xt[1,2]=tl[1]-xt[1,1];xt[2,1]=29;xt[2,2]=tl[2]-xt[2,1];xt[3,]=tc-as.vector(c(1,1)%*%xt[1:2,1:2]);chisq.test(xt, correct=FALSE)[1] ">
            <text:p>//xt=xtabs(~V3+V44);tc=table(V44);tl=table(V3);xt[1,1]=10;xt[1,2]=tl[1]-xt[1,1];xt[2,1]=29;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2 (disponibilité d'acheter par le catalgue CAMIP) et 27 (être homme où femme). Il y a 24 hommes qui ne sont pas disponibles et 16 hommes qui sont éventuellement disponibles de d'acheter chez CAMIP. Quelle est la valeur du Chi2 pour le tableau qui résulte de ce croisement? {#3.156775 :0.001} </text:p>
          </table:table-cell>
          <table:table-cell table:formula="of:=CONCATENATE(LEFT([.A74];FIND(&quot;{&quot;;[.A74])-1);&quot;{&quot;&amp;REPLACE([.AB74];FIND(&quot;,&quot;;[.AB74]);1;&quot;.&quot;)&amp;&quot;:&quot;&amp;REPLACE([.AC74];FIND(&quot;,&quot;;[.AC74]);1;&quot;.&quot;)&amp;&quot;}&quot;)" office:value-type="float" office:value="0">
            <text:p>Err :502</text:p>
          </table:table-cell>
          <table:table-cell table:number-columns-repeated="19"/>
          <table:table-cell table:formula="of:=MID([.A74];FIND(&quot;{&quot;;[.A74])+2;FIND(&quot;:&quot;;[.A74])-FIND(&quot;{&quot;;[.A74])-2)" office:value-type="string" office:string-value="3.156775 ">
            <text:p>3.156775 </text:p>
          </table:table-cell>
          <table:table-cell table:formula="of:=MID([.A74];FIND(&quot;:&quot;;[.A74])+1;FIND(&quot;}&quot;;[.A74])-FIND(&quot;:&quot;;[.A74])-1)" office:value-type="string" office:string-value="0.001">
            <text:p>0.001</text:p>
          </table:table-cell>
          <table:table-cell/>
          <table:table-cell table:style-name="ce2" table:formula="of:=VALUE(IF(LEN([.V74])=1;[.V74];REPLACE([.V74];FIND(&quot;.&quot;;[.V74]);1;&quot;,&quot;)))" office:value-type="float" office:value="0">
            <text:p>Err :502</text:p>
          </table:table-cell>
          <table:table-cell table:formula="of:=VALUE(REPLACE([.W74];FIND(&quot;.&quot;;[.W74]);1;&quot;,&quot;))" office:value-type="float" office:value="1">
            <text:p>1</text:p>
          </table:table-cell>
          <table:table-cell table:style-name="ce2" table:formula="of:=INT([.Y74]/[.Z74])*[.Z74]" office:value-type="float" office:value="0">
            <text:p>Err :502</text:p>
          </table:table-cell>
          <table:table-cell table:formula="of:=FIXED([.AA74]-[.Z74];LOG(1/[.Z74];10))" office:value-type="float" office:value="0">
            <text:p>Err :502</text:p>
          </table:table-cell>
          <table:table-cell table:formula="of:=FIXED([.AA74]+[.Z74];LOG(1/[.Z74];10))" office:value-type="float" office:value="0">
            <text:p>Err :502</text:p>
          </table:table-cell>
          <table:table-cell/>
        </table:table-row>
        <table:table-row table:style-name="ro1">
          <table:table-cell office:value-type="string">
            <text:p>//xt=xtabs(~V3+V44);tc=table(V44);tl=table(V3);xt[1,1]=24;xt[1,2]=tl[1]-xt[1,1];xt[2,1]=16;xt[2,2]=tl[2]-xt[2,1];xt[3,]=tc-as.vector(c(1,1)%*%xt[1:2,1:2]);chisq.test(xt, correct=FALSE)[1] </text:p>
          </table:table-cell>
          <table:table-cell table:formula="of:=[.A75]" office:value-type="string" office:string-value="//xt=xtabs(~V3+V44);tc=table(V44);tl=table(V3);xt[1,1]=24;xt[1,2]=tl[1]-xt[1,1];xt[2,1]=16;xt[2,2]=tl[2]-xt[2,1];xt[3,]=tc-as.vector(c(1,1)%*%xt[1:2,1:2]);chisq.test(xt, correct=FALSE)[1] ">
            <text:p>//xt=xtabs(~V3+V44);tc=table(V44);tl=table(V3);xt[1,1]=24;xt[1,2]=tl[1]-xt[1,1];xt[2,1]=16;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2 (disponibilité d'acheter par le catalgue CAMIP) et 27 (être homme où femme). Il y a 33 hommes qui ne sont pas disponibles et 11 hommes qui sont éventuellement disponibles de d'acheter chez CAMIP. Quelle est la valeur du Chi2 pour le tableau qui résulte de ce croisement? {#9.912226 :0.001} </text:p>
          </table:table-cell>
          <table:table-cell table:formula="of:=CONCATENATE(LEFT([.A77];FIND(&quot;{&quot;;[.A77])-1);&quot;{&quot;&amp;REPLACE([.AB77];FIND(&quot;,&quot;;[.AB77]);1;&quot;.&quot;)&amp;&quot;:&quot;&amp;REPLACE([.AC77];FIND(&quot;,&quot;;[.AC77]);1;&quot;.&quot;)&amp;&quot;}&quot;)" office:value-type="float" office:value="0">
            <text:p>Err :502</text:p>
          </table:table-cell>
          <table:table-cell table:number-columns-repeated="19"/>
          <table:table-cell table:formula="of:=MID([.A77];FIND(&quot;{&quot;;[.A77])+2;FIND(&quot;:&quot;;[.A77])-FIND(&quot;{&quot;;[.A77])-2)" office:value-type="string" office:string-value="9.912226 ">
            <text:p>9.912226 </text:p>
          </table:table-cell>
          <table:table-cell table:formula="of:=MID([.A77];FIND(&quot;:&quot;;[.A77])+1;FIND(&quot;}&quot;;[.A77])-FIND(&quot;:&quot;;[.A77])-1)" office:value-type="string" office:string-value="0.001">
            <text:p>0.001</text:p>
          </table:table-cell>
          <table:table-cell/>
          <table:table-cell table:style-name="ce2" table:formula="of:=VALUE(IF(LEN([.V77])=1;[.V77];REPLACE([.V77];FIND(&quot;.&quot;;[.V77]);1;&quot;,&quot;)))" office:value-type="float" office:value="0">
            <text:p>Err :502</text:p>
          </table:table-cell>
          <table:table-cell table:formula="of:=VALUE(REPLACE([.W77];FIND(&quot;.&quot;;[.W77]);1;&quot;,&quot;))" office:value-type="float" office:value="1">
            <text:p>1</text:p>
          </table:table-cell>
          <table:table-cell table:style-name="ce2" table:formula="of:=INT([.Y77]/[.Z77])*[.Z77]" office:value-type="float" office:value="0">
            <text:p>Err :502</text:p>
          </table:table-cell>
          <table:table-cell table:formula="of:=FIXED([.AA77]-[.Z77];LOG(1/[.Z77];10))" office:value-type="float" office:value="0">
            <text:p>Err :502</text:p>
          </table:table-cell>
          <table:table-cell table:formula="of:=FIXED([.AA77]+[.Z77];LOG(1/[.Z77];10))" office:value-type="float" office:value="0">
            <text:p>Err :502</text:p>
          </table:table-cell>
          <table:table-cell/>
        </table:table-row>
        <table:table-row table:style-name="ro1">
          <table:table-cell office:value-type="string">
            <text:p>//xt=xtabs(~V3+V44);tc=table(V44);tl=table(V3);xt[1,1]=33;xt[1,2]=tl[1]-xt[1,1];xt[2,1]=11;xt[2,2]=tl[2]-xt[2,1];xt[3,]=tc-as.vector(c(1,1)%*%xt[1:2,1:2]);chisq.test(xt, correct=FALSE)[1] </text:p>
          </table:table-cell>
          <table:table-cell table:formula="of:=[.A78]" office:value-type="string" office:string-value="//xt=xtabs(~V3+V44);tc=table(V44);tl=table(V3);xt[1,1]=33;xt[1,2]=tl[1]-xt[1,1];xt[2,1]=11;xt[2,2]=tl[2]-xt[2,1];xt[3,]=tc-as.vector(c(1,1)%*%xt[1:2,1:2]);chisq.test(xt, correct=FALSE)[1] ">
            <text:p>//xt=xtabs(~V3+V44);tc=table(V44);tl=table(V3);xt[1,1]=33;xt[1,2]=tl[1]-xt[1,1];xt[2,1]=11;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2 (disponibilité d'acheter par le catalgue CAMIP) et 27 (être homme où femme). Il y a 34 hommes qui ne sont pas disponibles et 17 hommes qui sont éventuellement disponibles de d'acheter chez CAMIP. Quelle est la valeur du Chi2 pour le tableau qui résulte de ce croisement? {#9.342687 :0.001} </text:p>
          </table:table-cell>
          <table:table-cell table:formula="of:=CONCATENATE(LEFT([.A80];FIND(&quot;{&quot;;[.A80])-1);&quot;{&quot;&amp;REPLACE([.AB80];FIND(&quot;,&quot;;[.AB80]);1;&quot;.&quot;)&amp;&quot;:&quot;&amp;REPLACE([.AC80];FIND(&quot;,&quot;;[.AC80]);1;&quot;.&quot;)&amp;&quot;}&quot;)" office:value-type="float" office:value="0">
            <text:p>Err :502</text:p>
          </table:table-cell>
          <table:table-cell table:number-columns-repeated="19"/>
          <table:table-cell table:formula="of:=MID([.A80];FIND(&quot;{&quot;;[.A80])+2;FIND(&quot;:&quot;;[.A80])-FIND(&quot;{&quot;;[.A80])-2)" office:value-type="string" office:string-value="9.342687 ">
            <text:p>9.342687 </text:p>
          </table:table-cell>
          <table:table-cell table:formula="of:=MID([.A80];FIND(&quot;:&quot;;[.A80])+1;FIND(&quot;}&quot;;[.A80])-FIND(&quot;:&quot;;[.A80])-1)" office:value-type="string" office:string-value="0.001">
            <text:p>0.001</text:p>
          </table:table-cell>
          <table:table-cell/>
          <table:table-cell table:style-name="ce2" table:formula="of:=VALUE(IF(LEN([.V80])=1;[.V80];REPLACE([.V80];FIND(&quot;.&quot;;[.V80]);1;&quot;,&quot;)))" office:value-type="float" office:value="0">
            <text:p>Err :502</text:p>
          </table:table-cell>
          <table:table-cell table:formula="of:=VALUE(REPLACE([.W80];FIND(&quot;.&quot;;[.W80]);1;&quot;,&quot;))" office:value-type="float" office:value="1">
            <text:p>1</text:p>
          </table:table-cell>
          <table:table-cell table:style-name="ce2" table:formula="of:=INT([.Y80]/[.Z80])*[.Z80]" office:value-type="float" office:value="0">
            <text:p>Err :502</text:p>
          </table:table-cell>
          <table:table-cell table:formula="of:=FIXED([.AA80]-[.Z80];LOG(1/[.Z80];10))" office:value-type="float" office:value="0">
            <text:p>Err :502</text:p>
          </table:table-cell>
          <table:table-cell table:formula="of:=FIXED([.AA80]+[.Z80];LOG(1/[.Z80];10))" office:value-type="float" office:value="0">
            <text:p>Err :502</text:p>
          </table:table-cell>
          <table:table-cell/>
        </table:table-row>
        <table:table-row table:style-name="ro1">
          <table:table-cell office:value-type="string">
            <text:p>//xt=xtabs(~V3+V44);tc=table(V44);tl=table(V3);xt[1,1]=34;xt[1,2]=tl[1]-xt[1,1];xt[2,1]=17;xt[2,2]=tl[2]-xt[2,1];xt[3,]=tc-as.vector(c(1,1)%*%xt[1:2,1:2]);chisq.test(xt, correct=FALSE)[1] </text:p>
          </table:table-cell>
          <table:table-cell table:formula="of:=[.A81]" office:value-type="string" office:string-value="//xt=xtabs(~V3+V44);tc=table(V44);tl=table(V3);xt[1,1]=34;xt[1,2]=tl[1]-xt[1,1];xt[2,1]=17;xt[2,2]=tl[2]-xt[2,1];xt[3,]=tc-as.vector(c(1,1)%*%xt[1:2,1:2]);chisq.test(xt, correct=FALSE)[1] ">
            <text:p>//xt=xtabs(~V3+V44);tc=table(V44);tl=table(V3);xt[1,1]=34;xt[1,2]=tl[1]-xt[1,1];xt[2,1]=17;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2 (disponibilité d'acheter par le catalgue CAMIP) et 27 (être homme où femme). Il y a 20 hommes qui ne sont pas disponibles et 22 hommes qui sont éventuellement disponibles de d'acheter chez CAMIP. Quelle est la valeur du Chi2 pour le tableau qui résulte de ce croisement? {#5.292765 :0.001} </text:p>
          </table:table-cell>
          <table:table-cell table:formula="of:=CONCATENATE(LEFT([.A83];FIND(&quot;{&quot;;[.A83])-1);&quot;{&quot;&amp;REPLACE([.AB83];FIND(&quot;,&quot;;[.AB83]);1;&quot;.&quot;)&amp;&quot;:&quot;&amp;REPLACE([.AC83];FIND(&quot;,&quot;;[.AC83]);1;&quot;.&quot;)&amp;&quot;}&quot;)" office:value-type="float" office:value="0">
            <text:p>Err :502</text:p>
          </table:table-cell>
          <table:table-cell table:number-columns-repeated="19"/>
          <table:table-cell table:formula="of:=MID([.A83];FIND(&quot;{&quot;;[.A83])+2;FIND(&quot;:&quot;;[.A83])-FIND(&quot;{&quot;;[.A83])-2)" office:value-type="string" office:string-value="5.292765 ">
            <text:p>5.292765 </text:p>
          </table:table-cell>
          <table:table-cell table:formula="of:=MID([.A83];FIND(&quot;:&quot;;[.A83])+1;FIND(&quot;}&quot;;[.A83])-FIND(&quot;:&quot;;[.A83])-1)" office:value-type="string" office:string-value="0.001">
            <text:p>0.001</text:p>
          </table:table-cell>
          <table:table-cell/>
          <table:table-cell table:style-name="ce2" table:formula="of:=VALUE(IF(LEN([.V83])=1;[.V83];REPLACE([.V83];FIND(&quot;.&quot;;[.V83]);1;&quot;,&quot;)))" office:value-type="float" office:value="0">
            <text:p>Err :502</text:p>
          </table:table-cell>
          <table:table-cell table:formula="of:=VALUE(REPLACE([.W83];FIND(&quot;.&quot;;[.W83]);1;&quot;,&quot;))" office:value-type="float" office:value="1">
            <text:p>1</text:p>
          </table:table-cell>
          <table:table-cell table:style-name="ce2" table:formula="of:=INT([.Y83]/[.Z83])*[.Z83]" office:value-type="float" office:value="0">
            <text:p>Err :502</text:p>
          </table:table-cell>
          <table:table-cell table:formula="of:=FIXED([.AA83]-[.Z83];LOG(1/[.Z83];10))" office:value-type="float" office:value="0">
            <text:p>Err :502</text:p>
          </table:table-cell>
          <table:table-cell table:formula="of:=FIXED([.AA83]+[.Z83];LOG(1/[.Z83];10))" office:value-type="float" office:value="0">
            <text:p>Err :502</text:p>
          </table:table-cell>
          <table:table-cell/>
        </table:table-row>
        <table:table-row table:style-name="ro1">
          <table:table-cell office:value-type="string">
            <text:p>//xt=xtabs(~V3+V44);tc=table(V44);tl=table(V3);xt[1,1]=20;xt[1,2]=tl[1]-xt[1,1];xt[2,1]=22;xt[2,2]=tl[2]-xt[2,1];xt[3,]=tc-as.vector(c(1,1)%*%xt[1:2,1:2]);chisq.test(xt, correct=FALSE)[1] </text:p>
          </table:table-cell>
          <table:table-cell table:formula="of:=[.A84]" office:value-type="string" office:string-value="//xt=xtabs(~V3+V44);tc=table(V44);tl=table(V3);xt[1,1]=20;xt[1,2]=tl[1]-xt[1,1];xt[2,1]=22;xt[2,2]=tl[2]-xt[2,1];xt[3,]=tc-as.vector(c(1,1)%*%xt[1:2,1:2]);chisq.test(xt, correct=FALSE)[1] ">
            <text:p>//xt=xtabs(~V3+V44);tc=table(V44);tl=table(V3);xt[1,1]=20;xt[1,2]=tl[1]-xt[1,1];xt[2,1]=22;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2 (disponibilité d'acheter par le catalgue CAMIP) et 27 (être homme où femme). Il y a 14 hommes qui ne sont pas disponibles et 21 hommes qui sont éventuellement disponibles de d'acheter chez CAMIP. Quelle est la valeur du Chi2 pour le tableau qui résulte de ce croisement? {#22.14923 :0.001} </text:p>
          </table:table-cell>
          <table:table-cell table:formula="of:=CONCATENATE(LEFT([.A86];FIND(&quot;{&quot;;[.A86])-1);&quot;{&quot;&amp;REPLACE([.AB86];FIND(&quot;,&quot;;[.AB86]);1;&quot;.&quot;)&amp;&quot;:&quot;&amp;REPLACE([.AC86];FIND(&quot;,&quot;;[.AC86]);1;&quot;.&quot;)&amp;&quot;}&quot;)" office:value-type="float" office:value="0">
            <text:p>Err :502</text:p>
          </table:table-cell>
          <table:table-cell table:number-columns-repeated="19"/>
          <table:table-cell table:formula="of:=MID([.A86];FIND(&quot;{&quot;;[.A86])+2;FIND(&quot;:&quot;;[.A86])-FIND(&quot;{&quot;;[.A86])-2)" office:value-type="string" office:string-value="22.14923 ">
            <text:p>22.14923 </text:p>
          </table:table-cell>
          <table:table-cell table:formula="of:=MID([.A86];FIND(&quot;:&quot;;[.A86])+1;FIND(&quot;}&quot;;[.A86])-FIND(&quot;:&quot;;[.A86])-1)" office:value-type="string" office:string-value="0.001">
            <text:p>0.001</text:p>
          </table:table-cell>
          <table:table-cell/>
          <table:table-cell table:style-name="ce2" table:formula="of:=VALUE(IF(LEN([.V86])=1;[.V86];REPLACE([.V86];FIND(&quot;.&quot;;[.V86]);1;&quot;,&quot;)))" office:value-type="float" office:value="0">
            <text:p>Err :502</text:p>
          </table:table-cell>
          <table:table-cell table:formula="of:=VALUE(REPLACE([.W86];FIND(&quot;.&quot;;[.W86]);1;&quot;,&quot;))" office:value-type="float" office:value="1">
            <text:p>1</text:p>
          </table:table-cell>
          <table:table-cell table:style-name="ce2" table:formula="of:=INT([.Y86]/[.Z86])*[.Z86]" office:value-type="float" office:value="0">
            <text:p>Err :502</text:p>
          </table:table-cell>
          <table:table-cell table:formula="of:=FIXED([.AA86]-[.Z86];LOG(1/[.Z86];10))" office:value-type="float" office:value="0">
            <text:p>Err :502</text:p>
          </table:table-cell>
          <table:table-cell table:formula="of:=FIXED([.AA86]+[.Z86];LOG(1/[.Z86];10))" office:value-type="float" office:value="0">
            <text:p>Err :502</text:p>
          </table:table-cell>
          <table:table-cell/>
        </table:table-row>
        <table:table-row table:style-name="ro1">
          <table:table-cell office:value-type="string">
            <text:p>//xt=xtabs(~V3+V44);tc=table(V44);tl=table(V3);xt[1,1]=14;xt[1,2]=tl[1]-xt[1,1];xt[2,1]=21;xt[2,2]=tl[2]-xt[2,1];xt[3,]=tc-as.vector(c(1,1)%*%xt[1:2,1:2]);chisq.test(xt, correct=FALSE)[1] </text:p>
          </table:table-cell>
          <table:table-cell table:formula="of:=[.A87]" office:value-type="string" office:string-value="//xt=xtabs(~V3+V44);tc=table(V44);tl=table(V3);xt[1,1]=14;xt[1,2]=tl[1]-xt[1,1];xt[2,1]=21;xt[2,2]=tl[2]-xt[2,1];xt[3,]=tc-as.vector(c(1,1)%*%xt[1:2,1:2]);chisq.test(xt, correct=FALSE)[1] ">
            <text:p>//xt=xtabs(~V3+V44);tc=table(V44);tl=table(V3);xt[1,1]=14;xt[1,2]=tl[1]-xt[1,1];xt[2,1]=21;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2 (disponibilité d'acheter par le catalgue CAMIP) et 27 (être homme où femme). Il y a 17 hommes qui ne sont pas disponibles et 29 hommes qui sont éventuellement disponibles de d'acheter chez CAMIP. Quelle est la valeur du Chi2 pour le tableau qui résulte de ce croisement? {#20.01647:0.001} </text:p>
          </table:table-cell>
          <table:table-cell table:formula="of:=CONCATENATE(LEFT([.A89];FIND(&quot;{&quot;;[.A89])-1);&quot;{&quot;&amp;REPLACE([.AB89];FIND(&quot;,&quot;;[.AB89]);1;&quot;.&quot;)&amp;&quot;:&quot;&amp;REPLACE([.AC89];FIND(&quot;,&quot;;[.AC89]);1;&quot;.&quot;)&amp;&quot;}&quot;)" office:value-type="float" office:value="0">
            <text:p>Err :502</text:p>
          </table:table-cell>
          <table:table-cell table:number-columns-repeated="19"/>
          <table:table-cell table:formula="of:=MID([.A89];FIND(&quot;{&quot;;[.A89])+2;FIND(&quot;:&quot;;[.A89])-FIND(&quot;{&quot;;[.A89])-2)" office:value-type="string" office:string-value="20.01647">
            <text:p>20.01647</text:p>
          </table:table-cell>
          <table:table-cell table:formula="of:=MID([.A89];FIND(&quot;:&quot;;[.A89])+1;FIND(&quot;}&quot;;[.A89])-FIND(&quot;:&quot;;[.A89])-1)" office:value-type="string" office:string-value="0.001">
            <text:p>0.001</text:p>
          </table:table-cell>
          <table:table-cell/>
          <table:table-cell table:style-name="ce2" table:formula="of:=VALUE(IF(LEN([.V89])=1;[.V89];REPLACE([.V89];FIND(&quot;.&quot;;[.V89]);1;&quot;,&quot;)))" office:value-type="float" office:value="0">
            <text:p>Err :502</text:p>
          </table:table-cell>
          <table:table-cell table:formula="of:=VALUE(REPLACE([.W89];FIND(&quot;.&quot;;[.W89]);1;&quot;,&quot;))" office:value-type="float" office:value="1">
            <text:p>1</text:p>
          </table:table-cell>
          <table:table-cell table:style-name="ce2" table:formula="of:=INT([.Y89]/[.Z89])*[.Z89]" office:value-type="float" office:value="0">
            <text:p>Err :502</text:p>
          </table:table-cell>
          <table:table-cell table:formula="of:=FIXED([.AA89]-[.Z89];LOG(1/[.Z89];10))" office:value-type="float" office:value="0">
            <text:p>Err :502</text:p>
          </table:table-cell>
          <table:table-cell table:formula="of:=FIXED([.AA89]+[.Z89];LOG(1/[.Z89];10))" office:value-type="float" office:value="0">
            <text:p>Err :502</text:p>
          </table:table-cell>
          <table:table-cell/>
        </table:table-row>
        <table:table-row table:style-name="ro1">
          <table:table-cell office:value-type="string">
            <text:p>//xt=xtabs(~V3+V44);tc=table(V44);tl=table(V3);xt[1,1]=17;xt[1,2]=tl[1]-xt[1,1];xt[2,1]=29;xt[2,2]=tl[2]-xt[2,1];xt[3,]=tc-as.vector(c(1,1)%*%xt[1:2,1:2]);chisq.test(xt, correct=FALSE)[1] </text:p>
          </table:table-cell>
          <table:table-cell table:formula="of:=[.A90]" office:value-type="string" office:string-value="//xt=xtabs(~V3+V44);tc=table(V44);tl=table(V3);xt[1,1]=17;xt[1,2]=tl[1]-xt[1,1];xt[2,1]=29;xt[2,2]=tl[2]-xt[2,1];xt[3,]=tc-as.vector(c(1,1)%*%xt[1:2,1:2]);chisq.test(xt, correct=FALSE)[1] ">
            <text:p>//xt=xtabs(~V3+V44);tc=table(V44);tl=table(V3);xt[1,1]=17;xt[1,2]=tl[1]-xt[1,1];xt[2,1]=29;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3 (avoir acheté par catalogue) et 27 (être homme où femme). Il y a 34 hommes qui n'ont jamais acheté par catalogue et 19 hommes qui avait déjà acheté mais pas cette année. Quelle est la valeur du Chi2 pour le tableau qui résulte de ce croisement? {#12.24472:0.001} </text:p>
          </table:table-cell>
          <table:table-cell table:formula="of:=CONCATENATE(LEFT([.A92];FIND(&quot;{&quot;;[.A92])-1);&quot;{&quot;&amp;REPLACE([.AB92];FIND(&quot;,&quot;;[.AB92]);1;&quot;.&quot;)&amp;&quot;:&quot;&amp;REPLACE([.AC92];FIND(&quot;,&quot;;[.AC92]);1;&quot;.&quot;)&amp;&quot;}&quot;)" office:value-type="float" office:value="0">
            <text:p>Err :502</text:p>
          </table:table-cell>
          <table:table-cell table:number-columns-repeated="19"/>
          <table:table-cell table:formula="of:=MID([.A92];FIND(&quot;{&quot;;[.A92])+2;FIND(&quot;:&quot;;[.A92])-FIND(&quot;{&quot;;[.A92])-2)" office:value-type="string" office:string-value="12.24472">
            <text:p>12.24472</text:p>
          </table:table-cell>
          <table:table-cell table:formula="of:=MID([.A92];FIND(&quot;:&quot;;[.A92])+1;FIND(&quot;}&quot;;[.A92])-FIND(&quot;:&quot;;[.A92])-1)" office:value-type="string" office:string-value="0.001">
            <text:p>0.001</text:p>
          </table:table-cell>
          <table:table-cell/>
          <table:table-cell table:style-name="ce2" table:formula="of:=VALUE(IF(LEN([.V92])=1;[.V92];REPLACE([.V92];FIND(&quot;.&quot;;[.V92]);1;&quot;,&quot;)))" office:value-type="float" office:value="0">
            <text:p>Err :502</text:p>
          </table:table-cell>
          <table:table-cell table:formula="of:=VALUE(REPLACE([.W92];FIND(&quot;.&quot;;[.W92]);1;&quot;,&quot;))" office:value-type="float" office:value="1">
            <text:p>1</text:p>
          </table:table-cell>
          <table:table-cell table:style-name="ce2" table:formula="of:=INT([.Y92]/[.Z92])*[.Z92]" office:value-type="float" office:value="0">
            <text:p>Err :502</text:p>
          </table:table-cell>
          <table:table-cell table:formula="of:=FIXED([.AA92]-[.Z92];LOG(1/[.Z92];10))" office:value-type="float" office:value="0">
            <text:p>Err :502</text:p>
          </table:table-cell>
          <table:table-cell table:formula="of:=FIXED([.AA92]+[.Z92];LOG(1/[.Z92];10))" office:value-type="float" office:value="0">
            <text:p>Err :502</text:p>
          </table:table-cell>
          <table:table-cell/>
        </table:table-row>
        <table:table-row table:style-name="ro1">
          <table:table-cell office:value-type="string">
            <text:p>//xt=xtabs(~V3+V44);tc=table(V44);tl=table(V3);xt[1,1]=34;xt[1,2]=tl[1]-xt[1,1];xt[2,1]=19;xt[2,2]=tl[2]-xt[2,1];xt[3,]=tc-as.vector(c(1,1)%*%xt[1:2,1:2]);chisq.test(xt, correct=FALSE)[1] </text:p>
          </table:table-cell>
          <table:table-cell table:formula="of:=[.A93]" office:value-type="string" office:string-value="//xt=xtabs(~V3+V44);tc=table(V44);tl=table(V3);xt[1,1]=34;xt[1,2]=tl[1]-xt[1,1];xt[2,1]=19;xt[2,2]=tl[2]-xt[2,1];xt[3,]=tc-as.vector(c(1,1)%*%xt[1:2,1:2]);chisq.test(xt, correct=FALSE)[1] ">
            <text:p>//xt=xtabs(~V3+V44);tc=table(V44);tl=table(V3);xt[1,1]=34;xt[1,2]=tl[1]-xt[1,1];xt[2,1]=19;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3 (avoir acheté par catalogue) et 27 (être homme où femme). Il y a 33 hommes qui n'ont jamais acheté par catalogue et 15 hommes qui avait déjà acheté mais pas cette année. Quelle est la valeur du Chi2 pour le tableau qui résulte de ce croisement? {#6.199504 :0.001} </text:p>
          </table:table-cell>
          <table:table-cell table:formula="of:=CONCATENATE(LEFT([.A95];FIND(&quot;{&quot;;[.A95])-1);&quot;{&quot;&amp;REPLACE([.AB95];FIND(&quot;,&quot;;[.AB95]);1;&quot;.&quot;)&amp;&quot;:&quot;&amp;REPLACE([.AC95];FIND(&quot;,&quot;;[.AC95]);1;&quot;.&quot;)&amp;&quot;}&quot;)" office:value-type="float" office:value="0">
            <text:p>Err :502</text:p>
          </table:table-cell>
          <table:table-cell table:number-columns-repeated="19"/>
          <table:table-cell table:formula="of:=MID([.A95];FIND(&quot;{&quot;;[.A95])+2;FIND(&quot;:&quot;;[.A95])-FIND(&quot;{&quot;;[.A95])-2)" office:value-type="string" office:string-value="6.199504 ">
            <text:p>6.199504 </text:p>
          </table:table-cell>
          <table:table-cell table:formula="of:=MID([.A95];FIND(&quot;:&quot;;[.A95])+1;FIND(&quot;}&quot;;[.A95])-FIND(&quot;:&quot;;[.A95])-1)" office:value-type="string" office:string-value="0.001">
            <text:p>0.001</text:p>
          </table:table-cell>
          <table:table-cell/>
          <table:table-cell table:style-name="ce2" table:formula="of:=VALUE(IF(LEN([.V95])=1;[.V95];REPLACE([.V95];FIND(&quot;.&quot;;[.V95]);1;&quot;,&quot;)))" office:value-type="float" office:value="0">
            <text:p>Err :502</text:p>
          </table:table-cell>
          <table:table-cell table:formula="of:=VALUE(REPLACE([.W95];FIND(&quot;.&quot;;[.W95]);1;&quot;,&quot;))" office:value-type="float" office:value="1">
            <text:p>1</text:p>
          </table:table-cell>
          <table:table-cell table:style-name="ce2" table:formula="of:=INT([.Y95]/[.Z95])*[.Z95]" office:value-type="float" office:value="0">
            <text:p>Err :502</text:p>
          </table:table-cell>
          <table:table-cell table:formula="of:=FIXED([.AA95]-[.Z95];LOG(1/[.Z95];10))" office:value-type="float" office:value="0">
            <text:p>Err :502</text:p>
          </table:table-cell>
          <table:table-cell table:formula="of:=FIXED([.AA95]+[.Z95];LOG(1/[.Z95];10))" office:value-type="float" office:value="0">
            <text:p>Err :502</text:p>
          </table:table-cell>
          <table:table-cell/>
        </table:table-row>
        <table:table-row table:style-name="ro1">
          <table:table-cell office:value-type="string">
            <text:p>//xt=xtabs(~V3+V44);tc=table(V44);tl=table(V3);xt[1,1]=33;xt[1,2]=tl[1]-xt[1,1];xt[2,1]=15;xt[2,2]=tl[2]-xt[2,1];xt[3,]=tc-as.vector(c(1,1)%*%xt[1:2,1:2]);chisq.test(xt, correct=FALSE)[1] </text:p>
          </table:table-cell>
          <table:table-cell table:formula="of:=[.A96]" office:value-type="string" office:string-value="//xt=xtabs(~V3+V44);tc=table(V44);tl=table(V3);xt[1,1]=33;xt[1,2]=tl[1]-xt[1,1];xt[2,1]=15;xt[2,2]=tl[2]-xt[2,1];xt[3,]=tc-as.vector(c(1,1)%*%xt[1:2,1:2]);chisq.test(xt, correct=FALSE)[1] ">
            <text:p>//xt=xtabs(~V3+V44);tc=table(V44);tl=table(V3);xt[1,1]=33;xt[1,2]=tl[1]-xt[1,1];xt[2,1]=15;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3 (avoir acheté par catalogue) et 27 (être homme où femme). Il y a 18 hommes qui n'ont jamais acheté par catalogue et 19 hommes qui avait déjà acheté mais pas cette année. Quelle est la valeur du Chi2 pour le tableau qui résulte de ce croisement? {#11.32359 :0.001} </text:p>
          </table:table-cell>
          <table:table-cell table:formula="of:=CONCATENATE(LEFT([.A98];FIND(&quot;{&quot;;[.A98])-1);&quot;{&quot;&amp;REPLACE([.AB98];FIND(&quot;,&quot;;[.AB98]);1;&quot;.&quot;)&amp;&quot;:&quot;&amp;REPLACE([.AC98];FIND(&quot;,&quot;;[.AC98]);1;&quot;.&quot;)&amp;&quot;}&quot;)" office:value-type="float" office:value="0">
            <text:p>Err :502</text:p>
          </table:table-cell>
          <table:table-cell table:number-columns-repeated="19"/>
          <table:table-cell table:formula="of:=MID([.A98];FIND(&quot;{&quot;;[.A98])+2;FIND(&quot;:&quot;;[.A98])-FIND(&quot;{&quot;;[.A98])-2)" office:value-type="string" office:string-value="11.32359 ">
            <text:p>11.32359 </text:p>
          </table:table-cell>
          <table:table-cell table:formula="of:=MID([.A98];FIND(&quot;:&quot;;[.A98])+1;FIND(&quot;}&quot;;[.A98])-FIND(&quot;:&quot;;[.A98])-1)" office:value-type="string" office:string-value="0.001">
            <text:p>0.001</text:p>
          </table:table-cell>
          <table:table-cell/>
          <table:table-cell table:style-name="ce2" table:formula="of:=VALUE(IF(LEN([.V98])=1;[.V98];REPLACE([.V98];FIND(&quot;.&quot;;[.V98]);1;&quot;,&quot;)))" office:value-type="float" office:value="0">
            <text:p>Err :502</text:p>
          </table:table-cell>
          <table:table-cell table:formula="of:=VALUE(REPLACE([.W98];FIND(&quot;.&quot;;[.W98]);1;&quot;,&quot;))" office:value-type="float" office:value="1">
            <text:p>1</text:p>
          </table:table-cell>
          <table:table-cell table:style-name="ce2" table:formula="of:=INT([.Y98]/[.Z98])*[.Z98]" office:value-type="float" office:value="0">
            <text:p>Err :502</text:p>
          </table:table-cell>
          <table:table-cell table:formula="of:=FIXED([.AA98]-[.Z98];LOG(1/[.Z98];10))" office:value-type="float" office:value="0">
            <text:p>Err :502</text:p>
          </table:table-cell>
          <table:table-cell table:formula="of:=FIXED([.AA98]+[.Z98];LOG(1/[.Z98];10))" office:value-type="float" office:value="0">
            <text:p>Err :502</text:p>
          </table:table-cell>
          <table:table-cell/>
        </table:table-row>
        <table:table-row table:style-name="ro1">
          <table:table-cell office:value-type="string">
            <text:p>//xt=xtabs(~V3+V44);tc=table(V44);tl=table(V3);xt[1,1]=18;xt[1,2]=tl[1]-xt[1,1];xt[2,1]=19;xt[2,2]=tl[2]-xt[2,1];xt[3,]=tc-as.vector(c(1,1)%*%xt[1:2,1:2]);chisq.test(xt, correct=FALSE)[1] </text:p>
          </table:table-cell>
          <table:table-cell table:formula="of:=[.A99]" office:value-type="string" office:string-value="//xt=xtabs(~V3+V44);tc=table(V44);tl=table(V3);xt[1,1]=18;xt[1,2]=tl[1]-xt[1,1];xt[2,1]=19;xt[2,2]=tl[2]-xt[2,1];xt[3,]=tc-as.vector(c(1,1)%*%xt[1:2,1:2]);chisq.test(xt, correct=FALSE)[1] ">
            <text:p>//xt=xtabs(~V3+V44);tc=table(V44);tl=table(V3);xt[1,1]=18;xt[1,2]=tl[1]-xt[1,1];xt[2,1]=19;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3 (avoir acheté par catalogue) et 27 (être homme où femme). Il y a 21 hommes qui n'ont jamais acheté par catalogue et 28 hommes qui avait déjà acheté mais pas cette année. Quelle est la valeur du Chi2 pour le tableau qui résulte de ce croisement? {#14.88093 :0.001} </text:p>
          </table:table-cell>
          <table:table-cell table:formula="of:=CONCATENATE(LEFT([.A101];FIND(&quot;{&quot;;[.A101])-1);&quot;{&quot;&amp;REPLACE([.AB101];FIND(&quot;,&quot;;[.AB101]);1;&quot;.&quot;)&amp;&quot;:&quot;&amp;REPLACE([.AC101];FIND(&quot;,&quot;;[.AC101]);1;&quot;.&quot;)&amp;&quot;}&quot;)" office:value-type="float" office:value="0">
            <text:p>Err :502</text:p>
          </table:table-cell>
          <table:table-cell table:number-columns-repeated="19"/>
          <table:table-cell table:formula="of:=MID([.A101];FIND(&quot;{&quot;;[.A101])+2;FIND(&quot;:&quot;;[.A101])-FIND(&quot;{&quot;;[.A101])-2)" office:value-type="string" office:string-value="14.88093 ">
            <text:p>14.88093 </text:p>
          </table:table-cell>
          <table:table-cell table:formula="of:=MID([.A101];FIND(&quot;:&quot;;[.A101])+1;FIND(&quot;}&quot;;[.A101])-FIND(&quot;:&quot;;[.A101])-1)" office:value-type="string" office:string-value="0.001">
            <text:p>0.001</text:p>
          </table:table-cell>
          <table:table-cell/>
          <table:table-cell table:style-name="ce2" table:formula="of:=VALUE(IF(LEN([.V101])=1;[.V101];REPLACE([.V101];FIND(&quot;.&quot;;[.V101]);1;&quot;,&quot;)))" office:value-type="float" office:value="0">
            <text:p>Err :502</text:p>
          </table:table-cell>
          <table:table-cell table:formula="of:=VALUE(REPLACE([.W101];FIND(&quot;.&quot;;[.W101]);1;&quot;,&quot;))" office:value-type="float" office:value="1">
            <text:p>1</text:p>
          </table:table-cell>
          <table:table-cell table:style-name="ce2" table:formula="of:=INT([.Y101]/[.Z101])*[.Z101]" office:value-type="float" office:value="0">
            <text:p>Err :502</text:p>
          </table:table-cell>
          <table:table-cell table:formula="of:=FIXED([.AA101]-[.Z101];LOG(1/[.Z101];10))" office:value-type="float" office:value="0">
            <text:p>Err :502</text:p>
          </table:table-cell>
          <table:table-cell table:formula="of:=FIXED([.AA101]+[.Z101];LOG(1/[.Z101];10))" office:value-type="float" office:value="0">
            <text:p>Err :502</text:p>
          </table:table-cell>
          <table:table-cell/>
        </table:table-row>
        <table:table-row table:style-name="ro1">
          <table:table-cell office:value-type="string">
            <text:p>//xt=xtabs(~V3+V44);tc=table(V44);tl=table(V3);xt[1,1]=21;xt[1,2]=tl[1]-xt[1,1];xt[2,1]=28;xt[2,2]=tl[2]-xt[2,1];xt[3,]=tc-as.vector(c(1,1)%*%xt[1:2,1:2]);chisq.test(xt, correct=FALSE)[1] </text:p>
          </table:table-cell>
          <table:table-cell table:formula="of:=[.A102]" office:value-type="string" office:string-value="//xt=xtabs(~V3+V44);tc=table(V44);tl=table(V3);xt[1,1]=21;xt[1,2]=tl[1]-xt[1,1];xt[2,1]=28;xt[2,2]=tl[2]-xt[2,1];xt[3,]=tc-as.vector(c(1,1)%*%xt[1:2,1:2]);chisq.test(xt, correct=FALSE)[1] ">
            <text:p>//xt=xtabs(~V3+V44);tc=table(V44);tl=table(V3);xt[1,1]=21;xt[1,2]=tl[1]-xt[1,1];xt[2,1]=28;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3 (avoir acheté par catalogue) et 27 (être homme où femme). Il y a 27 hommes qui n'ont jamais acheté par catalogue et 19 hommes qui avait déjà acheté mais pas cette année. Quelle est la valeur du Chi2 pour le tableau qui résulte de ce croisement? {#0.3131946 :0.001} </text:p>
          </table:table-cell>
          <table:table-cell table:formula="of:=CONCATENATE(LEFT([.A104];FIND(&quot;{&quot;;[.A104])-1);&quot;{&quot;&amp;REPLACE([.AB104];FIND(&quot;,&quot;;[.AB104]);1;&quot;.&quot;)&amp;&quot;:&quot;&amp;REPLACE([.AC104];FIND(&quot;,&quot;;[.AC104]);1;&quot;.&quot;)&amp;&quot;}&quot;)" office:value-type="float" office:value="0">
            <text:p>Err :502</text:p>
          </table:table-cell>
          <table:table-cell table:number-columns-repeated="19"/>
          <table:table-cell table:formula="of:=MID([.A104];FIND(&quot;{&quot;;[.A104])+2;FIND(&quot;:&quot;;[.A104])-FIND(&quot;{&quot;;[.A104])-2)" office:value-type="string" office:string-value="0.3131946 ">
            <text:p>0.3131946 </text:p>
          </table:table-cell>
          <table:table-cell table:formula="of:=MID([.A104];FIND(&quot;:&quot;;[.A104])+1;FIND(&quot;}&quot;;[.A104])-FIND(&quot;:&quot;;[.A104])-1)" office:value-type="string" office:string-value="0.001">
            <text:p>0.001</text:p>
          </table:table-cell>
          <table:table-cell/>
          <table:table-cell table:style-name="ce2" table:formula="of:=VALUE(IF(LEN([.V104])=1;[.V104];REPLACE([.V104];FIND(&quot;.&quot;;[.V104]);1;&quot;,&quot;)))" office:value-type="float" office:value="0">
            <text:p>Err :502</text:p>
          </table:table-cell>
          <table:table-cell table:formula="of:=VALUE(REPLACE([.W104];FIND(&quot;.&quot;;[.W104]);1;&quot;,&quot;))" office:value-type="float" office:value="1">
            <text:p>1</text:p>
          </table:table-cell>
          <table:table-cell table:style-name="ce2" table:formula="of:=INT([.Y104]/[.Z104])*[.Z104]" office:value-type="float" office:value="0">
            <text:p>Err :502</text:p>
          </table:table-cell>
          <table:table-cell table:formula="of:=FIXED([.AA104]-[.Z104];LOG(1/[.Z104];10))" office:value-type="float" office:value="0">
            <text:p>Err :502</text:p>
          </table:table-cell>
          <table:table-cell table:formula="of:=FIXED([.AA104]+[.Z104];LOG(1/[.Z104];10))" office:value-type="float" office:value="0">
            <text:p>Err :502</text:p>
          </table:table-cell>
          <table:table-cell/>
        </table:table-row>
        <table:table-row table:style-name="ro1">
          <table:table-cell office:value-type="string">
            <text:p>//xt=xtabs(~V3+V44);tc=table(V44);tl=table(V3);xt[1,1]=27;xt[1,2]=tl[1]-xt[1,1];xt[2,1]=19;xt[2,2]=tl[2]-xt[2,1];xt[3,]=tc-as.vector(c(1,1)%*%xt[1:2,1:2]);chisq.test(xt, correct=FALSE)[1] </text:p>
          </table:table-cell>
          <table:table-cell table:formula="of:=[.A105]" office:value-type="string" office:string-value="//xt=xtabs(~V3+V44);tc=table(V44);tl=table(V3);xt[1,1]=27;xt[1,2]=tl[1]-xt[1,1];xt[2,1]=19;xt[2,2]=tl[2]-xt[2,1];xt[3,]=tc-as.vector(c(1,1)%*%xt[1:2,1:2]);chisq.test(xt, correct=FALSE)[1] ">
            <text:p>//xt=xtabs(~V3+V44);tc=table(V44);tl=table(V3);xt[1,1]=27;xt[1,2]=tl[1]-xt[1,1];xt[2,1]=19;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3 (avoir acheté par catalogue) et 27 (être homme où femme). Il y a 22 hommes qui n'ont jamais acheté par catalogue et 16 hommes qui avait déjà acheté mais pas cette année. Quelle est la valeur du Chi2 pour le tableau qui résulte de ce croisement? {#6.471202 :0.001} </text:p>
          </table:table-cell>
          <table:table-cell table:formula="of:=CONCATENATE(LEFT([.A107];FIND(&quot;{&quot;;[.A107])-1);&quot;{&quot;&amp;REPLACE([.AB107];FIND(&quot;,&quot;;[.AB107]);1;&quot;.&quot;)&amp;&quot;:&quot;&amp;REPLACE([.AC107];FIND(&quot;,&quot;;[.AC107]);1;&quot;.&quot;)&amp;&quot;}&quot;)" office:value-type="float" office:value="0">
            <text:p>Err :502</text:p>
          </table:table-cell>
          <table:table-cell table:number-columns-repeated="19"/>
          <table:table-cell table:formula="of:=MID([.A107];FIND(&quot;{&quot;;[.A107])+2;FIND(&quot;:&quot;;[.A107])-FIND(&quot;{&quot;;[.A107])-2)" office:value-type="string" office:string-value="6.471202 ">
            <text:p>6.471202 </text:p>
          </table:table-cell>
          <table:table-cell table:formula="of:=MID([.A107];FIND(&quot;:&quot;;[.A107])+1;FIND(&quot;}&quot;;[.A107])-FIND(&quot;:&quot;;[.A107])-1)" office:value-type="string" office:string-value="0.001">
            <text:p>0.001</text:p>
          </table:table-cell>
          <table:table-cell/>
          <table:table-cell table:style-name="ce2" table:formula="of:=VALUE(IF(LEN([.V107])=1;[.V107];REPLACE([.V107];FIND(&quot;.&quot;;[.V107]);1;&quot;,&quot;)))" office:value-type="float" office:value="0">
            <text:p>Err :502</text:p>
          </table:table-cell>
          <table:table-cell table:formula="of:=VALUE(REPLACE([.W107];FIND(&quot;.&quot;;[.W107]);1;&quot;,&quot;))" office:value-type="float" office:value="1">
            <text:p>1</text:p>
          </table:table-cell>
          <table:table-cell table:style-name="ce2" table:formula="of:=INT([.Y107]/[.Z107])*[.Z107]" office:value-type="float" office:value="0">
            <text:p>Err :502</text:p>
          </table:table-cell>
          <table:table-cell table:formula="of:=FIXED([.AA107]-[.Z107];LOG(1/[.Z107];10))" office:value-type="float" office:value="0">
            <text:p>Err :502</text:p>
          </table:table-cell>
          <table:table-cell table:formula="of:=FIXED([.AA107]+[.Z107];LOG(1/[.Z107];10))" office:value-type="float" office:value="0">
            <text:p>Err :502</text:p>
          </table:table-cell>
          <table:table-cell/>
        </table:table-row>
        <table:table-row table:style-name="ro1">
          <table:table-cell office:value-type="string">
            <text:p>//xt=xtabs(~V3+V44);tc=table(V44);tl=table(V3);xt[1,1]=22;xt[1,2]=tl[1]-xt[1,1];xt[2,1]=16;xt[2,2]=tl[2]-xt[2,1];xt[3,]=tc-as.vector(c(1,1)%*%xt[1:2,1:2]);chisq.test(xt, correct=FALSE)[1] </text:p>
          </table:table-cell>
          <table:table-cell table:formula="of:=[.A108]" office:value-type="string" office:string-value="//xt=xtabs(~V3+V44);tc=table(V44);tl=table(V3);xt[1,1]=22;xt[1,2]=tl[1]-xt[1,1];xt[2,1]=16;xt[2,2]=tl[2]-xt[2,1];xt[3,]=tc-as.vector(c(1,1)%*%xt[1:2,1:2]);chisq.test(xt, correct=FALSE)[1] ">
            <text:p>//xt=xtabs(~V3+V44);tc=table(V44);tl=table(V3);xt[1,1]=22;xt[1,2]=tl[1]-xt[1,1];xt[2,1]=16;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3 (avoir acheté par catalogue) et 27 (être homme où femme). Il y a 22 hommes qui n'ont jamais acheté par catalogue et 29 hommes qui avait déjà acheté mais pas cette année. Quelle est la valeur du Chi2 pour le tableau qui résulte de ce croisement? {#18.69029 :0.001} </text:p>
          </table:table-cell>
          <table:table-cell table:formula="of:=CONCATENATE(LEFT([.A110];FIND(&quot;{&quot;;[.A110])-1);&quot;{&quot;&amp;REPLACE([.AB110];FIND(&quot;,&quot;;[.AB110]);1;&quot;.&quot;)&amp;&quot;:&quot;&amp;REPLACE([.AC110];FIND(&quot;,&quot;;[.AC110]);1;&quot;.&quot;)&amp;&quot;}&quot;)" office:value-type="float" office:value="0">
            <text:p>Err :502</text:p>
          </table:table-cell>
          <table:table-cell table:number-columns-repeated="19"/>
          <table:table-cell table:formula="of:=MID([.A110];FIND(&quot;{&quot;;[.A110])+2;FIND(&quot;:&quot;;[.A110])-FIND(&quot;{&quot;;[.A110])-2)" office:value-type="string" office:string-value="18.69029 ">
            <text:p>18.69029 </text:p>
          </table:table-cell>
          <table:table-cell table:formula="of:=MID([.A110];FIND(&quot;:&quot;;[.A110])+1;FIND(&quot;}&quot;;[.A110])-FIND(&quot;:&quot;;[.A110])-1)" office:value-type="string" office:string-value="0.001">
            <text:p>0.001</text:p>
          </table:table-cell>
          <table:table-cell/>
          <table:table-cell table:style-name="ce2" table:formula="of:=VALUE(IF(LEN([.V110])=1;[.V110];REPLACE([.V110];FIND(&quot;.&quot;;[.V110]);1;&quot;,&quot;)))" office:value-type="float" office:value="0">
            <text:p>Err :502</text:p>
          </table:table-cell>
          <table:table-cell table:formula="of:=VALUE(REPLACE([.W110];FIND(&quot;.&quot;;[.W110]);1;&quot;,&quot;))" office:value-type="float" office:value="1">
            <text:p>1</text:p>
          </table:table-cell>
          <table:table-cell table:style-name="ce2" table:formula="of:=INT([.Y110]/[.Z110])*[.Z110]" office:value-type="float" office:value="0">
            <text:p>Err :502</text:p>
          </table:table-cell>
          <table:table-cell table:formula="of:=FIXED([.AA110]-[.Z110];LOG(1/[.Z110];10))" office:value-type="float" office:value="0">
            <text:p>Err :502</text:p>
          </table:table-cell>
          <table:table-cell table:formula="of:=FIXED([.AA110]+[.Z110];LOG(1/[.Z110];10))" office:value-type="float" office:value="0">
            <text:p>Err :502</text:p>
          </table:table-cell>
          <table:table-cell/>
        </table:table-row>
        <table:table-row table:style-name="ro1">
          <table:table-cell office:value-type="string">
            <text:p>//xt=xtabs(~V3+V44);tc=table(V44);tl=table(V3);xt[1,1]=22;xt[1,2]=tl[1]-xt[1,1];xt[2,1]=29;xt[2,2]=tl[2]-xt[2,1];xt[3,]=tc-as.vector(c(1,1)%*%xt[1:2,1:2]);chisq.test(xt, correct=FALSE)[1] </text:p>
          </table:table-cell>
          <table:table-cell table:formula="of:=[.A111]" office:value-type="string" office:string-value="//xt=xtabs(~V3+V44);tc=table(V44);tl=table(V3);xt[1,1]=22;xt[1,2]=tl[1]-xt[1,1];xt[2,1]=29;xt[2,2]=tl[2]-xt[2,1];xt[3,]=tc-as.vector(c(1,1)%*%xt[1:2,1:2]);chisq.test(xt, correct=FALSE)[1] ">
            <text:p>//xt=xtabs(~V3+V44);tc=table(V44);tl=table(V3);xt[1,1]=22;xt[1,2]=tl[1]-xt[1,1];xt[2,1]=29;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3 (avoir acheté par catalogue) et 27 (être homme où femme). Il y a 19 hommes qui n'ont jamais acheté par catalogue et 17 hommes qui avait déjà acheté mais pas cette année. Quelle est la valeur du Chi2 pour le tableau qui résulte de ce croisement? {#11.90253 :0.001} </text:p>
          </table:table-cell>
          <table:table-cell table:formula="of:=CONCATENATE(LEFT([.A113];FIND(&quot;{&quot;;[.A113])-1);&quot;{&quot;&amp;REPLACE([.AB113];FIND(&quot;,&quot;;[.AB113]);1;&quot;.&quot;)&amp;&quot;:&quot;&amp;REPLACE([.AC113];FIND(&quot;,&quot;;[.AC113]);1;&quot;.&quot;)&amp;&quot;}&quot;)" office:value-type="float" office:value="0">
            <text:p>Err :502</text:p>
          </table:table-cell>
          <table:table-cell table:number-columns-repeated="19"/>
          <table:table-cell table:formula="of:=MID([.A113];FIND(&quot;{&quot;;[.A113])+2;FIND(&quot;:&quot;;[.A113])-FIND(&quot;{&quot;;[.A113])-2)" office:value-type="string" office:string-value="11.90253 ">
            <text:p>11.90253 </text:p>
          </table:table-cell>
          <table:table-cell table:formula="of:=MID([.A113];FIND(&quot;:&quot;;[.A113])+1;FIND(&quot;}&quot;;[.A113])-FIND(&quot;:&quot;;[.A113])-1)" office:value-type="string" office:string-value="0.001">
            <text:p>0.001</text:p>
          </table:table-cell>
          <table:table-cell/>
          <table:table-cell table:style-name="ce2" table:formula="of:=VALUE(IF(LEN([.V113])=1;[.V113];REPLACE([.V113];FIND(&quot;.&quot;;[.V113]);1;&quot;,&quot;)))" office:value-type="float" office:value="0">
            <text:p>Err :502</text:p>
          </table:table-cell>
          <table:table-cell table:formula="of:=VALUE(REPLACE([.W113];FIND(&quot;.&quot;;[.W113]);1;&quot;,&quot;))" office:value-type="float" office:value="1">
            <text:p>1</text:p>
          </table:table-cell>
          <table:table-cell table:style-name="ce2" table:formula="of:=INT([.Y113]/[.Z113])*[.Z113]" office:value-type="float" office:value="0">
            <text:p>Err :502</text:p>
          </table:table-cell>
          <table:table-cell table:formula="of:=FIXED([.AA113]-[.Z113];LOG(1/[.Z113];10))" office:value-type="float" office:value="0">
            <text:p>Err :502</text:p>
          </table:table-cell>
          <table:table-cell table:formula="of:=FIXED([.AA113]+[.Z113];LOG(1/[.Z113];10))" office:value-type="float" office:value="0">
            <text:p>Err :502</text:p>
          </table:table-cell>
          <table:table-cell/>
        </table:table-row>
        <table:table-row table:style-name="ro1">
          <table:table-cell office:value-type="string">
            <text:p>//xt=xtabs(~V3+V44);tc=table(V44);tl=table(V3);xt[1,1]=19;xt[1,2]=tl[1]-xt[1,1];xt[2,1]=17;xt[2,2]=tl[2]-xt[2,1];xt[3,]=tc-as.vector(c(1,1)%*%xt[1:2,1:2]);chisq.test(xt, correct=FALSE)[1] </text:p>
          </table:table-cell>
          <table:table-cell table:formula="of:=[.A114]" office:value-type="string" office:string-value="//xt=xtabs(~V3+V44);tc=table(V44);tl=table(V3);xt[1,1]=19;xt[1,2]=tl[1]-xt[1,1];xt[2,1]=17;xt[2,2]=tl[2]-xt[2,1];xt[3,]=tc-as.vector(c(1,1)%*%xt[1:2,1:2]);chisq.test(xt, correct=FALSE)[1] ">
            <text:p>//xt=xtabs(~V3+V44);tc=table(V44);tl=table(V3);xt[1,1]=19;xt[1,2]=tl[1]-xt[1,1];xt[2,1]=17;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3 (avoir acheté par catalogue) et 27 (être homme où femme). Il y a 30 hommes qui n'ont jamais acheté par catalogue et 6 hommes qui avait déjà acheté mais pas cette année. Quelle est la valeur du Chi2 pour le tableau qui résulte de ce croisement? {#26.14158 :0.001} </text:p>
          </table:table-cell>
          <table:table-cell table:formula="of:=CONCATENATE(LEFT([.A116];FIND(&quot;{&quot;;[.A116])-1);&quot;{&quot;&amp;REPLACE([.AB116];FIND(&quot;,&quot;;[.AB116]);1;&quot;.&quot;)&amp;&quot;:&quot;&amp;REPLACE([.AC116];FIND(&quot;,&quot;;[.AC116]);1;&quot;.&quot;)&amp;&quot;}&quot;)" office:value-type="float" office:value="0">
            <text:p>Err :502</text:p>
          </table:table-cell>
          <table:table-cell table:number-columns-repeated="19"/>
          <table:table-cell table:formula="of:=MID([.A116];FIND(&quot;{&quot;;[.A116])+2;FIND(&quot;:&quot;;[.A116])-FIND(&quot;{&quot;;[.A116])-2)" office:value-type="string" office:string-value="26.14158 ">
            <text:p>26.14158 </text:p>
          </table:table-cell>
          <table:table-cell table:formula="of:=MID([.A116];FIND(&quot;:&quot;;[.A116])+1;FIND(&quot;}&quot;;[.A116])-FIND(&quot;:&quot;;[.A116])-1)" office:value-type="string" office:string-value="0.001">
            <text:p>0.001</text:p>
          </table:table-cell>
          <table:table-cell/>
          <table:table-cell table:style-name="ce2" table:formula="of:=VALUE(IF(LEN([.V116])=1;[.V116];REPLACE([.V116];FIND(&quot;.&quot;;[.V116]);1;&quot;,&quot;)))" office:value-type="float" office:value="0">
            <text:p>Err :502</text:p>
          </table:table-cell>
          <table:table-cell table:formula="of:=VALUE(REPLACE([.W116];FIND(&quot;.&quot;;[.W116]);1;&quot;,&quot;))" office:value-type="float" office:value="1">
            <text:p>1</text:p>
          </table:table-cell>
          <table:table-cell table:style-name="ce2" table:formula="of:=INT([.Y116]/[.Z116])*[.Z116]" office:value-type="float" office:value="0">
            <text:p>Err :502</text:p>
          </table:table-cell>
          <table:table-cell table:formula="of:=FIXED([.AA116]-[.Z116];LOG(1/[.Z116];10))" office:value-type="float" office:value="0">
            <text:p>Err :502</text:p>
          </table:table-cell>
          <table:table-cell table:formula="of:=FIXED([.AA116]+[.Z116];LOG(1/[.Z116];10))" office:value-type="float" office:value="0">
            <text:p>Err :502</text:p>
          </table:table-cell>
          <table:table-cell/>
        </table:table-row>
        <table:table-row table:style-name="ro1">
          <table:table-cell office:value-type="string">
            <text:p>//xt=xtabs(~V3+V44);tc=table(V44);tl=table(V3);xt[1,1]=30;xt[1,2]=tl[1]-xt[1,1];xt[2,1]=6;xt[2,2]=tl[2]-xt[2,1];xt[3,]=tc-as.vector(c(1,1)%*%xt[1:2,1:2]);chisq.test(xt, correct=FALSE)[1] </text:p>
          </table:table-cell>
          <table:table-cell table:formula="of:=[.A117]" office:value-type="string" office:string-value="//xt=xtabs(~V3+V44);tc=table(V44);tl=table(V3);xt[1,1]=30;xt[1,2]=tl[1]-xt[1,1];xt[2,1]=6;xt[2,2]=tl[2]-xt[2,1];xt[3,]=tc-as.vector(c(1,1)%*%xt[1:2,1:2]);chisq.test(xt, correct=FALSE)[1] ">
            <text:p>//xt=xtabs(~V3+V44);tc=table(V44);tl=table(V3);xt[1,1]=30;xt[1,2]=tl[1]-xt[1,1];xt[2,1]=6;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Supposons que suite au croisement des questions 3 (avoir acheté par catalogue) et 27 (être homme où femme). Il y a 33 hommes qui n'ont jamais acheté par catalogue et 18 hommes qui avait déjà acheté mais pas cette année. Quelle est la valeur du Chi2 pour le tableau qui résulte de ce croisement? {#7.979495:0.001} </text:p>
          </table:table-cell>
          <table:table-cell table:formula="of:=CONCATENATE(LEFT([.A119];FIND(&quot;{&quot;;[.A119])-1);&quot;{&quot;&amp;REPLACE([.AB119];FIND(&quot;,&quot;;[.AB119]);1;&quot;.&quot;)&amp;&quot;:&quot;&amp;REPLACE([.AC119];FIND(&quot;,&quot;;[.AC119]);1;&quot;.&quot;)&amp;&quot;}&quot;)" office:value-type="float" office:value="0">
            <text:p>Err :502</text:p>
          </table:table-cell>
          <table:table-cell table:number-columns-repeated="19"/>
          <table:table-cell table:formula="of:=MID([.A119];FIND(&quot;{&quot;;[.A119])+2;FIND(&quot;:&quot;;[.A119])-FIND(&quot;{&quot;;[.A119])-2)" office:value-type="string" office:string-value="7.979495">
            <text:p>7.979495</text:p>
          </table:table-cell>
          <table:table-cell table:formula="of:=MID([.A119];FIND(&quot;:&quot;;[.A119])+1;FIND(&quot;}&quot;;[.A119])-FIND(&quot;:&quot;;[.A119])-1)" office:value-type="string" office:string-value="0.001">
            <text:p>0.001</text:p>
          </table:table-cell>
          <table:table-cell/>
          <table:table-cell table:style-name="ce2" table:formula="of:=VALUE(IF(LEN([.V119])=1;[.V119];REPLACE([.V119];FIND(&quot;.&quot;;[.V119]);1;&quot;,&quot;)))" office:value-type="float" office:value="0">
            <text:p>Err :502</text:p>
          </table:table-cell>
          <table:table-cell table:formula="of:=VALUE(REPLACE([.W119];FIND(&quot;.&quot;;[.W119]);1;&quot;,&quot;))" office:value-type="float" office:value="1">
            <text:p>1</text:p>
          </table:table-cell>
          <table:table-cell table:style-name="ce2" table:formula="of:=INT([.Y119]/[.Z119])*[.Z119]" office:value-type="float" office:value="0">
            <text:p>Err :502</text:p>
          </table:table-cell>
          <table:table-cell table:formula="of:=FIXED([.AA119]-[.Z119];LOG(1/[.Z119];10))" office:value-type="float" office:value="0">
            <text:p>Err :502</text:p>
          </table:table-cell>
          <table:table-cell table:formula="of:=FIXED([.AA119]+[.Z119];LOG(1/[.Z119];10))" office:value-type="float" office:value="0">
            <text:p>Err :502</text:p>
          </table:table-cell>
          <table:table-cell/>
        </table:table-row>
        <table:table-row table:style-name="ro1">
          <table:table-cell office:value-type="string">
            <text:p>//xt=xtabs(~V3+V44);tc=table(V44);tl=table(V3);xt[1,1]=33;xt[1,2]=tl[1]-xt[1,1];xt[2,1]=18;xt[2,2]=tl[2]-xt[2,1];xt[3,]=tc-as.vector(c(1,1)%*%xt[1:2,1:2]);chisq.test(xt, correct=FALSE)[1] </text:p>
          </table:table-cell>
          <table:table-cell table:formula="of:=[.A120]" office:value-type="string" office:string-value="//xt=xtabs(~V3+V44);tc=table(V44);tl=table(V3);xt[1,1]=33;xt[1,2]=tl[1]-xt[1,1];xt[2,1]=18;xt[2,2]=tl[2]-xt[2,1];xt[3,]=tc-as.vector(c(1,1)%*%xt[1:2,1:2]);chisq.test(xt, correct=FALSE)[1] ">
            <text:p>//xt=xtabs(~V3+V44);tc=table(V44);tl=table(V3);xt[1,1]=33;xt[1,2]=tl[1]-xt[1,1];xt[2,1]=18;xt[2,2]=tl[2]-xt[2,1];xt[3,]=tc-as.vector(c(1,1)%*%xt[1:2,1:2]);chisq.test(xt, correct=FALSE)[1] </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4 et celle des femmes est de 0.418 . quelle est la probabilité que la proportion des femmes soit differente de celle des hommes (altervative optimiste) ? {#0.580682:0.001} </text:p>
          </table:table-cell>
          <table:table-cell table:formula="of:=CONCATENATE(LEFT([.A122];FIND(&quot;{&quot;;[.A122])-1);&quot;{&quot;&amp;REPLACE([.AB122];FIND(&quot;,&quot;;[.AB122]);1;&quot;.&quot;)&amp;&quot;:&quot;&amp;REPLACE([.AC122];FIND(&quot;,&quot;;[.AC122]);1;&quot;.&quot;)&amp;&quot;}&quot;)" office:value-type="float" office:value="0">
            <text:p>Err :502</text:p>
          </table:table-cell>
          <table:table-cell table:number-columns-repeated="19"/>
          <table:table-cell table:formula="of:=MID([.A122];FIND(&quot;{&quot;;[.A122])+2;FIND(&quot;:&quot;;[.A122])-FIND(&quot;{&quot;;[.A122])-2)" office:value-type="string" office:string-value="0.580682">
            <text:p>0.580682</text:p>
          </table:table-cell>
          <table:table-cell table:formula="of:=MID([.A122];FIND(&quot;:&quot;;[.A122])+1;FIND(&quot;}&quot;;[.A122])-FIND(&quot;:&quot;;[.A122])-1)" office:value-type="string" office:string-value="0.001">
            <text:p>0.001</text:p>
          </table:table-cell>
          <table:table-cell/>
          <table:table-cell table:style-name="ce2" table:formula="of:=VALUE(IF(LEN([.V122])=1;[.V122];REPLACE([.V122];FIND(&quot;.&quot;;[.V122]);1;&quot;,&quot;)))" office:value-type="float" office:value="0">
            <text:p>Err :502</text:p>
          </table:table-cell>
          <table:table-cell table:formula="of:=VALUE(REPLACE([.W122];FIND(&quot;.&quot;;[.W122]);1;&quot;,&quot;))" office:value-type="float" office:value="1">
            <text:p>1</text:p>
          </table:table-cell>
          <table:table-cell table:style-name="ce2" table:formula="of:=INT([.Y122]/[.Z122])*[.Z122]" office:value-type="float" office:value="0">
            <text:p>Err :502</text:p>
          </table:table-cell>
          <table:table-cell table:formula="of:=FIXED([.AA122]-[.Z122];LOG(1/[.Z122];10))" office:value-type="float" office:value="0">
            <text:p>Err :502</text:p>
          </table:table-cell>
          <table:table-cell table:formula="of:=FIXED([.AA122]+[.Z122];LOG(1/[.Z122];10))" office:value-type="float" office:value="0">
            <text:p>Err :502</text:p>
          </table:table-cell>
          <table:table-cell/>
        </table:table-row>
        <table:table-row table:style-name="ro1">
          <table:table-cell office:value-type="string">
            <text:p>//pa=0.4;pb=0.418;n=table(V44);p=(n[1]*pa+n[2]*pb)/(n[1]+n[2]);pnorm(abs(pa-pb)/sqrt(p*(1-p)*(1/n[1] +1/n[2])))</text:p>
          </table:table-cell>
          <table:table-cell table:formula="of:=[.A123]" office:value-type="string" office:string-value="//pa=0.4;pb=0.418;n=table(V44);p=(n[1]*pa+n[2]*pb)/(n[1]+n[2]);pnorm(abs(pa-pb)/sqrt(p*(1-p)*(1/n[1] +1/n[2])))">
            <text:p>//pa=0.4;pb=0.418;n=table(V44);p=(n[1]*pa+n[2]*pb)/(n[1]+n[2]);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75 et celle des femmes est de 0.84 . quelle est la probabilité que la proportion des femmes soit differente de celle des hommes (altervative optimiste) ? {#0.8915785 :0.001} </text:p>
          </table:table-cell>
          <table:table-cell table:formula="of:=CONCATENATE(LEFT([.A125];FIND(&quot;{&quot;;[.A125])-1);&quot;{&quot;&amp;REPLACE([.AB125];FIND(&quot;,&quot;;[.AB125]);1;&quot;.&quot;)&amp;&quot;:&quot;&amp;REPLACE([.AC125];FIND(&quot;,&quot;;[.AC125]);1;&quot;.&quot;)&amp;&quot;}&quot;)" office:value-type="float" office:value="0">
            <text:p>Err :502</text:p>
          </table:table-cell>
          <table:table-cell table:number-columns-repeated="19"/>
          <table:table-cell table:formula="of:=MID([.A125];FIND(&quot;{&quot;;[.A125])+2;FIND(&quot;:&quot;;[.A125])-FIND(&quot;{&quot;;[.A125])-2)" office:value-type="string" office:string-value="0.8915785 ">
            <text:p>0.8915785 </text:p>
          </table:table-cell>
          <table:table-cell table:formula="of:=MID([.A125];FIND(&quot;:&quot;;[.A125])+1;FIND(&quot;}&quot;;[.A125])-FIND(&quot;:&quot;;[.A125])-1)" office:value-type="string" office:string-value="0.001">
            <text:p>0.001</text:p>
          </table:table-cell>
          <table:table-cell/>
          <table:table-cell table:style-name="ce2" table:formula="of:=VALUE(IF(LEN([.V125])=1;[.V125];REPLACE([.V125];FIND(&quot;.&quot;;[.V125]);1;&quot;,&quot;)))" office:value-type="float" office:value="0">
            <text:p>Err :502</text:p>
          </table:table-cell>
          <table:table-cell table:formula="of:=VALUE(REPLACE([.W125];FIND(&quot;.&quot;;[.W125]);1;&quot;,&quot;))" office:value-type="float" office:value="1">
            <text:p>1</text:p>
          </table:table-cell>
          <table:table-cell table:style-name="ce2" table:formula="of:=INT([.Y125]/[.Z125])*[.Z125]" office:value-type="float" office:value="0">
            <text:p>Err :502</text:p>
          </table:table-cell>
          <table:table-cell table:formula="of:=FIXED([.AA125]-[.Z125];LOG(1/[.Z125];10))" office:value-type="float" office:value="0">
            <text:p>Err :502</text:p>
          </table:table-cell>
          <table:table-cell table:formula="of:=FIXED([.AA125]+[.Z125];LOG(1/[.Z125];10))" office:value-type="float" office:value="0">
            <text:p>Err :502</text:p>
          </table:table-cell>
          <table:table-cell/>
        </table:table-row>
        <table:table-row table:style-name="ro1">
          <table:table-cell office:value-type="string">
            <text:p>//pa=0.75;pb=0.84;n=table(V44);p=(n[1]*pa+n[2]*pb)/(n[1]+n[2]);pnorm(abs(pa-pb)/sqrt(p*(1-p)*(1/n[1] +1/n[2])))</text:p>
          </table:table-cell>
          <table:table-cell table:formula="of:=[.A126]" office:value-type="string" office:string-value="//pa=0.75;pb=0.84;n=table(V44);p=(n[1]*pa+n[2]*pb)/(n[1]+n[2]);pnorm(abs(pa-pb)/sqrt(p*(1-p)*(1/n[1] +1/n[2])))">
            <text:p>//pa=0.75;pb=0.84;n=table(V44);p=(n[1]*pa+n[2]*pb)/(n[1]+n[2]);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01 et celle des femmes est de 0.071 . quelle est la probabilité que la proportion des femmes soit differente de celle des hommes (altervative optimiste) ? {#0.9600938 :0.001} </text:p>
          </table:table-cell>
          <table:table-cell table:formula="of:=CONCATENATE(LEFT([.A128];FIND(&quot;{&quot;;[.A128])-1);&quot;{&quot;&amp;REPLACE([.AB128];FIND(&quot;,&quot;;[.AB128]);1;&quot;.&quot;)&amp;&quot;:&quot;&amp;REPLACE([.AC128];FIND(&quot;,&quot;;[.AC128]);1;&quot;.&quot;)&amp;&quot;}&quot;)" office:value-type="float" office:value="0">
            <text:p>Err :502</text:p>
          </table:table-cell>
          <table:table-cell table:number-columns-repeated="19"/>
          <table:table-cell table:formula="of:=MID([.A128];FIND(&quot;{&quot;;[.A128])+2;FIND(&quot;:&quot;;[.A128])-FIND(&quot;{&quot;;[.A128])-2)" office:value-type="string" office:string-value="0.9600938 ">
            <text:p>0.9600938 </text:p>
          </table:table-cell>
          <table:table-cell table:formula="of:=MID([.A128];FIND(&quot;:&quot;;[.A128])+1;FIND(&quot;}&quot;;[.A128])-FIND(&quot;:&quot;;[.A128])-1)" office:value-type="string" office:string-value="0.001">
            <text:p>0.001</text:p>
          </table:table-cell>
          <table:table-cell/>
          <table:table-cell table:style-name="ce2" table:formula="of:=VALUE(IF(LEN([.V128])=1;[.V128];REPLACE([.V128];FIND(&quot;.&quot;;[.V128]);1;&quot;,&quot;)))" office:value-type="float" office:value="0">
            <text:p>Err :502</text:p>
          </table:table-cell>
          <table:table-cell table:formula="of:=VALUE(REPLACE([.W128];FIND(&quot;.&quot;;[.W128]);1;&quot;,&quot;))" office:value-type="float" office:value="1">
            <text:p>1</text:p>
          </table:table-cell>
          <table:table-cell table:style-name="ce2" table:formula="of:=INT([.Y128]/[.Z128])*[.Z128]" office:value-type="float" office:value="0">
            <text:p>Err :502</text:p>
          </table:table-cell>
          <table:table-cell table:formula="of:=FIXED([.AA128]-[.Z128];LOG(1/[.Z128];10))" office:value-type="float" office:value="0">
            <text:p>Err :502</text:p>
          </table:table-cell>
          <table:table-cell table:formula="of:=FIXED([.AA128]+[.Z128];LOG(1/[.Z128];10))" office:value-type="float" office:value="0">
            <text:p>Err :502</text:p>
          </table:table-cell>
          <table:table-cell/>
        </table:table-row>
        <table:table-row table:style-name="ro1">
          <table:table-cell office:value-type="string">
            <text:p>//pa=0.01;pb=0.071;n=table(V44);p=(n[1]*pa+n[2]*pb)/(n[1]+n[2]);pnorm(abs(pa-pb)/sqrt(p*(1-p)*(1/n[1] +1/n[2])))</text:p>
          </table:table-cell>
          <table:table-cell table:formula="of:=[.A129]" office:value-type="string" office:string-value="//pa=0.01;pb=0.071;n=table(V44);p=(n[1]*pa+n[2]*pb)/(n[1]+n[2]);pnorm(abs(pa-pb)/sqrt(p*(1-p)*(1/n[1] +1/n[2])))">
            <text:p>//pa=0.01;pb=0.071;n=table(V44);p=(n[1]*pa+n[2]*pb)/(n[1]+n[2]);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65 et celle des femmes est de 0.706 . quelle est la probabilité que la proportion des femmes soit differente de celle des hommes (altervative optimiste) ? {#0.7472285 :0.001} </text:p>
          </table:table-cell>
          <table:table-cell table:formula="of:=CONCATENATE(LEFT([.A131];FIND(&quot;{&quot;;[.A131])-1);&quot;{&quot;&amp;REPLACE([.AB131];FIND(&quot;,&quot;;[.AB131]);1;&quot;.&quot;)&amp;&quot;:&quot;&amp;REPLACE([.AC131];FIND(&quot;,&quot;;[.AC131]);1;&quot;.&quot;)&amp;&quot;}&quot;)" office:value-type="float" office:value="0">
            <text:p>Err :502</text:p>
          </table:table-cell>
          <table:table-cell table:number-columns-repeated="19"/>
          <table:table-cell table:formula="of:=MID([.A131];FIND(&quot;{&quot;;[.A131])+2;FIND(&quot;:&quot;;[.A131])-FIND(&quot;{&quot;;[.A131])-2)" office:value-type="string" office:string-value="0.7472285 ">
            <text:p>0.7472285 </text:p>
          </table:table-cell>
          <table:table-cell table:formula="of:=MID([.A131];FIND(&quot;:&quot;;[.A131])+1;FIND(&quot;}&quot;;[.A131])-FIND(&quot;:&quot;;[.A131])-1)" office:value-type="string" office:string-value="0.001">
            <text:p>0.001</text:p>
          </table:table-cell>
          <table:table-cell/>
          <table:table-cell table:style-name="ce2" table:formula="of:=VALUE(IF(LEN([.V131])=1;[.V131];REPLACE([.V131];FIND(&quot;.&quot;;[.V131]);1;&quot;,&quot;)))" office:value-type="float" office:value="0">
            <text:p>Err :502</text:p>
          </table:table-cell>
          <table:table-cell table:formula="of:=VALUE(REPLACE([.W131];FIND(&quot;.&quot;;[.W131]);1;&quot;,&quot;))" office:value-type="float" office:value="1">
            <text:p>1</text:p>
          </table:table-cell>
          <table:table-cell table:style-name="ce2" table:formula="of:=INT([.Y131]/[.Z131])*[.Z131]" office:value-type="float" office:value="0">
            <text:p>Err :502</text:p>
          </table:table-cell>
          <table:table-cell table:formula="of:=FIXED([.AA131]-[.Z131];LOG(1/[.Z131];10))" office:value-type="float" office:value="0">
            <text:p>Err :502</text:p>
          </table:table-cell>
          <table:table-cell table:formula="of:=FIXED([.AA131]+[.Z131];LOG(1/[.Z131];10))" office:value-type="float" office:value="0">
            <text:p>Err :502</text:p>
          </table:table-cell>
          <table:table-cell/>
        </table:table-row>
        <table:table-row table:style-name="ro1">
          <table:table-cell office:value-type="string">
            <text:p>//pa=0.65;pb=0.706;n=table(V44);p=(n[1]*pa+n[2]*pb)/(n[1]+n[2]);pnorm(abs(pa-pb)/sqrt(p*(1-p)*(1/n[1] +1/n[2])))</text:p>
          </table:table-cell>
          <table:table-cell table:formula="of:=[.A132]" office:value-type="string" office:string-value="//pa=0.65;pb=0.706;n=table(V44);p=(n[1]*pa+n[2]*pb)/(n[1]+n[2]);pnorm(abs(pa-pb)/sqrt(p*(1-p)*(1/n[1] +1/n[2])))">
            <text:p>//pa=0.65;pb=0.706;n=table(V44);p=(n[1]*pa+n[2]*pb)/(n[1]+n[2]);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73 et celle des femmes est de 0.769 . quelle est la probabilité que la proportion des femmes soit differente de celle des hommes (altervative optimiste) ? {#0.6914357 :0.001} </text:p>
          </table:table-cell>
          <table:table-cell table:formula="of:=CONCATENATE(LEFT([.A134];FIND(&quot;{&quot;;[.A134])-1);&quot;{&quot;&amp;REPLACE([.AB134];FIND(&quot;,&quot;;[.AB134]);1;&quot;.&quot;)&amp;&quot;:&quot;&amp;REPLACE([.AC134];FIND(&quot;,&quot;;[.AC134]);1;&quot;.&quot;)&amp;&quot;}&quot;)" office:value-type="float" office:value="0">
            <text:p>Err :502</text:p>
          </table:table-cell>
          <table:table-cell table:number-columns-repeated="19"/>
          <table:table-cell table:formula="of:=MID([.A134];FIND(&quot;{&quot;;[.A134])+2;FIND(&quot;:&quot;;[.A134])-FIND(&quot;{&quot;;[.A134])-2)" office:value-type="string" office:string-value="0.6914357 ">
            <text:p>0.6914357 </text:p>
          </table:table-cell>
          <table:table-cell table:formula="of:=MID([.A134];FIND(&quot;:&quot;;[.A134])+1;FIND(&quot;}&quot;;[.A134])-FIND(&quot;:&quot;;[.A134])-1)" office:value-type="string" office:string-value="0.001">
            <text:p>0.001</text:p>
          </table:table-cell>
          <table:table-cell/>
          <table:table-cell table:style-name="ce2" table:formula="of:=VALUE(IF(LEN([.V134])=1;[.V134];REPLACE([.V134];FIND(&quot;.&quot;;[.V134]);1;&quot;,&quot;)))" office:value-type="float" office:value="0">
            <text:p>Err :502</text:p>
          </table:table-cell>
          <table:table-cell table:formula="of:=VALUE(REPLACE([.W134];FIND(&quot;.&quot;;[.W134]);1;&quot;,&quot;))" office:value-type="float" office:value="1">
            <text:p>1</text:p>
          </table:table-cell>
          <table:table-cell table:style-name="ce2" table:formula="of:=INT([.Y134]/[.Z134])*[.Z134]" office:value-type="float" office:value="0">
            <text:p>Err :502</text:p>
          </table:table-cell>
          <table:table-cell table:formula="of:=FIXED([.AA134]-[.Z134];LOG(1/[.Z134];10))" office:value-type="float" office:value="0">
            <text:p>Err :502</text:p>
          </table:table-cell>
          <table:table-cell table:formula="of:=FIXED([.AA134]+[.Z134];LOG(1/[.Z134];10))" office:value-type="float" office:value="0">
            <text:p>Err :502</text:p>
          </table:table-cell>
          <table:table-cell/>
        </table:table-row>
        <table:table-row table:style-name="ro1">
          <table:table-cell office:value-type="string">
            <text:p>//pa=0.73;pb=0.769;n=table(V44);p=(n[1]*pa+n[2]*pb)/(n[1]+n[2]);pnorm(abs(pa-pb)/sqrt(p*(1-p)*(1/n[1] +1/n[2])))</text:p>
          </table:table-cell>
          <table:table-cell table:formula="of:=[.A135]" office:value-type="string" office:string-value="//pa=0.73;pb=0.769;n=table(V44);p=(n[1]*pa+n[2]*pb)/(n[1]+n[2]);pnorm(abs(pa-pb)/sqrt(p*(1-p)*(1/n[1] +1/n[2])))">
            <text:p>//pa=0.73;pb=0.769;n=table(V44);p=(n[1]*pa+n[2]*pb)/(n[1]+n[2]);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22 et celle des femmes est de 0.289 . quelle est la probabilité que la proportion des femmes soit differente de celle des hommes (altervative optimiste) ? {#0.8113466 :0.001} </text:p>
          </table:table-cell>
          <table:table-cell table:formula="of:=CONCATENATE(LEFT([.A137];FIND(&quot;{&quot;;[.A137])-1);&quot;{&quot;&amp;REPLACE([.AB137];FIND(&quot;,&quot;;[.AB137]);1;&quot;.&quot;)&amp;&quot;:&quot;&amp;REPLACE([.AC137];FIND(&quot;,&quot;;[.AC137]);1;&quot;.&quot;)&amp;&quot;}&quot;)" office:value-type="float" office:value="0">
            <text:p>Err :502</text:p>
          </table:table-cell>
          <table:table-cell table:number-columns-repeated="19"/>
          <table:table-cell table:formula="of:=MID([.A137];FIND(&quot;{&quot;;[.A137])+2;FIND(&quot;:&quot;;[.A137])-FIND(&quot;{&quot;;[.A137])-2)" office:value-type="string" office:string-value="0.8113466 ">
            <text:p>0.8113466 </text:p>
          </table:table-cell>
          <table:table-cell table:formula="of:=MID([.A137];FIND(&quot;:&quot;;[.A137])+1;FIND(&quot;}&quot;;[.A137])-FIND(&quot;:&quot;;[.A137])-1)" office:value-type="string" office:string-value="0.001">
            <text:p>0.001</text:p>
          </table:table-cell>
          <table:table-cell/>
          <table:table-cell table:style-name="ce2" table:formula="of:=VALUE(IF(LEN([.V137])=1;[.V137];REPLACE([.V137];FIND(&quot;.&quot;;[.V137]);1;&quot;,&quot;)))" office:value-type="float" office:value="0">
            <text:p>Err :502</text:p>
          </table:table-cell>
          <table:table-cell table:formula="of:=VALUE(REPLACE([.W137];FIND(&quot;.&quot;;[.W137]);1;&quot;,&quot;))" office:value-type="float" office:value="1">
            <text:p>1</text:p>
          </table:table-cell>
          <table:table-cell table:style-name="ce2" table:formula="of:=INT([.Y137]/[.Z137])*[.Z137]" office:value-type="float" office:value="0">
            <text:p>Err :502</text:p>
          </table:table-cell>
          <table:table-cell table:formula="of:=FIXED([.AA137]-[.Z137];LOG(1/[.Z137];10))" office:value-type="float" office:value="0">
            <text:p>Err :502</text:p>
          </table:table-cell>
          <table:table-cell table:formula="of:=FIXED([.AA137]+[.Z137];LOG(1/[.Z137];10))" office:value-type="float" office:value="0">
            <text:p>Err :502</text:p>
          </table:table-cell>
          <table:table-cell/>
        </table:table-row>
        <table:table-row table:style-name="ro1">
          <table:table-cell office:value-type="string">
            <text:p>//pa=0.22;pb=0.289;n=table(V44);p=(n[1]*pa+n[2]*pb)/(n[1]+n[2]);pnorm(abs(pa-pb)/sqrt(p*(1-p)*(1/n[1] +1/n[2])))</text:p>
          </table:table-cell>
          <table:table-cell table:formula="of:=[.A138]" office:value-type="string" office:string-value="//pa=0.22;pb=0.289;n=table(V44);p=(n[1]*pa+n[2]*pb)/(n[1]+n[2]);pnorm(abs(pa-pb)/sqrt(p*(1-p)*(1/n[1] +1/n[2])))">
            <text:p>//pa=0.22;pb=0.289;n=table(V44);p=(n[1]*pa+n[2]*pb)/(n[1]+n[2]);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54 et celle des femmes est de 0.558 . quelle est la probabilité que la proportion des femmes soit differente de celle des hommes (altervative optimiste) ? {#0.5797116 :0.001} </text:p>
          </table:table-cell>
          <table:table-cell table:formula="of:=CONCATENATE(LEFT([.A140];FIND(&quot;{&quot;;[.A140])-1);&quot;{&quot;&amp;REPLACE([.AB140];FIND(&quot;,&quot;;[.AB140]);1;&quot;.&quot;)&amp;&quot;:&quot;&amp;REPLACE([.AC140];FIND(&quot;,&quot;;[.AC140]);1;&quot;.&quot;)&amp;&quot;}&quot;)" office:value-type="float" office:value="0">
            <text:p>Err :502</text:p>
          </table:table-cell>
          <table:table-cell table:number-columns-repeated="19"/>
          <table:table-cell table:formula="of:=MID([.A140];FIND(&quot;{&quot;;[.A140])+2;FIND(&quot;:&quot;;[.A140])-FIND(&quot;{&quot;;[.A140])-2)" office:value-type="string" office:string-value="0.5797116 ">
            <text:p>0.5797116 </text:p>
          </table:table-cell>
          <table:table-cell table:formula="of:=MID([.A140];FIND(&quot;:&quot;;[.A140])+1;FIND(&quot;}&quot;;[.A140])-FIND(&quot;:&quot;;[.A140])-1)" office:value-type="string" office:string-value="0.001">
            <text:p>0.001</text:p>
          </table:table-cell>
          <table:table-cell/>
          <table:table-cell table:style-name="ce2" table:formula="of:=VALUE(IF(LEN([.V140])=1;[.V140];REPLACE([.V140];FIND(&quot;.&quot;;[.V140]);1;&quot;,&quot;)))" office:value-type="float" office:value="0">
            <text:p>Err :502</text:p>
          </table:table-cell>
          <table:table-cell table:formula="of:=VALUE(REPLACE([.W140];FIND(&quot;.&quot;;[.W140]);1;&quot;,&quot;))" office:value-type="float" office:value="1">
            <text:p>1</text:p>
          </table:table-cell>
          <table:table-cell table:style-name="ce2" table:formula="of:=INT([.Y140]/[.Z140])*[.Z140]" office:value-type="float" office:value="0">
            <text:p>Err :502</text:p>
          </table:table-cell>
          <table:table-cell table:formula="of:=FIXED([.AA140]-[.Z140];LOG(1/[.Z140];10))" office:value-type="float" office:value="0">
            <text:p>Err :502</text:p>
          </table:table-cell>
          <table:table-cell table:formula="of:=FIXED([.AA140]+[.Z140];LOG(1/[.Z140];10))" office:value-type="float" office:value="0">
            <text:p>Err :502</text:p>
          </table:table-cell>
          <table:table-cell/>
        </table:table-row>
        <table:table-row table:style-name="ro1">
          <table:table-cell office:value-type="string">
            <text:p>//pa=0.54;pb=0.558;n=table(V44);p=(n[1]*pa+n[2]*pb)/(n[1]+n[2]);pnorm(abs(pa-pb)/sqrt(p*(1-p)*(1/n[1] +1/n[2])))</text:p>
          </table:table-cell>
          <table:table-cell table:formula="of:=[.A141]" office:value-type="string" office:string-value="//pa=0.54;pb=0.558;n=table(V44);p=(n[1]*pa+n[2]*pb)/(n[1]+n[2]);pnorm(abs(pa-pb)/sqrt(p*(1-p)*(1/n[1] +1/n[2])))">
            <text:p>//pa=0.54;pb=0.558;n=table(V44);p=(n[1]*pa+n[2]*pb)/(n[1]+n[2]);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24 et celle des femmes est de 0.323 . quelle est la probabilité que la proportion des femmes soit differente de celle des hommes (altervative optimiste) ? {#0.8481658 :0.001} </text:p>
          </table:table-cell>
          <table:table-cell table:formula="of:=CONCATENATE(LEFT([.A143];FIND(&quot;{&quot;;[.A143])-1);&quot;{&quot;&amp;REPLACE([.AB143];FIND(&quot;,&quot;;[.AB143]);1;&quot;.&quot;)&amp;&quot;:&quot;&amp;REPLACE([.AC143];FIND(&quot;,&quot;;[.AC143]);1;&quot;.&quot;)&amp;&quot;}&quot;)" office:value-type="float" office:value="0">
            <text:p>Err :502</text:p>
          </table:table-cell>
          <table:table-cell table:number-columns-repeated="19"/>
          <table:table-cell table:formula="of:=MID([.A143];FIND(&quot;{&quot;;[.A143])+2;FIND(&quot;:&quot;;[.A143])-FIND(&quot;{&quot;;[.A143])-2)" office:value-type="string" office:string-value="0.8481658 ">
            <text:p>0.8481658 </text:p>
          </table:table-cell>
          <table:table-cell table:formula="of:=MID([.A143];FIND(&quot;:&quot;;[.A143])+1;FIND(&quot;}&quot;;[.A143])-FIND(&quot;:&quot;;[.A143])-1)" office:value-type="string" office:string-value="0.001">
            <text:p>0.001</text:p>
          </table:table-cell>
          <table:table-cell/>
          <table:table-cell table:style-name="ce2" table:formula="of:=VALUE(IF(LEN([.V143])=1;[.V143];REPLACE([.V143];FIND(&quot;.&quot;;[.V143]);1;&quot;,&quot;)))" office:value-type="float" office:value="0">
            <text:p>Err :502</text:p>
          </table:table-cell>
          <table:table-cell table:formula="of:=VALUE(REPLACE([.W143];FIND(&quot;.&quot;;[.W143]);1;&quot;,&quot;))" office:value-type="float" office:value="1">
            <text:p>1</text:p>
          </table:table-cell>
          <table:table-cell table:style-name="ce2" table:formula="of:=INT([.Y143]/[.Z143])*[.Z143]" office:value-type="float" office:value="0">
            <text:p>Err :502</text:p>
          </table:table-cell>
          <table:table-cell table:formula="of:=FIXED([.AA143]-[.Z143];LOG(1/[.Z143];10))" office:value-type="float" office:value="0">
            <text:p>Err :502</text:p>
          </table:table-cell>
          <table:table-cell table:formula="of:=FIXED([.AA143]+[.Z143];LOG(1/[.Z143];10))" office:value-type="float" office:value="0">
            <text:p>Err :502</text:p>
          </table:table-cell>
          <table:table-cell/>
        </table:table-row>
        <table:table-row table:style-name="ro1">
          <table:table-cell office:value-type="string">
            <text:p>//pa=0.24;pb=0.323;n=table(V44);p=(n[1]*pa+n[2]*pb)/(n[1]+n[2]);pnorm(abs(pa-pb)/sqrt(p*(1-p)*(1/n[1] +1/n[2])))</text:p>
          </table:table-cell>
          <table:table-cell table:formula="of:=[.A144]" office:value-type="string" office:string-value="//pa=0.24;pb=0.323;n=table(V44);p=(n[1]*pa+n[2]*pb)/(n[1]+n[2]);pnorm(abs(pa-pb)/sqrt(p*(1-p)*(1/n[1] +1/n[2])))">
            <text:p>//pa=0.24;pb=0.323;n=table(V44);p=(n[1]*pa+n[2]*pb)/(n[1]+n[2]);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91 et celle des femmes est de 0.935 . quelle est la probabilité que la proportion des femmes soit differente de celle des hommes (altervative optimiste) ? {#0.6978135 :0.001} </text:p>
          </table:table-cell>
          <table:table-cell table:formula="of:=CONCATENATE(LEFT([.A146];FIND(&quot;{&quot;;[.A146])-1);&quot;{&quot;&amp;REPLACE([.AB146];FIND(&quot;,&quot;;[.AB146]);1;&quot;.&quot;)&amp;&quot;:&quot;&amp;REPLACE([.AC146];FIND(&quot;,&quot;;[.AC146]);1;&quot;.&quot;)&amp;&quot;}&quot;)" office:value-type="float" office:value="0">
            <text:p>Err :502</text:p>
          </table:table-cell>
          <table:table-cell table:number-columns-repeated="19"/>
          <table:table-cell table:formula="of:=MID([.A146];FIND(&quot;{&quot;;[.A146])+2;FIND(&quot;:&quot;;[.A146])-FIND(&quot;{&quot;;[.A146])-2)" office:value-type="string" office:string-value="0.6978135 ">
            <text:p>0.6978135 </text:p>
          </table:table-cell>
          <table:table-cell table:formula="of:=MID([.A146];FIND(&quot;:&quot;;[.A146])+1;FIND(&quot;}&quot;;[.A146])-FIND(&quot;:&quot;;[.A146])-1)" office:value-type="string" office:string-value="0.001">
            <text:p>0.001</text:p>
          </table:table-cell>
          <table:table-cell/>
          <table:table-cell table:style-name="ce2" table:formula="of:=VALUE(IF(LEN([.V146])=1;[.V146];REPLACE([.V146];FIND(&quot;.&quot;;[.V146]);1;&quot;,&quot;)))" office:value-type="float" office:value="0">
            <text:p>Err :502</text:p>
          </table:table-cell>
          <table:table-cell table:formula="of:=VALUE(REPLACE([.W146];FIND(&quot;.&quot;;[.W146]);1;&quot;,&quot;))" office:value-type="float" office:value="1">
            <text:p>1</text:p>
          </table:table-cell>
          <table:table-cell table:style-name="ce2" table:formula="of:=INT([.Y146]/[.Z146])*[.Z146]" office:value-type="float" office:value="0">
            <text:p>Err :502</text:p>
          </table:table-cell>
          <table:table-cell table:formula="of:=FIXED([.AA146]-[.Z146];LOG(1/[.Z146];10))" office:value-type="float" office:value="0">
            <text:p>Err :502</text:p>
          </table:table-cell>
          <table:table-cell table:formula="of:=FIXED([.AA146]+[.Z146];LOG(1/[.Z146];10))" office:value-type="float" office:value="0">
            <text:p>Err :502</text:p>
          </table:table-cell>
          <table:table-cell/>
        </table:table-row>
        <table:table-row table:style-name="ro1">
          <table:table-cell office:value-type="string">
            <text:p>//pa=0.91;pb=0.935;n=table(V44);p=(n[1]*pa+n[2]*pb)/(n[1]+n[2]);pnorm(abs(pa-pb)/sqrt(p*(1-p)*(1/n[1] +1/n[2])))</text:p>
          </table:table-cell>
          <table:table-cell table:formula="of:=[.A147]" office:value-type="string" office:string-value="//pa=0.91;pb=0.935;n=table(V44);p=(n[1]*pa+n[2]*pb)/(n[1]+n[2]);pnorm(abs(pa-pb)/sqrt(p*(1-p)*(1/n[1] +1/n[2])))">
            <text:p>//pa=0.91;pb=0.935;n=table(V44);p=(n[1]*pa+n[2]*pb)/(n[1]+n[2]);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12 et celle des femmes est de 0.202 . quelle est la probabilité que la proportion des femmes soit differente de celle des hommes (altervative optimiste) ? {#0.8938038:0.001} </text:p>
          </table:table-cell>
          <table:table-cell table:formula="of:=CONCATENATE(LEFT([.A149];FIND(&quot;{&quot;;[.A149])-1);&quot;{&quot;&amp;REPLACE([.AB149];FIND(&quot;,&quot;;[.AB149]);1;&quot;.&quot;)&amp;&quot;:&quot;&amp;REPLACE([.AC149];FIND(&quot;,&quot;;[.AC149]);1;&quot;.&quot;)&amp;&quot;}&quot;)" office:value-type="float" office:value="0">
            <text:p>Err :502</text:p>
          </table:table-cell>
          <table:table-cell table:number-columns-repeated="19"/>
          <table:table-cell table:formula="of:=MID([.A149];FIND(&quot;{&quot;;[.A149])+2;FIND(&quot;:&quot;;[.A149])-FIND(&quot;{&quot;;[.A149])-2)" office:value-type="string" office:string-value="0.8938038">
            <text:p>0.8938038</text:p>
          </table:table-cell>
          <table:table-cell table:formula="of:=MID([.A149];FIND(&quot;:&quot;;[.A149])+1;FIND(&quot;}&quot;;[.A149])-FIND(&quot;:&quot;;[.A149])-1)" office:value-type="string" office:string-value="0.001">
            <text:p>0.001</text:p>
          </table:table-cell>
          <table:table-cell/>
          <table:table-cell table:style-name="ce2" table:formula="of:=VALUE(IF(LEN([.V149])=1;[.V149];REPLACE([.V149];FIND(&quot;.&quot;;[.V149]);1;&quot;,&quot;)))" office:value-type="float" office:value="0">
            <text:p>Err :502</text:p>
          </table:table-cell>
          <table:table-cell table:formula="of:=VALUE(REPLACE([.W149];FIND(&quot;.&quot;;[.W149]);1;&quot;,&quot;))" office:value-type="float" office:value="1">
            <text:p>1</text:p>
          </table:table-cell>
          <table:table-cell table:style-name="ce2" table:formula="of:=INT([.Y149]/[.Z149])*[.Z149]" office:value-type="float" office:value="0">
            <text:p>Err :502</text:p>
          </table:table-cell>
          <table:table-cell table:formula="of:=FIXED([.AA149]-[.Z149];LOG(1/[.Z149];10))" office:value-type="float" office:value="0">
            <text:p>Err :502</text:p>
          </table:table-cell>
          <table:table-cell table:formula="of:=FIXED([.AA149]+[.Z149];LOG(1/[.Z149];10))" office:value-type="float" office:value="0">
            <text:p>Err :502</text:p>
          </table:table-cell>
          <table:table-cell/>
        </table:table-row>
        <table:table-row table:style-name="ro1">
          <table:table-cell office:value-type="string">
            <text:p>//pa=0.12;pb=0.202;n=table(V44);p=(n[1]*pa+n[2]*pb)/(n[1]+n[2]);pnorm(abs(pa-pb)/sqrt(p*(1-p)*(1/n[1] +1/n[2])))</text:p>
          </table:table-cell>
          <table:table-cell table:formula="of:=[.A150]" office:value-type="string" office:string-value="//pa=0.12;pb=0.202;n=table(V44);p=(n[1]*pa+n[2]*pb)/(n[1]+n[2]);pnorm(abs(pa-pb)/sqrt(p*(1-p)*(1/n[1] +1/n[2])))">
            <text:p>//pa=0.12;pb=0.202;n=table(V44);p=(n[1]*pa+n[2]*pb)/(n[1]+n[2]);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4 et celle des femmes est de 0.418 . quelle est la probabilité que la proportion des femmes soit differente de celle des hommes (altervative pessimiste) ? {#0.5793398 <text:s/>:0.001} </text:p>
          </table:table-cell>
          <table:table-cell table:formula="of:=CONCATENATE(LEFT([.A152];FIND(&quot;{&quot;;[.A152])-1);&quot;{&quot;&amp;REPLACE([.AB152];FIND(&quot;,&quot;;[.AB152]);1;&quot;.&quot;)&amp;&quot;:&quot;&amp;REPLACE([.AC152];FIND(&quot;,&quot;;[.AC152]);1;&quot;.&quot;)&amp;&quot;}&quot;)" office:value-type="float" office:value="0">
            <text:p>Err :502</text:p>
          </table:table-cell>
          <table:table-cell table:number-columns-repeated="19"/>
          <table:table-cell table:formula="of:=MID([.A152];FIND(&quot;{&quot;;[.A152])+2;FIND(&quot;:&quot;;[.A152])-FIND(&quot;{&quot;;[.A152])-2)" office:value-type="string" office:string-value="0.5793398  ">
            <text:p>0.5793398 <text:s/></text:p>
          </table:table-cell>
          <table:table-cell table:formula="of:=MID([.A152];FIND(&quot;:&quot;;[.A152])+1;FIND(&quot;}&quot;;[.A152])-FIND(&quot;:&quot;;[.A152])-1)" office:value-type="string" office:string-value="0.001">
            <text:p>0.001</text:p>
          </table:table-cell>
          <table:table-cell/>
          <table:table-cell table:style-name="ce2" table:formula="of:=VALUE(IF(LEN([.V152])=1;[.V152];REPLACE([.V152];FIND(&quot;.&quot;;[.V152]);1;&quot;,&quot;)))" office:value-type="float" office:value="0">
            <text:p>Err :502</text:p>
          </table:table-cell>
          <table:table-cell table:formula="of:=VALUE(REPLACE([.W152];FIND(&quot;.&quot;;[.W152]);1;&quot;,&quot;))" office:value-type="float" office:value="1">
            <text:p>1</text:p>
          </table:table-cell>
          <table:table-cell table:style-name="ce2" table:formula="of:=INT([.Y152]/[.Z152])*[.Z152]" office:value-type="float" office:value="0">
            <text:p>Err :502</text:p>
          </table:table-cell>
          <table:table-cell table:formula="of:=FIXED([.AA152]-[.Z152];LOG(1/[.Z152];10))" office:value-type="float" office:value="0">
            <text:p>Err :502</text:p>
          </table:table-cell>
          <table:table-cell table:formula="of:=FIXED([.AA152]+[.Z152];LOG(1/[.Z152];10))" office:value-type="float" office:value="0">
            <text:p>Err :502</text:p>
          </table:table-cell>
          <table:table-cell/>
        </table:table-row>
        <table:table-row table:style-name="ro1">
          <table:table-cell office:value-type="string">
            <text:p>//pa=0.4;pb=0.418;n=table(V44);p=.5;pnorm(abs(pa-pb)/sqrt(p*(1-p)*(1/n[1] +1/n[2])))</text:p>
          </table:table-cell>
          <table:table-cell table:formula="of:=[.A153]" office:value-type="string" office:string-value="//pa=0.4;pb=0.418;n=table(V44);p=.5;pnorm(abs(pa-pb)/sqrt(p*(1-p)*(1/n[1] +1/n[2])))">
            <text:p>//pa=0.4;pb=0.418;n=table(V44);p=.5;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75 et celle des femmes est de 0.84 . quelle est la probabilité que la proportion des femmes soit differente de celle des hommes (altervative pessimiste) ? {#0.8415923 :0.001} </text:p>
          </table:table-cell>
          <table:table-cell table:formula="of:=CONCATENATE(LEFT([.A155];FIND(&quot;{&quot;;[.A155])-1);&quot;{&quot;&amp;REPLACE([.AB155];FIND(&quot;,&quot;;[.AB155]);1;&quot;.&quot;)&amp;&quot;:&quot;&amp;REPLACE([.AC155];FIND(&quot;,&quot;;[.AC155]);1;&quot;.&quot;)&amp;&quot;}&quot;)" office:value-type="float" office:value="0">
            <text:p>Err :502</text:p>
          </table:table-cell>
          <table:table-cell table:number-columns-repeated="19"/>
          <table:table-cell table:formula="of:=MID([.A155];FIND(&quot;{&quot;;[.A155])+2;FIND(&quot;:&quot;;[.A155])-FIND(&quot;{&quot;;[.A155])-2)" office:value-type="string" office:string-value="0.8415923 ">
            <text:p>0.8415923 </text:p>
          </table:table-cell>
          <table:table-cell table:formula="of:=MID([.A155];FIND(&quot;:&quot;;[.A155])+1;FIND(&quot;}&quot;;[.A155])-FIND(&quot;:&quot;;[.A155])-1)" office:value-type="string" office:string-value="0.001">
            <text:p>0.001</text:p>
          </table:table-cell>
          <table:table-cell/>
          <table:table-cell table:style-name="ce2" table:formula="of:=VALUE(IF(LEN([.V155])=1;[.V155];REPLACE([.V155];FIND(&quot;.&quot;;[.V155]);1;&quot;,&quot;)))" office:value-type="float" office:value="0">
            <text:p>Err :502</text:p>
          </table:table-cell>
          <table:table-cell table:formula="of:=VALUE(REPLACE([.W155];FIND(&quot;.&quot;;[.W155]);1;&quot;,&quot;))" office:value-type="float" office:value="1">
            <text:p>1</text:p>
          </table:table-cell>
          <table:table-cell table:style-name="ce2" table:formula="of:=INT([.Y155]/[.Z155])*[.Z155]" office:value-type="float" office:value="0">
            <text:p>Err :502</text:p>
          </table:table-cell>
          <table:table-cell table:formula="of:=FIXED([.AA155]-[.Z155];LOG(1/[.Z155];10))" office:value-type="float" office:value="0">
            <text:p>Err :502</text:p>
          </table:table-cell>
          <table:table-cell table:formula="of:=FIXED([.AA155]+[.Z155];LOG(1/[.Z155];10))" office:value-type="float" office:value="0">
            <text:p>Err :502</text:p>
          </table:table-cell>
          <table:table-cell/>
        </table:table-row>
        <table:table-row table:style-name="ro1">
          <table:table-cell office:value-type="string">
            <text:p>//pa=0.75;pb=0.84;n=table(V44);p=.5;pnorm(abs(pa-pb)/sqrt(p*(1-p)*(1/n[1] +1/n[2])))</text:p>
          </table:table-cell>
          <table:table-cell table:formula="of:=[.A156]" office:value-type="string" office:string-value="//pa=0.75;pb=0.84;n=table(V44);p=.5;pnorm(abs(pa-pb)/sqrt(p*(1-p)*(1/n[1] +1/n[2])))">
            <text:p>//pa=0.75;pb=0.84;n=table(V44);p=.5;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01 et celle des femmes est de 0.071 . quelle est la probabilité que la proportion des femmes soit differente de celle des hommes (altervative pessimiste) ? {#0.7512636 :0.001} </text:p>
          </table:table-cell>
          <table:table-cell table:formula="of:=CONCATENATE(LEFT([.A158];FIND(&quot;{&quot;;[.A158])-1);&quot;{&quot;&amp;REPLACE([.AB158];FIND(&quot;,&quot;;[.AB158]);1;&quot;.&quot;)&amp;&quot;:&quot;&amp;REPLACE([.AC158];FIND(&quot;,&quot;;[.AC158]);1;&quot;.&quot;)&amp;&quot;}&quot;)" office:value-type="float" office:value="0">
            <text:p>Err :502</text:p>
          </table:table-cell>
          <table:table-cell table:number-columns-repeated="19"/>
          <table:table-cell table:formula="of:=MID([.A158];FIND(&quot;{&quot;;[.A158])+2;FIND(&quot;:&quot;;[.A158])-FIND(&quot;{&quot;;[.A158])-2)" office:value-type="string" office:string-value="0.7512636 ">
            <text:p>0.7512636 </text:p>
          </table:table-cell>
          <table:table-cell table:formula="of:=MID([.A158];FIND(&quot;:&quot;;[.A158])+1;FIND(&quot;}&quot;;[.A158])-FIND(&quot;:&quot;;[.A158])-1)" office:value-type="string" office:string-value="0.001">
            <text:p>0.001</text:p>
          </table:table-cell>
          <table:table-cell/>
          <table:table-cell table:style-name="ce2" table:formula="of:=VALUE(IF(LEN([.V158])=1;[.V158];REPLACE([.V158];FIND(&quot;.&quot;;[.V158]);1;&quot;,&quot;)))" office:value-type="float" office:value="0">
            <text:p>Err :502</text:p>
          </table:table-cell>
          <table:table-cell table:formula="of:=VALUE(REPLACE([.W158];FIND(&quot;.&quot;;[.W158]);1;&quot;,&quot;))" office:value-type="float" office:value="1">
            <text:p>1</text:p>
          </table:table-cell>
          <table:table-cell table:style-name="ce2" table:formula="of:=INT([.Y158]/[.Z158])*[.Z158]" office:value-type="float" office:value="0">
            <text:p>Err :502</text:p>
          </table:table-cell>
          <table:table-cell table:formula="of:=FIXED([.AA158]-[.Z158];LOG(1/[.Z158];10))" office:value-type="float" office:value="0">
            <text:p>Err :502</text:p>
          </table:table-cell>
          <table:table-cell table:formula="of:=FIXED([.AA158]+[.Z158];LOG(1/[.Z158];10))" office:value-type="float" office:value="0">
            <text:p>Err :502</text:p>
          </table:table-cell>
          <table:table-cell/>
        </table:table-row>
        <table:table-row table:style-name="ro1">
          <table:table-cell office:value-type="string">
            <text:p>//pa=0.01;pb=0.071;n=table(V44);p=.5;pnorm(abs(pa-pb)/sqrt(p*(1-p)*(1/n[1] +1/n[2])))</text:p>
          </table:table-cell>
          <table:table-cell table:formula="of:=[.A159]" office:value-type="string" office:string-value="//pa=0.01;pb=0.071;n=table(V44);p=.5;pnorm(abs(pa-pb)/sqrt(p*(1-p)*(1/n[1] +1/n[2])))">
            <text:p>//pa=0.01;pb=0.071;n=table(V44);p=.5;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65 et celle des femmes est de 0.706 . quelle est la probabilité que la proportion des femmes soit differente de celle des hommes (altervative pessimiste) ? {#0.7333115 :0.001} </text:p>
          </table:table-cell>
          <table:table-cell table:formula="of:=CONCATENATE(LEFT([.A161];FIND(&quot;{&quot;;[.A161])-1);&quot;{&quot;&amp;REPLACE([.AB161];FIND(&quot;,&quot;;[.AB161]);1;&quot;.&quot;)&amp;&quot;:&quot;&amp;REPLACE([.AC161];FIND(&quot;,&quot;;[.AC161]);1;&quot;.&quot;)&amp;&quot;}&quot;)" office:value-type="float" office:value="0">
            <text:p>Err :502</text:p>
          </table:table-cell>
          <table:table-cell table:number-columns-repeated="19"/>
          <table:table-cell table:formula="of:=MID([.A161];FIND(&quot;{&quot;;[.A161])+2;FIND(&quot;:&quot;;[.A161])-FIND(&quot;{&quot;;[.A161])-2)" office:value-type="string" office:string-value="0.7333115 ">
            <text:p>0.7333115 </text:p>
          </table:table-cell>
          <table:table-cell table:formula="of:=MID([.A161];FIND(&quot;:&quot;;[.A161])+1;FIND(&quot;}&quot;;[.A161])-FIND(&quot;:&quot;;[.A161])-1)" office:value-type="string" office:string-value="0.001">
            <text:p>0.001</text:p>
          </table:table-cell>
          <table:table-cell/>
          <table:table-cell table:style-name="ce2" table:formula="of:=VALUE(IF(LEN([.V161])=1;[.V161];REPLACE([.V161];FIND(&quot;.&quot;;[.V161]);1;&quot;,&quot;)))" office:value-type="float" office:value="0">
            <text:p>Err :502</text:p>
          </table:table-cell>
          <table:table-cell table:formula="of:=VALUE(REPLACE([.W161];FIND(&quot;.&quot;;[.W161]);1;&quot;,&quot;))" office:value-type="float" office:value="1">
            <text:p>1</text:p>
          </table:table-cell>
          <table:table-cell table:style-name="ce2" table:formula="of:=INT([.Y161]/[.Z161])*[.Z161]" office:value-type="float" office:value="0">
            <text:p>Err :502</text:p>
          </table:table-cell>
          <table:table-cell table:formula="of:=FIXED([.AA161]-[.Z161];LOG(1/[.Z161];10))" office:value-type="float" office:value="0">
            <text:p>Err :502</text:p>
          </table:table-cell>
          <table:table-cell table:formula="of:=FIXED([.AA161]+[.Z161];LOG(1/[.Z161];10))" office:value-type="float" office:value="0">
            <text:p>Err :502</text:p>
          </table:table-cell>
          <table:table-cell/>
        </table:table-row>
        <table:table-row table:style-name="ro1">
          <table:table-cell office:value-type="string">
            <text:p>//pa=0.65;pb=0.706;n=table(V44);p=.5;pnorm(abs(pa-pb)/sqrt(p*(1-p)*(1/n[1] +1/n[2])))</text:p>
          </table:table-cell>
          <table:table-cell table:formula="of:=[.A162]" office:value-type="string" office:string-value="//pa=0.65;pb=0.706;n=table(V44);p=.5;pnorm(abs(pa-pb)/sqrt(p*(1-p)*(1/n[1] +1/n[2])))">
            <text:p>//pa=0.65;pb=0.706;n=table(V44);p=.5;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73 et celle des femmes est de 0.769 . quelle est la probabilité que la proportion des femmes soit differente de celle des hommes (altervative pessimiste) ? {#0.6677748 :0.001} </text:p>
          </table:table-cell>
          <table:table-cell table:formula="of:=CONCATENATE(LEFT([.A164];FIND(&quot;{&quot;;[.A164])-1);&quot;{&quot;&amp;REPLACE([.AB164];FIND(&quot;,&quot;;[.AB164]);1;&quot;.&quot;)&amp;&quot;:&quot;&amp;REPLACE([.AC164];FIND(&quot;,&quot;;[.AC164]);1;&quot;.&quot;)&amp;&quot;}&quot;)" office:value-type="float" office:value="0">
            <text:p>Err :502</text:p>
          </table:table-cell>
          <table:table-cell table:number-columns-repeated="19"/>
          <table:table-cell table:formula="of:=MID([.A164];FIND(&quot;{&quot;;[.A164])+2;FIND(&quot;:&quot;;[.A164])-FIND(&quot;{&quot;;[.A164])-2)" office:value-type="string" office:string-value="0.6677748 ">
            <text:p>0.6677748 </text:p>
          </table:table-cell>
          <table:table-cell table:formula="of:=MID([.A164];FIND(&quot;:&quot;;[.A164])+1;FIND(&quot;}&quot;;[.A164])-FIND(&quot;:&quot;;[.A164])-1)" office:value-type="string" office:string-value="0.001">
            <text:p>0.001</text:p>
          </table:table-cell>
          <table:table-cell/>
          <table:table-cell table:style-name="ce2" table:formula="of:=VALUE(IF(LEN([.V164])=1;[.V164];REPLACE([.V164];FIND(&quot;.&quot;;[.V164]);1;&quot;,&quot;)))" office:value-type="float" office:value="0">
            <text:p>Err :502</text:p>
          </table:table-cell>
          <table:table-cell table:formula="of:=VALUE(REPLACE([.W164];FIND(&quot;.&quot;;[.W164]);1;&quot;,&quot;))" office:value-type="float" office:value="1">
            <text:p>1</text:p>
          </table:table-cell>
          <table:table-cell table:style-name="ce2" table:formula="of:=INT([.Y164]/[.Z164])*[.Z164]" office:value-type="float" office:value="0">
            <text:p>Err :502</text:p>
          </table:table-cell>
          <table:table-cell table:formula="of:=FIXED([.AA164]-[.Z164];LOG(1/[.Z164];10))" office:value-type="float" office:value="0">
            <text:p>Err :502</text:p>
          </table:table-cell>
          <table:table-cell table:formula="of:=FIXED([.AA164]+[.Z164];LOG(1/[.Z164];10))" office:value-type="float" office:value="0">
            <text:p>Err :502</text:p>
          </table:table-cell>
          <table:table-cell/>
        </table:table-row>
        <table:table-row table:style-name="ro1">
          <table:table-cell office:value-type="string">
            <text:p>//pa=0.73;pb=0.769;n=table(V44);p=.5;pnorm(abs(pa-pb)/sqrt(p*(1-p)*(1/n[1] +1/n[2])))</text:p>
          </table:table-cell>
          <table:table-cell table:formula="of:=[.A165]" office:value-type="string" office:string-value="//pa=0.73;pb=0.769;n=table(V44);p=.5;pnorm(abs(pa-pb)/sqrt(p*(1-p)*(1/n[1] +1/n[2])))">
            <text:p>//pa=0.73;pb=0.769;n=table(V44);p=.5;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22 et celle des femmes est de 0.289 . quelle est la probabilité que la proportion des femmes soit differente de celle des hommes (altervative pessimiste) ? {#0.7785934 :0.001} </text:p>
          </table:table-cell>
          <table:table-cell table:formula="of:=CONCATENATE(LEFT([.A167];FIND(&quot;{&quot;;[.A167])-1);&quot;{&quot;&amp;REPLACE([.AB167];FIND(&quot;,&quot;;[.AB167]);1;&quot;.&quot;)&amp;&quot;:&quot;&amp;REPLACE([.AC167];FIND(&quot;,&quot;;[.AC167]);1;&quot;.&quot;)&amp;&quot;}&quot;)" office:value-type="float" office:value="0">
            <text:p>Err :502</text:p>
          </table:table-cell>
          <table:table-cell table:number-columns-repeated="19"/>
          <table:table-cell table:formula="of:=MID([.A167];FIND(&quot;{&quot;;[.A167])+2;FIND(&quot;:&quot;;[.A167])-FIND(&quot;{&quot;;[.A167])-2)" office:value-type="string" office:string-value="0.7785934 ">
            <text:p>0.7785934 </text:p>
          </table:table-cell>
          <table:table-cell table:formula="of:=MID([.A167];FIND(&quot;:&quot;;[.A167])+1;FIND(&quot;}&quot;;[.A167])-FIND(&quot;:&quot;;[.A167])-1)" office:value-type="string" office:string-value="0.001">
            <text:p>0.001</text:p>
          </table:table-cell>
          <table:table-cell/>
          <table:table-cell table:style-name="ce2" table:formula="of:=VALUE(IF(LEN([.V167])=1;[.V167];REPLACE([.V167];FIND(&quot;.&quot;;[.V167]);1;&quot;,&quot;)))" office:value-type="float" office:value="0">
            <text:p>Err :502</text:p>
          </table:table-cell>
          <table:table-cell table:formula="of:=VALUE(REPLACE([.W167];FIND(&quot;.&quot;;[.W167]);1;&quot;,&quot;))" office:value-type="float" office:value="1">
            <text:p>1</text:p>
          </table:table-cell>
          <table:table-cell table:style-name="ce2" table:formula="of:=INT([.Y167]/[.Z167])*[.Z167]" office:value-type="float" office:value="0">
            <text:p>Err :502</text:p>
          </table:table-cell>
          <table:table-cell table:formula="of:=FIXED([.AA167]-[.Z167];LOG(1/[.Z167];10))" office:value-type="float" office:value="0">
            <text:p>Err :502</text:p>
          </table:table-cell>
          <table:table-cell table:formula="of:=FIXED([.AA167]+[.Z167];LOG(1/[.Z167];10))" office:value-type="float" office:value="0">
            <text:p>Err :502</text:p>
          </table:table-cell>
          <table:table-cell/>
        </table:table-row>
        <table:table-row table:style-name="ro1">
          <table:table-cell office:value-type="string">
            <text:p>//pa=0.22;pb=0.289;n=table(V44);p=.5;pnorm(abs(pa-pb)/sqrt(p*(1-p)*(1/n[1] +1/n[2])))</text:p>
          </table:table-cell>
          <table:table-cell table:formula="of:=[.A168]" office:value-type="string" office:string-value="//pa=0.22;pb=0.289;n=table(V44);p=.5;pnorm(abs(pa-pb)/sqrt(p*(1-p)*(1/n[1] +1/n[2])))">
            <text:p>//pa=0.22;pb=0.289;n=table(V44);p=.5;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54 et celle des femmes est de 0.558 . quelle est la probabilité que la proportion des femmes soit differente de celle des hommes (altervative pessimiste) ? {#0.5793398 :0.001} </text:p>
          </table:table-cell>
          <table:table-cell table:formula="of:=CONCATENATE(LEFT([.A170];FIND(&quot;{&quot;;[.A170])-1);&quot;{&quot;&amp;REPLACE([.AB170];FIND(&quot;,&quot;;[.AB170]);1;&quot;.&quot;)&amp;&quot;:&quot;&amp;REPLACE([.AC170];FIND(&quot;,&quot;;[.AC170]);1;&quot;.&quot;)&amp;&quot;}&quot;)" office:value-type="float" office:value="0">
            <text:p>Err :502</text:p>
          </table:table-cell>
          <table:table-cell table:number-columns-repeated="19"/>
          <table:table-cell table:formula="of:=MID([.A170];FIND(&quot;{&quot;;[.A170])+2;FIND(&quot;:&quot;;[.A170])-FIND(&quot;{&quot;;[.A170])-2)" office:value-type="string" office:string-value="0.5793398 ">
            <text:p>0.5793398 </text:p>
          </table:table-cell>
          <table:table-cell table:formula="of:=MID([.A170];FIND(&quot;:&quot;;[.A170])+1;FIND(&quot;}&quot;;[.A170])-FIND(&quot;:&quot;;[.A170])-1)" office:value-type="string" office:string-value="0.001">
            <text:p>0.001</text:p>
          </table:table-cell>
          <table:table-cell/>
          <table:table-cell table:style-name="ce2" table:formula="of:=VALUE(IF(LEN([.V170])=1;[.V170];REPLACE([.V170];FIND(&quot;.&quot;;[.V170]);1;&quot;,&quot;)))" office:value-type="float" office:value="0">
            <text:p>Err :502</text:p>
          </table:table-cell>
          <table:table-cell table:formula="of:=VALUE(REPLACE([.W170];FIND(&quot;.&quot;;[.W170]);1;&quot;,&quot;))" office:value-type="float" office:value="1">
            <text:p>1</text:p>
          </table:table-cell>
          <table:table-cell table:style-name="ce2" table:formula="of:=INT([.Y170]/[.Z170])*[.Z170]" office:value-type="float" office:value="0">
            <text:p>Err :502</text:p>
          </table:table-cell>
          <table:table-cell table:formula="of:=FIXED([.AA170]-[.Z170];LOG(1/[.Z170];10))" office:value-type="float" office:value="0">
            <text:p>Err :502</text:p>
          </table:table-cell>
          <table:table-cell table:formula="of:=FIXED([.AA170]+[.Z170];LOG(1/[.Z170];10))" office:value-type="float" office:value="0">
            <text:p>Err :502</text:p>
          </table:table-cell>
          <table:table-cell/>
        </table:table-row>
        <table:table-row table:style-name="ro1">
          <table:table-cell office:value-type="string">
            <text:p>//pa=0.54;pb=0.558;n=table(V44);p=.5;pnorm(abs(pa-pb)/sqrt(p*(1-p)*(1/n[1] +1/n[2])))</text:p>
          </table:table-cell>
          <table:table-cell table:formula="of:=[.A171]" office:value-type="string" office:string-value="//pa=0.54;pb=0.558;n=table(V44);p=.5;pnorm(abs(pa-pb)/sqrt(p*(1-p)*(1/n[1] +1/n[2])))">
            <text:p>//pa=0.54;pb=0.558;n=table(V44);p=.5;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24 et celle des femmes est de 0.323 . quelle est la probabilité que la proportion des femmes soit differente de celle des hommes (altervative pessimiste) ? {#0.8220397 :0.001} </text:p>
          </table:table-cell>
          <table:table-cell table:formula="of:=CONCATENATE(LEFT([.A173];FIND(&quot;{&quot;;[.A173])-1);&quot;{&quot;&amp;REPLACE([.AB173];FIND(&quot;,&quot;;[.AB173]);1;&quot;.&quot;)&amp;&quot;:&quot;&amp;REPLACE([.AC173];FIND(&quot;,&quot;;[.AC173]);1;&quot;.&quot;)&amp;&quot;}&quot;)" office:value-type="float" office:value="0">
            <text:p>Err :502</text:p>
          </table:table-cell>
          <table:table-cell table:number-columns-repeated="19"/>
          <table:table-cell table:formula="of:=MID([.A173];FIND(&quot;{&quot;;[.A173])+2;FIND(&quot;:&quot;;[.A173])-FIND(&quot;{&quot;;[.A173])-2)" office:value-type="string" office:string-value="0.8220397 ">
            <text:p>0.8220397 </text:p>
          </table:table-cell>
          <table:table-cell table:formula="of:=MID([.A173];FIND(&quot;:&quot;;[.A173])+1;FIND(&quot;}&quot;;[.A173])-FIND(&quot;:&quot;;[.A173])-1)" office:value-type="string" office:string-value="0.001">
            <text:p>0.001</text:p>
          </table:table-cell>
          <table:table-cell/>
          <table:table-cell table:style-name="ce2" table:formula="of:=VALUE(IF(LEN([.V173])=1;[.V173];REPLACE([.V173];FIND(&quot;.&quot;;[.V173]);1;&quot;,&quot;)))" office:value-type="float" office:value="0">
            <text:p>Err :502</text:p>
          </table:table-cell>
          <table:table-cell table:formula="of:=VALUE(REPLACE([.W173];FIND(&quot;.&quot;;[.W173]);1;&quot;,&quot;))" office:value-type="float" office:value="1">
            <text:p>1</text:p>
          </table:table-cell>
          <table:table-cell table:style-name="ce2" table:formula="of:=INT([.Y173]/[.Z173])*[.Z173]" office:value-type="float" office:value="0">
            <text:p>Err :502</text:p>
          </table:table-cell>
          <table:table-cell table:formula="of:=FIXED([.AA173]-[.Z173];LOG(1/[.Z173];10))" office:value-type="float" office:value="0">
            <text:p>Err :502</text:p>
          </table:table-cell>
          <table:table-cell table:formula="of:=FIXED([.AA173]+[.Z173];LOG(1/[.Z173];10))" office:value-type="float" office:value="0">
            <text:p>Err :502</text:p>
          </table:table-cell>
          <table:table-cell/>
        </table:table-row>
        <table:table-row table:style-name="ro1">
          <table:table-cell office:value-type="string">
            <text:p>//pa=0.24;pb=0.323;n=table(V44);p=.5;pnorm(abs(pa-pb)/sqrt(p*(1-p)*(1/n[1] +1/n[2])))</text:p>
          </table:table-cell>
          <table:table-cell table:formula="of:=[.A174]" office:value-type="string" office:string-value="//pa=0.24;pb=0.323;n=table(V44);p=.5;pnorm(abs(pa-pb)/sqrt(p*(1-p)*(1/n[1] +1/n[2])))">
            <text:p>//pa=0.24;pb=0.323;n=table(V44);p=.5;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91 et celle des femmes est de 0.935 . quelle est la probabilité que la proportion des femmes soit differente de celle des hommes (altervative pessimiste) ? {#0.6095177 :0.001} </text:p>
          </table:table-cell>
          <table:table-cell table:formula="of:=CONCATENATE(LEFT([.A176];FIND(&quot;{&quot;;[.A176])-1);&quot;{&quot;&amp;REPLACE([.AB176];FIND(&quot;,&quot;;[.AB176]);1;&quot;.&quot;)&amp;&quot;:&quot;&amp;REPLACE([.AC176];FIND(&quot;,&quot;;[.AC176]);1;&quot;.&quot;)&amp;&quot;}&quot;)" office:value-type="float" office:value="0">
            <text:p>Err :502</text:p>
          </table:table-cell>
          <table:table-cell table:number-columns-repeated="19"/>
          <table:table-cell table:formula="of:=MID([.A176];FIND(&quot;{&quot;;[.A176])+2;FIND(&quot;:&quot;;[.A176])-FIND(&quot;{&quot;;[.A176])-2)" office:value-type="string" office:string-value="0.6095177 ">
            <text:p>0.6095177 </text:p>
          </table:table-cell>
          <table:table-cell table:formula="of:=MID([.A176];FIND(&quot;:&quot;;[.A176])+1;FIND(&quot;}&quot;;[.A176])-FIND(&quot;:&quot;;[.A176])-1)" office:value-type="string" office:string-value="0.001">
            <text:p>0.001</text:p>
          </table:table-cell>
          <table:table-cell/>
          <table:table-cell table:style-name="ce2" table:formula="of:=VALUE(IF(LEN([.V176])=1;[.V176];REPLACE([.V176];FIND(&quot;.&quot;;[.V176]);1;&quot;,&quot;)))" office:value-type="float" office:value="0">
            <text:p>Err :502</text:p>
          </table:table-cell>
          <table:table-cell table:formula="of:=VALUE(REPLACE([.W176];FIND(&quot;.&quot;;[.W176]);1;&quot;,&quot;))" office:value-type="float" office:value="1">
            <text:p>1</text:p>
          </table:table-cell>
          <table:table-cell table:style-name="ce2" table:formula="of:=INT([.Y176]/[.Z176])*[.Z176]" office:value-type="float" office:value="0">
            <text:p>Err :502</text:p>
          </table:table-cell>
          <table:table-cell table:formula="of:=FIXED([.AA176]-[.Z176];LOG(1/[.Z176];10))" office:value-type="float" office:value="0">
            <text:p>Err :502</text:p>
          </table:table-cell>
          <table:table-cell table:formula="of:=FIXED([.AA176]+[.Z176];LOG(1/[.Z176];10))" office:value-type="float" office:value="0">
            <text:p>Err :502</text:p>
          </table:table-cell>
          <table:table-cell/>
        </table:table-row>
        <table:table-row table:style-name="ro1">
          <table:table-cell office:value-type="string">
            <text:p>//pa=0.91;pb=0.935;n=table(V44);p=.5;pnorm(abs(pa-pb)/sqrt(p*(1-p)*(1/n[1] +1/n[2])))</text:p>
          </table:table-cell>
          <table:table-cell table:formula="of:=[.A177]" office:value-type="string" office:string-value="//pa=0.91;pb=0.935;n=table(V44);p=.5;pnorm(abs(pa-pb)/sqrt(p*(1-p)*(1/n[1] +1/n[2])))">
            <text:p>//pa=0.91;pb=0.935;n=table(V44);p=.5;pnorm(abs(pa-pb)/sqrt(p*(1-p)*(1/n[1] +1/n[2])))</text:p>
          </table:table-cell>
          <table:table-cell table:number-columns-repeated="28"/>
        </table:table-row>
        <table:table-row table:style-name="ro1">
          <table:table-cell table:number-columns-repeated="30"/>
        </table:table-row>
        <table:table-row table:style-name="ro1">
          <table:table-cell office:value-type="string">
            <text:p>La proportion des hommes qui achetent par catalogue est de 0.12 et celle des femmes est de 0.202 . quelle est la probabilité que la proportion des femmes soit differente de celle des hommes (altervative pessimiste) ? {#0.8191272:0.001} </text:p>
          </table:table-cell>
          <table:table-cell table:formula="of:=CONCATENATE(LEFT([.A179];FIND(&quot;{&quot;;[.A179])-1);&quot;{&quot;&amp;REPLACE([.AB179];FIND(&quot;,&quot;;[.AB179]);1;&quot;.&quot;)&amp;&quot;:&quot;&amp;REPLACE([.AC179];FIND(&quot;,&quot;;[.AC179]);1;&quot;.&quot;)&amp;&quot;}&quot;)" office:value-type="float" office:value="0">
            <text:p>Err :502</text:p>
          </table:table-cell>
          <table:table-cell table:number-columns-repeated="19"/>
          <table:table-cell table:formula="of:=MID([.A179];FIND(&quot;{&quot;;[.A179])+2;FIND(&quot;:&quot;;[.A179])-FIND(&quot;{&quot;;[.A179])-2)" office:value-type="string" office:string-value="0.8191272">
            <text:p>0.8191272</text:p>
          </table:table-cell>
          <table:table-cell table:formula="of:=MID([.A179];FIND(&quot;:&quot;;[.A179])+1;FIND(&quot;}&quot;;[.A179])-FIND(&quot;:&quot;;[.A179])-1)" office:value-type="string" office:string-value="0.001">
            <text:p>0.001</text:p>
          </table:table-cell>
          <table:table-cell/>
          <table:table-cell table:style-name="ce2" table:formula="of:=VALUE(IF(LEN([.V179])=1;[.V179];REPLACE([.V179];FIND(&quot;.&quot;;[.V179]);1;&quot;,&quot;)))" office:value-type="float" office:value="0">
            <text:p>Err :502</text:p>
          </table:table-cell>
          <table:table-cell table:formula="of:=VALUE(REPLACE([.W179];FIND(&quot;.&quot;;[.W179]);1;&quot;,&quot;))" office:value-type="float" office:value="1">
            <text:p>1</text:p>
          </table:table-cell>
          <table:table-cell table:style-name="ce2" table:formula="of:=INT([.Y179]/[.Z179])*[.Z179]" office:value-type="float" office:value="0">
            <text:p>Err :502</text:p>
          </table:table-cell>
          <table:table-cell table:formula="of:=FIXED([.AA179]-[.Z179];LOG(1/[.Z179];10))" office:value-type="float" office:value="0">
            <text:p>Err :502</text:p>
          </table:table-cell>
          <table:table-cell table:formula="of:=FIXED([.AA179]+[.Z179];LOG(1/[.Z179];10))" office:value-type="float" office:value="0">
            <text:p>Err :502</text:p>
          </table:table-cell>
          <table:table-cell/>
        </table:table-row>
        <table:table-row table:style-name="ro1">
          <table:table-cell office:value-type="string">
            <text:p>//pa=0.12;pb=0.202;n=table(V44);p=.5;pnorm(abs(pa-pb)/sqrt(p*(1-p)*(1/n[1] +1/n[2])))</text:p>
          </table:table-cell>
          <table:table-cell table:formula="of:=[.A180]" office:value-type="string" office:string-value="//pa=0.12;pb=0.202;n=table(V44);p=.5;pnorm(abs(pa-pb)/sqrt(p*(1-p)*(1/n[1] +1/n[2])))">
            <text:p>//pa=0.12;pb=0.202;n=table(V44);p=.5;pnorm(abs(pa-pb)/sqrt(p*(1-p)*(1/n[1] +1/n[2])))</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2,6,7,4,3,5,8,1. Quel est le coefficient de correlation des rangs de Spearman entre ce classement et classement initial de 1 à 8 de ces concepts? {#-0.04761905 <text:s/>:0.001} </text:p>
          </table:table-cell>
          <table:table-cell table:formula="of:=CONCATENATE(LEFT([.A182];FIND(&quot;{&quot;;[.A182])-1);&quot;{&quot;&amp;REPLACE([.AB182];FIND(&quot;,&quot;;[.AB182]);1;&quot;.&quot;)&amp;&quot;:&quot;&amp;REPLACE([.AC182];FIND(&quot;,&quot;;[.AC182]);1;&quot;.&quot;)&amp;&quot;}&quot;)" office:value-type="float" office:value="0">
            <text:p>Err :502</text:p>
          </table:table-cell>
          <table:table-cell table:number-columns-repeated="19"/>
          <table:table-cell table:formula="of:=MID([.A182];FIND(&quot;{&quot;;[.A182])+2;FIND(&quot;:&quot;;[.A182])-FIND(&quot;{&quot;;[.A182])-2)" office:value-type="string" office:string-value="-0.04761905  ">
            <text:p>-0.04761905 <text:s/></text:p>
          </table:table-cell>
          <table:table-cell table:formula="of:=MID([.A182];FIND(&quot;:&quot;;[.A182])+1;FIND(&quot;}&quot;;[.A182])-FIND(&quot;:&quot;;[.A182])-1)" office:value-type="string" office:string-value="0.001">
            <text:p>0.001</text:p>
          </table:table-cell>
          <table:table-cell/>
          <table:table-cell table:style-name="ce2" table:formula="of:=VALUE(IF(LEN([.V182])=1;[.V182];REPLACE([.V182];FIND(&quot;.&quot;;[.V182]);1;&quot;,&quot;)))" office:value-type="float" office:value="0">
            <text:p>Err :502</text:p>
          </table:table-cell>
          <table:table-cell table:formula="of:=VALUE(REPLACE([.W182];FIND(&quot;.&quot;;[.W182]);1;&quot;,&quot;))" office:value-type="float" office:value="1">
            <text:p>1</text:p>
          </table:table-cell>
          <table:table-cell table:style-name="ce2" table:formula="of:=INT([.Y182]/[.Z182])*[.Z182]" office:value-type="float" office:value="0">
            <text:p>Err :502</text:p>
          </table:table-cell>
          <table:table-cell table:formula="of:=FIXED([.AA182]-[.Z182];LOG(1/[.Z182];10))" office:value-type="float" office:value="0">
            <text:p>Err :502</text:p>
          </table:table-cell>
          <table:table-cell table:formula="of:=FIXED([.AA182]+[.Z182];LOG(1/[.Z182];10))" office:value-type="float" office:value="0">
            <text:p>Err :502</text:p>
          </table:table-cell>
          <table:table-cell/>
        </table:table-row>
        <table:table-row table:style-name="ro1">
          <table:table-cell office:value-type="string">
            <text:p>//r1=c(2,6,7,4,3,5,8,1);n=length(r1);r0=1:n;d2=(r1-r0)^2;1-6*sum(d2)/(n*(n^2-1))</text:p>
          </table:table-cell>
          <table:table-cell table:formula="of:=[.A183]" office:value-type="string" office:string-value="//r1=c(2,6,7,4,3,5,8,1);n=length(r1);r0=1:n;d2=(r1-r0)^2;1-6*sum(d2)/(n*(n^2-1))">
            <text:p>//r1=c(2,6,7,4,3,5,8,1);n=length(r1);r0=1:n;d2=(r1-r0)^2;1-6*sum(d2)/(n*(n^2-1))</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2,6,7,5,8,3,4,1. Quel est le coefficient de correlation des rangs de Spearman entre ce classement et classement initial de 1 à 8 de ces concepts? {#-0.3095238 :0.001} </text:p>
          </table:table-cell>
          <table:table-cell table:formula="of:=CONCATENATE(LEFT([.A185];FIND(&quot;{&quot;;[.A185])-1);&quot;{&quot;&amp;REPLACE([.AB185];FIND(&quot;,&quot;;[.AB185]);1;&quot;.&quot;)&amp;&quot;:&quot;&amp;REPLACE([.AC185];FIND(&quot;,&quot;;[.AC185]);1;&quot;.&quot;)&amp;&quot;}&quot;)" office:value-type="float" office:value="0">
            <text:p>Err :502</text:p>
          </table:table-cell>
          <table:table-cell table:number-columns-repeated="19"/>
          <table:table-cell table:formula="of:=MID([.A185];FIND(&quot;{&quot;;[.A185])+2;FIND(&quot;:&quot;;[.A185])-FIND(&quot;{&quot;;[.A185])-2)" office:value-type="string" office:string-value="-0.3095238 ">
            <text:p>-0.3095238 </text:p>
          </table:table-cell>
          <table:table-cell table:formula="of:=MID([.A185];FIND(&quot;:&quot;;[.A185])+1;FIND(&quot;}&quot;;[.A185])-FIND(&quot;:&quot;;[.A185])-1)" office:value-type="string" office:string-value="0.001">
            <text:p>0.001</text:p>
          </table:table-cell>
          <table:table-cell/>
          <table:table-cell table:style-name="ce2" table:formula="of:=VALUE(IF(LEN([.V185])=1;[.V185];REPLACE([.V185];FIND(&quot;.&quot;;[.V185]);1;&quot;,&quot;)))" office:value-type="float" office:value="0">
            <text:p>Err :502</text:p>
          </table:table-cell>
          <table:table-cell table:formula="of:=VALUE(REPLACE([.W185];FIND(&quot;.&quot;;[.W185]);1;&quot;,&quot;))" office:value-type="float" office:value="1">
            <text:p>1</text:p>
          </table:table-cell>
          <table:table-cell table:style-name="ce2" table:formula="of:=INT([.Y185]/[.Z185])*[.Z185]" office:value-type="float" office:value="0">
            <text:p>Err :502</text:p>
          </table:table-cell>
          <table:table-cell table:formula="of:=FIXED([.AA185]-[.Z185];LOG(1/[.Z185];10))" office:value-type="float" office:value="0">
            <text:p>Err :502</text:p>
          </table:table-cell>
          <table:table-cell table:formula="of:=FIXED([.AA185]+[.Z185];LOG(1/[.Z185];10))" office:value-type="float" office:value="0">
            <text:p>Err :502</text:p>
          </table:table-cell>
          <table:table-cell/>
        </table:table-row>
        <table:table-row table:style-name="ro1">
          <table:table-cell office:value-type="string">
            <text:p>//r1=c(2,6,7,5,8,3,4,1);n=length(r1);r0=1:n;d2=(r1-r0)^2;1-6*sum(d2)/(n*(n^2-1))</text:p>
          </table:table-cell>
          <table:table-cell table:formula="of:=[.A186]" office:value-type="string" office:string-value="//r1=c(2,6,7,5,8,3,4,1);n=length(r1);r0=1:n;d2=(r1-r0)^2;1-6*sum(d2)/(n*(n^2-1))">
            <text:p>//r1=c(2,6,7,5,8,3,4,1);n=length(r1);r0=1:n;d2=(r1-r0)^2;1-6*sum(d2)/(n*(n^2-1))</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3,5,6,4,1,7,2,8. Quel est le coefficient de correlation des rangs de Spearman entre ce classement et classement initial de 1 à 8 de ces concepts? {#0.2380952 :0.001} </text:p>
          </table:table-cell>
          <table:table-cell table:formula="of:=CONCATENATE(LEFT([.A188];FIND(&quot;{&quot;;[.A188])-1);&quot;{&quot;&amp;REPLACE([.AB188];FIND(&quot;,&quot;;[.AB188]);1;&quot;.&quot;)&amp;&quot;:&quot;&amp;REPLACE([.AC188];FIND(&quot;,&quot;;[.AC188]);1;&quot;.&quot;)&amp;&quot;}&quot;)" office:value-type="float" office:value="0">
            <text:p>Err :502</text:p>
          </table:table-cell>
          <table:table-cell table:number-columns-repeated="19"/>
          <table:table-cell table:formula="of:=MID([.A188];FIND(&quot;{&quot;;[.A188])+2;FIND(&quot;:&quot;;[.A188])-FIND(&quot;{&quot;;[.A188])-2)" office:value-type="string" office:string-value="0.2380952 ">
            <text:p>0.2380952 </text:p>
          </table:table-cell>
          <table:table-cell table:formula="of:=MID([.A188];FIND(&quot;:&quot;;[.A188])+1;FIND(&quot;}&quot;;[.A188])-FIND(&quot;:&quot;;[.A188])-1)" office:value-type="string" office:string-value="0.001">
            <text:p>0.001</text:p>
          </table:table-cell>
          <table:table-cell/>
          <table:table-cell table:style-name="ce2" table:formula="of:=VALUE(IF(LEN([.V188])=1;[.V188];REPLACE([.V188];FIND(&quot;.&quot;;[.V188]);1;&quot;,&quot;)))" office:value-type="float" office:value="0">
            <text:p>Err :502</text:p>
          </table:table-cell>
          <table:table-cell table:formula="of:=VALUE(REPLACE([.W188];FIND(&quot;.&quot;;[.W188]);1;&quot;,&quot;))" office:value-type="float" office:value="1">
            <text:p>1</text:p>
          </table:table-cell>
          <table:table-cell table:style-name="ce2" table:formula="of:=INT([.Y188]/[.Z188])*[.Z188]" office:value-type="float" office:value="0">
            <text:p>Err :502</text:p>
          </table:table-cell>
          <table:table-cell table:formula="of:=FIXED([.AA188]-[.Z188];LOG(1/[.Z188];10))" office:value-type="float" office:value="0">
            <text:p>Err :502</text:p>
          </table:table-cell>
          <table:table-cell table:formula="of:=FIXED([.AA188]+[.Z188];LOG(1/[.Z188];10))" office:value-type="float" office:value="0">
            <text:p>Err :502</text:p>
          </table:table-cell>
          <table:table-cell/>
        </table:table-row>
        <table:table-row table:style-name="ro1">
          <table:table-cell office:value-type="string">
            <text:p>//r1=c(3,5,6,4,1,7,2,8);n=length(r1);r0=1:n;d2=(r1-r0)^2;1-6*sum(d2)/(n*(n^2-1))</text:p>
          </table:table-cell>
          <table:table-cell table:formula="of:=[.A189]" office:value-type="string" office:string-value="//r1=c(3,5,6,4,1,7,2,8);n=length(r1);r0=1:n;d2=(r1-r0)^2;1-6*sum(d2)/(n*(n^2-1))">
            <text:p>//r1=c(3,5,6,4,1,7,2,8);n=length(r1);r0=1:n;d2=(r1-r0)^2;1-6*sum(d2)/(n*(n^2-1))</text:p>
          </table:table-cell>
          <table:table-cell table:number-columns-repeated="28"/>
        </table:table-row>
        <table:table-row table:style-name="ro2">
          <table:table-cell table:style-name="Default"/>
          <table:table-cell table:number-columns-repeated="29"/>
        </table:table-row>
        <table:table-row table:style-name="ro1">
          <table:table-cell office:value-type="string">
            <text:p>Le classement des concepts de pages web dans un experiment d'analyse conjointe donné par un participant pour exprimer sa préférence est 2,8,7,6,1,3,5,4. Quel est le coefficient de correlation des rangs de Spearman entre ce classement et classement initial de 1 à 8 de ces concepts? {#-0.2142857 :0.001} </text:p>
          </table:table-cell>
          <table:table-cell table:formula="of:=CONCATENATE(LEFT([.A191];FIND(&quot;{&quot;;[.A191])-1);&quot;{&quot;&amp;REPLACE([.AB191];FIND(&quot;,&quot;;[.AB191]);1;&quot;.&quot;)&amp;&quot;:&quot;&amp;REPLACE([.AC191];FIND(&quot;,&quot;;[.AC191]);1;&quot;.&quot;)&amp;&quot;}&quot;)" office:value-type="float" office:value="0">
            <text:p>Err :502</text:p>
          </table:table-cell>
          <table:table-cell table:number-columns-repeated="19"/>
          <table:table-cell table:formula="of:=MID([.A191];FIND(&quot;{&quot;;[.A191])+2;FIND(&quot;:&quot;;[.A191])-FIND(&quot;{&quot;;[.A191])-2)" office:value-type="string" office:string-value="-0.2142857 ">
            <text:p>-0.2142857 </text:p>
          </table:table-cell>
          <table:table-cell table:formula="of:=MID([.A191];FIND(&quot;:&quot;;[.A191])+1;FIND(&quot;}&quot;;[.A191])-FIND(&quot;:&quot;;[.A191])-1)" office:value-type="string" office:string-value="0.001">
            <text:p>0.001</text:p>
          </table:table-cell>
          <table:table-cell/>
          <table:table-cell table:style-name="ce2" table:formula="of:=VALUE(IF(LEN([.V191])=1;[.V191];REPLACE([.V191];FIND(&quot;.&quot;;[.V191]);1;&quot;,&quot;)))" office:value-type="float" office:value="0">
            <text:p>Err :502</text:p>
          </table:table-cell>
          <table:table-cell table:formula="of:=VALUE(REPLACE([.W191];FIND(&quot;.&quot;;[.W191]);1;&quot;,&quot;))" office:value-type="float" office:value="1">
            <text:p>1</text:p>
          </table:table-cell>
          <table:table-cell table:style-name="ce2" table:formula="of:=INT([.Y191]/[.Z191])*[.Z191]" office:value-type="float" office:value="0">
            <text:p>Err :502</text:p>
          </table:table-cell>
          <table:table-cell table:formula="of:=FIXED([.AA191]-[.Z191];LOG(1/[.Z191];10))" office:value-type="float" office:value="0">
            <text:p>Err :502</text:p>
          </table:table-cell>
          <table:table-cell table:formula="of:=FIXED([.AA191]+[.Z191];LOG(1/[.Z191];10))" office:value-type="float" office:value="0">
            <text:p>Err :502</text:p>
          </table:table-cell>
          <table:table-cell/>
        </table:table-row>
        <table:table-row table:style-name="ro1">
          <table:table-cell office:value-type="string">
            <text:p>//r1=c(2,8,7,6,1,3,5,4);n=length(r1);r0=1:n;d2=(r1-r0)^2;1-6*sum(d2)/(n*(n^2-1))</text:p>
          </table:table-cell>
          <table:table-cell table:formula="of:=[.A192]" office:value-type="string" office:string-value="//r1=c(2,8,7,6,1,3,5,4);n=length(r1);r0=1:n;d2=(r1-r0)^2;1-6*sum(d2)/(n*(n^2-1))">
            <text:p>//r1=c(2,8,7,6,1,3,5,4);n=length(r1);r0=1:n;d2=(r1-r0)^2;1-6*sum(d2)/(n*(n^2-1))</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6,1,4,5,7,2,3,8. Quel est le coefficient de correlation des rangs de Spearman entre ce classement et classement initial de 1 à 8 de ces concepts? {#0.2380952 :0.001} </text:p>
          </table:table-cell>
          <table:table-cell table:formula="of:=CONCATENATE(LEFT([.A194];FIND(&quot;{&quot;;[.A194])-1);&quot;{&quot;&amp;REPLACE([.AB194];FIND(&quot;,&quot;;[.AB194]);1;&quot;.&quot;)&amp;&quot;:&quot;&amp;REPLACE([.AC194];FIND(&quot;,&quot;;[.AC194]);1;&quot;.&quot;)&amp;&quot;}&quot;)" office:value-type="float" office:value="0">
            <text:p>Err :502</text:p>
          </table:table-cell>
          <table:table-cell table:number-columns-repeated="19"/>
          <table:table-cell table:formula="of:=MID([.A194];FIND(&quot;{&quot;;[.A194])+2;FIND(&quot;:&quot;;[.A194])-FIND(&quot;{&quot;;[.A194])-2)" office:value-type="string" office:string-value="0.2380952 ">
            <text:p>0.2380952 </text:p>
          </table:table-cell>
          <table:table-cell table:formula="of:=MID([.A194];FIND(&quot;:&quot;;[.A194])+1;FIND(&quot;}&quot;;[.A194])-FIND(&quot;:&quot;;[.A194])-1)" office:value-type="string" office:string-value="0.001">
            <text:p>0.001</text:p>
          </table:table-cell>
          <table:table-cell/>
          <table:table-cell table:style-name="ce2" table:formula="of:=VALUE(IF(LEN([.V194])=1;[.V194];REPLACE([.V194];FIND(&quot;.&quot;;[.V194]);1;&quot;,&quot;)))" office:value-type="float" office:value="0">
            <text:p>Err :502</text:p>
          </table:table-cell>
          <table:table-cell table:formula="of:=VALUE(REPLACE([.W194];FIND(&quot;.&quot;;[.W194]);1;&quot;,&quot;))" office:value-type="float" office:value="1">
            <text:p>1</text:p>
          </table:table-cell>
          <table:table-cell table:style-name="ce2" table:formula="of:=INT([.Y194]/[.Z194])*[.Z194]" office:value-type="float" office:value="0">
            <text:p>Err :502</text:p>
          </table:table-cell>
          <table:table-cell table:formula="of:=FIXED([.AA194]-[.Z194];LOG(1/[.Z194];10))" office:value-type="float" office:value="0">
            <text:p>Err :502</text:p>
          </table:table-cell>
          <table:table-cell table:formula="of:=FIXED([.AA194]+[.Z194];LOG(1/[.Z194];10))" office:value-type="float" office:value="0">
            <text:p>Err :502</text:p>
          </table:table-cell>
          <table:table-cell/>
        </table:table-row>
        <table:table-row table:style-name="ro1">
          <table:table-cell office:value-type="string">
            <text:p>//r1=c(6,1,4,5,7,2,3,8);n=length(r1);r0=1:n;d2=(r1-r0)^2;1-6*sum(d2)/(n*(n^2-1))</text:p>
          </table:table-cell>
          <table:table-cell table:formula="of:=[.A195]" office:value-type="string" office:string-value="//r1=c(6,1,4,5,7,2,3,8);n=length(r1);r0=1:n;d2=(r1-r0)^2;1-6*sum(d2)/(n*(n^2-1))">
            <text:p>//r1=c(6,1,4,5,7,2,3,8);n=length(r1);r0=1:n;d2=(r1-r0)^2;1-6*sum(d2)/(n*(n^2-1))</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8,2,6,4,7,3,1,5. Quel est le coefficient de correlation des rangs de Spearman entre ce classement et classement initial de 1 à 8 de ces concepts? {#-0.3809524 :0.001} </text:p>
          </table:table-cell>
          <table:table-cell table:formula="of:=CONCATENATE(LEFT([.A197];FIND(&quot;{&quot;;[.A197])-1);&quot;{&quot;&amp;REPLACE([.AB197];FIND(&quot;,&quot;;[.AB197]);1;&quot;.&quot;)&amp;&quot;:&quot;&amp;REPLACE([.AC197];FIND(&quot;,&quot;;[.AC197]);1;&quot;.&quot;)&amp;&quot;}&quot;)" office:value-type="float" office:value="0">
            <text:p>Err :502</text:p>
          </table:table-cell>
          <table:table-cell table:number-columns-repeated="19"/>
          <table:table-cell table:formula="of:=MID([.A197];FIND(&quot;{&quot;;[.A197])+2;FIND(&quot;:&quot;;[.A197])-FIND(&quot;{&quot;;[.A197])-2)" office:value-type="string" office:string-value="-0.3809524 ">
            <text:p>-0.3809524 </text:p>
          </table:table-cell>
          <table:table-cell table:formula="of:=MID([.A197];FIND(&quot;:&quot;;[.A197])+1;FIND(&quot;}&quot;;[.A197])-FIND(&quot;:&quot;;[.A197])-1)" office:value-type="string" office:string-value="0.001">
            <text:p>0.001</text:p>
          </table:table-cell>
          <table:table-cell/>
          <table:table-cell table:style-name="ce2" table:formula="of:=VALUE(IF(LEN([.V197])=1;[.V197];REPLACE([.V197];FIND(&quot;.&quot;;[.V197]);1;&quot;,&quot;)))" office:value-type="float" office:value="0">
            <text:p>Err :502</text:p>
          </table:table-cell>
          <table:table-cell table:formula="of:=VALUE(REPLACE([.W197];FIND(&quot;.&quot;;[.W197]);1;&quot;,&quot;))" office:value-type="float" office:value="1">
            <text:p>1</text:p>
          </table:table-cell>
          <table:table-cell table:style-name="ce2" table:formula="of:=INT([.Y197]/[.Z197])*[.Z197]" office:value-type="float" office:value="0">
            <text:p>Err :502</text:p>
          </table:table-cell>
          <table:table-cell table:formula="of:=FIXED([.AA197]-[.Z197];LOG(1/[.Z197];10))" office:value-type="float" office:value="0">
            <text:p>Err :502</text:p>
          </table:table-cell>
          <table:table-cell table:formula="of:=FIXED([.AA197]+[.Z197];LOG(1/[.Z197];10))" office:value-type="float" office:value="0">
            <text:p>Err :502</text:p>
          </table:table-cell>
          <table:table-cell/>
        </table:table-row>
        <table:table-row table:style-name="ro1">
          <table:table-cell office:value-type="string">
            <text:p>//r1=c(8,2,6,4,7,3,1,5);n=length(r1);r0=1:n;d2=(r1-r0)^2;1-6*sum(d2)/(n*(n^2-1))</text:p>
          </table:table-cell>
          <table:table-cell table:formula="of:=[.A198]" office:value-type="string" office:string-value="//r1=c(8,2,6,4,7,3,1,5);n=length(r1);r0=1:n;d2=(r1-r0)^2;1-6*sum(d2)/(n*(n^2-1))">
            <text:p>//r1=c(8,2,6,4,7,3,1,5);n=length(r1);r0=1:n;d2=(r1-r0)^2;1-6*sum(d2)/(n*(n^2-1))</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8,6,3,7,2,1,5,4. Quel est le coefficient de correlation des rangs de Spearman entre ce classement et classement initial de 1 à 8 de ces concepts? {#-0.5238095 :0.001} </text:p>
          </table:table-cell>
          <table:table-cell table:formula="of:=CONCATENATE(LEFT([.A200];FIND(&quot;{&quot;;[.A200])-1);&quot;{&quot;&amp;REPLACE([.AB200];FIND(&quot;,&quot;;[.AB200]);1;&quot;.&quot;)&amp;&quot;:&quot;&amp;REPLACE([.AC200];FIND(&quot;,&quot;;[.AC200]);1;&quot;.&quot;)&amp;&quot;}&quot;)" office:value-type="float" office:value="0">
            <text:p>Err :502</text:p>
          </table:table-cell>
          <table:table-cell table:number-columns-repeated="19"/>
          <table:table-cell table:formula="of:=MID([.A200];FIND(&quot;{&quot;;[.A200])+2;FIND(&quot;:&quot;;[.A200])-FIND(&quot;{&quot;;[.A200])-2)" office:value-type="string" office:string-value="-0.5238095 ">
            <text:p>-0.5238095 </text:p>
          </table:table-cell>
          <table:table-cell table:formula="of:=MID([.A200];FIND(&quot;:&quot;;[.A200])+1;FIND(&quot;}&quot;;[.A200])-FIND(&quot;:&quot;;[.A200])-1)" office:value-type="string" office:string-value="0.001">
            <text:p>0.001</text:p>
          </table:table-cell>
          <table:table-cell/>
          <table:table-cell table:style-name="ce2" table:formula="of:=VALUE(IF(LEN([.V200])=1;[.V200];REPLACE([.V200];FIND(&quot;.&quot;;[.V200]);1;&quot;,&quot;)))" office:value-type="float" office:value="0">
            <text:p>Err :502</text:p>
          </table:table-cell>
          <table:table-cell table:formula="of:=VALUE(REPLACE([.W200];FIND(&quot;.&quot;;[.W200]);1;&quot;,&quot;))" office:value-type="float" office:value="1">
            <text:p>1</text:p>
          </table:table-cell>
          <table:table-cell table:style-name="ce2" table:formula="of:=INT([.Y200]/[.Z200])*[.Z200]" office:value-type="float" office:value="0">
            <text:p>Err :502</text:p>
          </table:table-cell>
          <table:table-cell table:formula="of:=FIXED([.AA200]-[.Z200];LOG(1/[.Z200];10))" office:value-type="float" office:value="0">
            <text:p>Err :502</text:p>
          </table:table-cell>
          <table:table-cell table:formula="of:=FIXED([.AA200]+[.Z200];LOG(1/[.Z200];10))" office:value-type="float" office:value="0">
            <text:p>Err :502</text:p>
          </table:table-cell>
          <table:table-cell/>
        </table:table-row>
        <table:table-row table:style-name="ro1">
          <table:table-cell office:value-type="string">
            <text:p>//r1=c(8,6,3,7,2,1,5,4);n=length(r1);r0=1:n;d2=(r1-r0)^2;1-6*sum(d2)/(n*(n^2-1))</text:p>
          </table:table-cell>
          <table:table-cell table:formula="of:=[.A201]" office:value-type="string" office:string-value="//r1=c(8,6,3,7,2,1,5,4);n=length(r1);r0=1:n;d2=(r1-r0)^2;1-6*sum(d2)/(n*(n^2-1))">
            <text:p>//r1=c(8,6,3,7,2,1,5,4);n=length(r1);r0=1:n;d2=(r1-r0)^2;1-6*sum(d2)/(n*(n^2-1))</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7,3,2,1,5,4,8,6. Quel est le coefficient de correlation des rangs de Spearman entre ce classement et classement initial de 1 à 8 de ces concepts? {#0.3333333 :0.001} </text:p>
          </table:table-cell>
          <table:table-cell table:formula="of:=CONCATENATE(LEFT([.A203];FIND(&quot;{&quot;;[.A203])-1);&quot;{&quot;&amp;REPLACE([.AB203];FIND(&quot;,&quot;;[.AB203]);1;&quot;.&quot;)&amp;&quot;:&quot;&amp;REPLACE([.AC203];FIND(&quot;,&quot;;[.AC203]);1;&quot;.&quot;)&amp;&quot;}&quot;)" office:value-type="float" office:value="0">
            <text:p>Err :502</text:p>
          </table:table-cell>
          <table:table-cell table:number-columns-repeated="19"/>
          <table:table-cell table:formula="of:=MID([.A203];FIND(&quot;{&quot;;[.A203])+2;FIND(&quot;:&quot;;[.A203])-FIND(&quot;{&quot;;[.A203])-2)" office:value-type="string" office:string-value="0.3333333 ">
            <text:p>0.3333333 </text:p>
          </table:table-cell>
          <table:table-cell table:formula="of:=MID([.A203];FIND(&quot;:&quot;;[.A203])+1;FIND(&quot;}&quot;;[.A203])-FIND(&quot;:&quot;;[.A203])-1)" office:value-type="string" office:string-value="0.001">
            <text:p>0.001</text:p>
          </table:table-cell>
          <table:table-cell/>
          <table:table-cell table:style-name="ce2" table:formula="of:=VALUE(IF(LEN([.V203])=1;[.V203];REPLACE([.V203];FIND(&quot;.&quot;;[.V203]);1;&quot;,&quot;)))" office:value-type="float" office:value="0">
            <text:p>Err :502</text:p>
          </table:table-cell>
          <table:table-cell table:formula="of:=VALUE(REPLACE([.W203];FIND(&quot;.&quot;;[.W203]);1;&quot;,&quot;))" office:value-type="float" office:value="1">
            <text:p>1</text:p>
          </table:table-cell>
          <table:table-cell table:style-name="ce2" table:formula="of:=INT([.Y203]/[.Z203])*[.Z203]" office:value-type="float" office:value="0">
            <text:p>Err :502</text:p>
          </table:table-cell>
          <table:table-cell table:formula="of:=FIXED([.AA203]-[.Z203];LOG(1/[.Z203];10))" office:value-type="float" office:value="0">
            <text:p>Err :502</text:p>
          </table:table-cell>
          <table:table-cell table:formula="of:=FIXED([.AA203]+[.Z203];LOG(1/[.Z203];10))" office:value-type="float" office:value="0">
            <text:p>Err :502</text:p>
          </table:table-cell>
          <table:table-cell/>
        </table:table-row>
        <table:table-row table:style-name="ro1">
          <table:table-cell office:value-type="string">
            <text:p>//r1=c(7,3,2,1,5,4,8,6);n=length(r1);r0=1:n;d2=(r1-r0)^2;1-6*sum(d2)/(n*(n^2-1))</text:p>
          </table:table-cell>
          <table:table-cell table:formula="of:=[.A204]" office:value-type="string" office:string-value="//r1=c(7,3,2,1,5,4,8,6);n=length(r1);r0=1:n;d2=(r1-r0)^2;1-6*sum(d2)/(n*(n^2-1))">
            <text:p>//r1=c(7,3,2,1,5,4,8,6);n=length(r1);r0=1:n;d2=(r1-r0)^2;1-6*sum(d2)/(n*(n^2-1))</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4,6,3,8,5,7,2,1. Quel est le coefficient de correlation des rangs de Spearman entre ce classement et classement initial de 1 à 8 de ces concepts? {#-0.3809524 :0.001} </text:p>
          </table:table-cell>
          <table:table-cell table:formula="of:=CONCATENATE(LEFT([.A206];FIND(&quot;{&quot;;[.A206])-1);&quot;{&quot;&amp;REPLACE([.AB206];FIND(&quot;,&quot;;[.AB206]);1;&quot;.&quot;)&amp;&quot;:&quot;&amp;REPLACE([.AC206];FIND(&quot;,&quot;;[.AC206]);1;&quot;.&quot;)&amp;&quot;}&quot;)" office:value-type="float" office:value="0">
            <text:p>Err :502</text:p>
          </table:table-cell>
          <table:table-cell table:number-columns-repeated="19"/>
          <table:table-cell table:formula="of:=MID([.A206];FIND(&quot;{&quot;;[.A206])+2;FIND(&quot;:&quot;;[.A206])-FIND(&quot;{&quot;;[.A206])-2)" office:value-type="string" office:string-value="-0.3809524 ">
            <text:p>-0.3809524 </text:p>
          </table:table-cell>
          <table:table-cell table:formula="of:=MID([.A206];FIND(&quot;:&quot;;[.A206])+1;FIND(&quot;}&quot;;[.A206])-FIND(&quot;:&quot;;[.A206])-1)" office:value-type="string" office:string-value="0.001">
            <text:p>0.001</text:p>
          </table:table-cell>
          <table:table-cell/>
          <table:table-cell table:style-name="ce2" table:formula="of:=VALUE(IF(LEN([.V206])=1;[.V206];REPLACE([.V206];FIND(&quot;.&quot;;[.V206]);1;&quot;,&quot;)))" office:value-type="float" office:value="0">
            <text:p>Err :502</text:p>
          </table:table-cell>
          <table:table-cell table:formula="of:=VALUE(REPLACE([.W206];FIND(&quot;.&quot;;[.W206]);1;&quot;,&quot;))" office:value-type="float" office:value="1">
            <text:p>1</text:p>
          </table:table-cell>
          <table:table-cell table:style-name="ce2" table:formula="of:=INT([.Y206]/[.Z206])*[.Z206]" office:value-type="float" office:value="0">
            <text:p>Err :502</text:p>
          </table:table-cell>
          <table:table-cell table:formula="of:=FIXED([.AA206]-[.Z206];LOG(1/[.Z206];10))" office:value-type="float" office:value="0">
            <text:p>Err :502</text:p>
          </table:table-cell>
          <table:table-cell table:formula="of:=FIXED([.AA206]+[.Z206];LOG(1/[.Z206];10))" office:value-type="float" office:value="0">
            <text:p>Err :502</text:p>
          </table:table-cell>
          <table:table-cell/>
        </table:table-row>
        <table:table-row table:style-name="ro1">
          <table:table-cell office:value-type="string">
            <text:p>//r1=c(4,6,3,8,5,7,2,1);n=length(r1);r0=1:n;d2=(r1-r0)^2;1-6*sum(d2)/(n*(n^2-1))</text:p>
          </table:table-cell>
          <table:table-cell table:formula="of:=[.A207]" office:value-type="string" office:string-value="//r1=c(4,6,3,8,5,7,2,1);n=length(r1);r0=1:n;d2=(r1-r0)^2;1-6*sum(d2)/(n*(n^2-1))">
            <text:p>//r1=c(4,6,3,8,5,7,2,1);n=length(r1);r0=1:n;d2=(r1-r0)^2;1-6*sum(d2)/(n*(n^2-1))</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7,5,6,1,8,2,3,4. Quel est le coefficient de correlation des rangs de Spearman entre ce classement et classement initial de 1 à 8 de ces concepts? {#-0.4285714:0.001} </text:p>
          </table:table-cell>
          <table:table-cell table:formula="of:=CONCATENATE(LEFT([.A209];FIND(&quot;{&quot;;[.A209])-1);&quot;{&quot;&amp;REPLACE([.AB209];FIND(&quot;,&quot;;[.AB209]);1;&quot;.&quot;)&amp;&quot;:&quot;&amp;REPLACE([.AC209];FIND(&quot;,&quot;;[.AC209]);1;&quot;.&quot;)&amp;&quot;}&quot;)" office:value-type="float" office:value="0">
            <text:p>Err :502</text:p>
          </table:table-cell>
          <table:table-cell table:number-columns-repeated="19"/>
          <table:table-cell table:formula="of:=MID([.A209];FIND(&quot;{&quot;;[.A209])+2;FIND(&quot;:&quot;;[.A209])-FIND(&quot;{&quot;;[.A209])-2)" office:value-type="string" office:string-value="-0.4285714">
            <text:p>-0.4285714</text:p>
          </table:table-cell>
          <table:table-cell table:formula="of:=MID([.A209];FIND(&quot;:&quot;;[.A209])+1;FIND(&quot;}&quot;;[.A209])-FIND(&quot;:&quot;;[.A209])-1)" office:value-type="string" office:string-value="0.001">
            <text:p>0.001</text:p>
          </table:table-cell>
          <table:table-cell/>
          <table:table-cell table:style-name="ce2" table:formula="of:=VALUE(IF(LEN([.V209])=1;[.V209];REPLACE([.V209];FIND(&quot;.&quot;;[.V209]);1;&quot;,&quot;)))" office:value-type="float" office:value="0">
            <text:p>Err :502</text:p>
          </table:table-cell>
          <table:table-cell table:formula="of:=VALUE(REPLACE([.W209];FIND(&quot;.&quot;;[.W209]);1;&quot;,&quot;))" office:value-type="float" office:value="1">
            <text:p>1</text:p>
          </table:table-cell>
          <table:table-cell table:style-name="ce2" table:formula="of:=INT([.Y209]/[.Z209])*[.Z209]" office:value-type="float" office:value="0">
            <text:p>Err :502</text:p>
          </table:table-cell>
          <table:table-cell table:formula="of:=FIXED([.AA209]-[.Z209];LOG(1/[.Z209];10))" office:value-type="float" office:value="0">
            <text:p>Err :502</text:p>
          </table:table-cell>
          <table:table-cell table:formula="of:=FIXED([.AA209]+[.Z209];LOG(1/[.Z209];10))" office:value-type="float" office:value="0">
            <text:p>Err :502</text:p>
          </table:table-cell>
          <table:table-cell/>
        </table:table-row>
        <table:table-row table:style-name="ro1">
          <table:table-cell office:value-type="string">
            <text:p>//r1=c(7,5,6,1,8,2,3,4);n=length(r1);r0=1:n;d2=(r1-r0)^2;1-6*sum(d2)/(n*(n^2-1))</text:p>
          </table:table-cell>
          <table:table-cell table:formula="of:=[.A210]" office:value-type="string" office:string-value="//r1=c(7,5,6,1,8,2,3,4);n=length(r1);r0=1:n;d2=(r1-r0)^2;1-6*sum(d2)/(n*(n^2-1))">
            <text:p>//r1=c(7,5,6,1,8,2,3,4);n=length(r1);r0=1:n;d2=(r1-r0)^2;1-6*sum(d2)/(n*(n^2-1))</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2,6,7,4,3,5,8,1. Quel est le tau de Kendal qui exprime la relation entre ce classement et classement initial de 1 à 8 de ces concepts? {#0:0.001} </text:p>
          </table:table-cell>
          <table:table-cell table:formula="of:=CONCATENATE(LEFT([.A212];FIND(&quot;{&quot;;[.A212])-1);&quot;{&quot;&amp;REPLACE([.AB212];FIND(&quot;,&quot;;[.AB212]);1;&quot;.&quot;)&amp;&quot;:&quot;&amp;REPLACE([.AC212];FIND(&quot;,&quot;;[.AC212]);1;&quot;.&quot;)&amp;&quot;}&quot;)" office:value-type="float" office:value="0">
            <text:p>#VALEUR !</text:p>
          </table:table-cell>
          <table:table-cell table:number-columns-repeated="19"/>
          <table:table-cell table:formula="of:=MID([.A212];FIND(&quot;{&quot;;[.A212])+2;FIND(&quot;:&quot;;[.A212])-FIND(&quot;{&quot;;[.A212])-2)" office:value-type="string" office:string-value="0">
            <text:p>0</text:p>
          </table:table-cell>
          <table:table-cell table:formula="of:=MID([.A212];FIND(&quot;:&quot;;[.A212])+1;FIND(&quot;}&quot;;[.A212])-FIND(&quot;:&quot;;[.A212])-1)" office:value-type="string" office:string-value="0.001">
            <text:p>0.001</text:p>
          </table:table-cell>
          <table:table-cell/>
          <table:table-cell table:style-name="ce2" table:formula="of:=VALUE(IF(LEN([.V212])=1;[.V212];REPLACE([.V212];FIND(&quot;.&quot;;[.V212]);1;&quot;,&quot;)))" office:value-type="float" office:value="0">
            <text:p>0.0000</text:p>
          </table:table-cell>
          <table:table-cell table:formula="of:=VALUE(REPLACE([.W212];FIND(&quot;.&quot;;[.W212]);1;&quot;,&quot;))" office:value-type="float" office:value="1">
            <text:p>1</text:p>
          </table:table-cell>
          <table:table-cell table:style-name="ce2" table:formula="of:=INT([.Y212]/[.Z212])*[.Z212]" office:value-type="float" office:value="0">
            <text:p>0.0000</text:p>
          </table:table-cell>
          <table:table-cell table:formula="of:=FIXED([.AA212]-[.Z212];LOG(1/[.Z212];10))" office:value-type="string" office:string-value="-1">
            <text:p>-1</text:p>
          </table:table-cell>
          <table:table-cell table:formula="of:=FIXED([.AA212]+[.Z212];LOG(1/[.Z212];10))" office:value-type="string" office:string-value="1">
            <text:p>1</text:p>
          </table:table-cell>
          <table:table-cell/>
        </table:table-row>
        <table:table-row table:style-name="ro1">
          <table:table-cell office:value-type="string">
            <text:p>//r1=c(2,6,7,4,3,5,8,1);n=length(r1);r0=1:n;d=diff(r1);z=ifelse(d&gt;=0,1,-1);s=0;for(i in 1:(n-1)) s=s+sum(z[i:(n-1)]);2*s/(n^2-n)</text:p>
          </table:table-cell>
          <table:table-cell table:formula="of:=[.A213]" office:value-type="string" office:string-value="//r1=c(2,6,7,4,3,5,8,1);n=length(r1);r0=1:n;d=diff(r1);z=ifelse(d&gt;=0,1,-1);s=0;for(i in 1:(n-1)) s=s+sum(z[i:(n-1)]);2*s/(n^2-n)">
            <text:p>//r1=c(2,6,7,4,3,5,8,1);n=length(r1);r0=1:n;d=diff(r1);z=ifelse(d&gt;=0,1,-1);s=0;for(i in 1:(n-1)) s=s+sum(z[i:(n-1)]);2*s/(n^2-n)</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2,6,7,5,8,3,4,1. Quel est le tau de Kendal qui exprime la relation entre ce classement et classement initial de 1 à 8 de ces concepts? {#-0.07142857 :0.001} </text:p>
          </table:table-cell>
          <table:table-cell table:formula="of:=CONCATENATE(LEFT([.A215];FIND(&quot;{&quot;;[.A215])-1);&quot;{&quot;&amp;REPLACE([.AB215];FIND(&quot;,&quot;;[.AB215]);1;&quot;.&quot;)&amp;&quot;:&quot;&amp;REPLACE([.AC215];FIND(&quot;,&quot;;[.AC215]);1;&quot;.&quot;)&amp;&quot;}&quot;)" office:value-type="float" office:value="0">
            <text:p>Err :502</text:p>
          </table:table-cell>
          <table:table-cell table:number-columns-repeated="19"/>
          <table:table-cell table:formula="of:=MID([.A215];FIND(&quot;{&quot;;[.A215])+2;FIND(&quot;:&quot;;[.A215])-FIND(&quot;{&quot;;[.A215])-2)" office:value-type="string" office:string-value="-0.07142857 ">
            <text:p>-0.07142857 </text:p>
          </table:table-cell>
          <table:table-cell table:formula="of:=MID([.A215];FIND(&quot;:&quot;;[.A215])+1;FIND(&quot;}&quot;;[.A215])-FIND(&quot;:&quot;;[.A215])-1)" office:value-type="string" office:string-value="0.001">
            <text:p>0.001</text:p>
          </table:table-cell>
          <table:table-cell/>
          <table:table-cell table:style-name="ce2" table:formula="of:=VALUE(IF(LEN([.V215])=1;[.V215];REPLACE([.V215];FIND(&quot;.&quot;;[.V215]);1;&quot;,&quot;)))" office:value-type="float" office:value="0">
            <text:p>Err :502</text:p>
          </table:table-cell>
          <table:table-cell table:formula="of:=VALUE(REPLACE([.W215];FIND(&quot;.&quot;;[.W215]);1;&quot;,&quot;))" office:value-type="float" office:value="1">
            <text:p>1</text:p>
          </table:table-cell>
          <table:table-cell table:style-name="ce2" table:formula="of:=INT([.Y215]/[.Z215])*[.Z215]" office:value-type="float" office:value="0">
            <text:p>Err :502</text:p>
          </table:table-cell>
          <table:table-cell table:formula="of:=FIXED([.AA215]-[.Z215];LOG(1/[.Z215];10))" office:value-type="float" office:value="0">
            <text:p>Err :502</text:p>
          </table:table-cell>
          <table:table-cell table:formula="of:=FIXED([.AA215]+[.Z215];LOG(1/[.Z215];10))" office:value-type="float" office:value="0">
            <text:p>Err :502</text:p>
          </table:table-cell>
          <table:table-cell/>
        </table:table-row>
        <table:table-row table:style-name="ro1">
          <table:table-cell office:value-type="string">
            <text:p>//r1=c(2,6,7,5,8,3,4,1);n=length(r1);r0=1:n;d=diff(r1);z=ifelse(d&gt;=0,1,-1);s=0;for(i in 1:(n-1)) s=s+sum(z[i:(n-1)]);2*s/(n^2-n)</text:p>
          </table:table-cell>
          <table:table-cell table:formula="of:=[.A216]" office:value-type="string" office:string-value="//r1=c(2,6,7,5,8,3,4,1);n=length(r1);r0=1:n;d=diff(r1);z=ifelse(d&gt;=0,1,-1);s=0;for(i in 1:(n-1)) s=s+sum(z[i:(n-1)]);2*s/(n^2-n)">
            <text:p>//r1=c(2,6,7,5,8,3,4,1);n=length(r1);r0=1:n;d=diff(r1);z=ifelse(d&gt;=0,1,-1);s=0;for(i in 1:(n-1)) s=s+sum(z[i:(n-1)]);2*s/(n^2-n)</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3,5,6,4,1,7,2,8. Quel est le tau de Kendal qui exprime la relation entre ce classement et classement initial de 1 à 8 de ces concepts? {#0.07142857 :0.001} </text:p>
          </table:table-cell>
          <table:table-cell table:formula="of:=CONCATENATE(LEFT([.A218];FIND(&quot;{&quot;;[.A218])-1);&quot;{&quot;&amp;REPLACE([.AB218];FIND(&quot;,&quot;;[.AB218]);1;&quot;.&quot;)&amp;&quot;:&quot;&amp;REPLACE([.AC218];FIND(&quot;,&quot;;[.AC218]);1;&quot;.&quot;)&amp;&quot;}&quot;)" office:value-type="float" office:value="0">
            <text:p>Err :502</text:p>
          </table:table-cell>
          <table:table-cell table:number-columns-repeated="19"/>
          <table:table-cell table:formula="of:=MID([.A218];FIND(&quot;{&quot;;[.A218])+2;FIND(&quot;:&quot;;[.A218])-FIND(&quot;{&quot;;[.A218])-2)" office:value-type="string" office:string-value="0.07142857 ">
            <text:p>0.07142857 </text:p>
          </table:table-cell>
          <table:table-cell table:formula="of:=MID([.A218];FIND(&quot;:&quot;;[.A218])+1;FIND(&quot;}&quot;;[.A218])-FIND(&quot;:&quot;;[.A218])-1)" office:value-type="string" office:string-value="0.001">
            <text:p>0.001</text:p>
          </table:table-cell>
          <table:table-cell/>
          <table:table-cell table:style-name="ce2" table:formula="of:=VALUE(IF(LEN([.V218])=1;[.V218];REPLACE([.V218];FIND(&quot;.&quot;;[.V218]);1;&quot;,&quot;)))" office:value-type="float" office:value="0">
            <text:p>Err :502</text:p>
          </table:table-cell>
          <table:table-cell table:formula="of:=VALUE(REPLACE([.W218];FIND(&quot;.&quot;;[.W218]);1;&quot;,&quot;))" office:value-type="float" office:value="1">
            <text:p>1</text:p>
          </table:table-cell>
          <table:table-cell table:style-name="ce2" table:formula="of:=INT([.Y218]/[.Z218])*[.Z218]" office:value-type="float" office:value="0">
            <text:p>Err :502</text:p>
          </table:table-cell>
          <table:table-cell table:formula="of:=FIXED([.AA218]-[.Z218];LOG(1/[.Z218];10))" office:value-type="float" office:value="0">
            <text:p>Err :502</text:p>
          </table:table-cell>
          <table:table-cell table:formula="of:=FIXED([.AA218]+[.Z218];LOG(1/[.Z218];10))" office:value-type="float" office:value="0">
            <text:p>Err :502</text:p>
          </table:table-cell>
          <table:table-cell/>
        </table:table-row>
        <table:table-row table:style-name="ro1">
          <table:table-cell office:value-type="string">
            <text:p>//r1=c(3,5,6,4,1,7,2,8);n=length(r1);r0=1:n;d=diff(r1);z=ifelse(d&gt;=0,1,-1);s=0;for(i in 1:(n-1)) s=s+sum(z[i:(n-1)]);2*s/(n^2-n)</text:p>
          </table:table-cell>
          <table:table-cell table:formula="of:=[.A219]" office:value-type="string" office:string-value="//r1=c(3,5,6,4,1,7,2,8);n=length(r1);r0=1:n;d=diff(r1);z=ifelse(d&gt;=0,1,-1);s=0;for(i in 1:(n-1)) s=s+sum(z[i:(n-1)]);2*s/(n^2-n)">
            <text:p>//r1=c(3,5,6,4,1,7,2,8);n=length(r1);r0=1:n;d=diff(r1);z=ifelse(d&gt;=0,1,-1);s=0;for(i in 1:(n-1)) s=s+sum(z[i:(n-1)]);2*s/(n^2-n)</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2,8,7,6,1,3,5,4. Quel est le tau de Kendal qui exprime la relation entre ce classement et classement initial de 1 à 8 de ces concepts? {#-0.1428571 :0.001} </text:p>
          </table:table-cell>
          <table:table-cell table:formula="of:=CONCATENATE(LEFT([.A221];FIND(&quot;{&quot;;[.A221])-1);&quot;{&quot;&amp;REPLACE([.AB221];FIND(&quot;,&quot;;[.AB221]);1;&quot;.&quot;)&amp;&quot;:&quot;&amp;REPLACE([.AC221];FIND(&quot;,&quot;;[.AC221]);1;&quot;.&quot;)&amp;&quot;}&quot;)" office:value-type="float" office:value="0">
            <text:p>Err :502</text:p>
          </table:table-cell>
          <table:table-cell table:number-columns-repeated="19"/>
          <table:table-cell table:formula="of:=MID([.A221];FIND(&quot;{&quot;;[.A221])+2;FIND(&quot;:&quot;;[.A221])-FIND(&quot;{&quot;;[.A221])-2)" office:value-type="string" office:string-value="-0.1428571 ">
            <text:p>-0.1428571 </text:p>
          </table:table-cell>
          <table:table-cell table:formula="of:=MID([.A221];FIND(&quot;:&quot;;[.A221])+1;FIND(&quot;}&quot;;[.A221])-FIND(&quot;:&quot;;[.A221])-1)" office:value-type="string" office:string-value="0.001">
            <text:p>0.001</text:p>
          </table:table-cell>
          <table:table-cell/>
          <table:table-cell table:style-name="ce2" table:formula="of:=VALUE(IF(LEN([.V221])=1;[.V221];REPLACE([.V221];FIND(&quot;.&quot;;[.V221]);1;&quot;,&quot;)))" office:value-type="float" office:value="0">
            <text:p>Err :502</text:p>
          </table:table-cell>
          <table:table-cell table:formula="of:=VALUE(REPLACE([.W221];FIND(&quot;.&quot;;[.W221]);1;&quot;,&quot;))" office:value-type="float" office:value="1">
            <text:p>1</text:p>
          </table:table-cell>
          <table:table-cell table:style-name="ce2" table:formula="of:=INT([.Y221]/[.Z221])*[.Z221]" office:value-type="float" office:value="0">
            <text:p>Err :502</text:p>
          </table:table-cell>
          <table:table-cell table:formula="of:=FIXED([.AA221]-[.Z221];LOG(1/[.Z221];10))" office:value-type="float" office:value="0">
            <text:p>Err :502</text:p>
          </table:table-cell>
          <table:table-cell table:formula="of:=FIXED([.AA221]+[.Z221];LOG(1/[.Z221];10))" office:value-type="float" office:value="0">
            <text:p>Err :502</text:p>
          </table:table-cell>
          <table:table-cell/>
        </table:table-row>
        <table:table-row table:style-name="ro1">
          <table:table-cell office:value-type="string">
            <text:p>//r1=c(2,8,7,6,1,3,5,4);n=length(r1);r0=1:n;d=diff(r1);z=ifelse(d&gt;=0,1,-1);s=0;for(i in 1:(n-1)) s=s+sum(z[i:(n-1)]);2*s/(n^2-n)</text:p>
          </table:table-cell>
          <table:table-cell table:formula="of:=[.A222]" office:value-type="string" office:string-value="//r1=c(2,8,7,6,1,3,5,4);n=length(r1);r0=1:n;d=diff(r1);z=ifelse(d&gt;=0,1,-1);s=0;for(i in 1:(n-1)) s=s+sum(z[i:(n-1)]);2*s/(n^2-n)">
            <text:p>//r1=c(2,8,7,6,1,3,5,4);n=length(r1);r0=1:n;d=diff(r1);z=ifelse(d&gt;=0,1,-1);s=0;for(i in 1:(n-1)) s=s+sum(z[i:(n-1)]);2*s/(n^2-n)</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6,1,4,5,7,2,3,8. Quel est le tau de Kendal qui exprime la relation entre ce classement et classement initial de 1 à 8 de ces concepts? {#0.5714286 :0.001} </text:p>
          </table:table-cell>
          <table:table-cell table:formula="of:=CONCATENATE(LEFT([.A224];FIND(&quot;{&quot;;[.A224])-1);&quot;{&quot;&amp;REPLACE([.AB224];FIND(&quot;,&quot;;[.AB224]);1;&quot;.&quot;)&amp;&quot;:&quot;&amp;REPLACE([.AC224];FIND(&quot;,&quot;;[.AC224]);1;&quot;.&quot;)&amp;&quot;}&quot;)" office:value-type="float" office:value="0">
            <text:p>Err :502</text:p>
          </table:table-cell>
          <table:table-cell table:number-columns-repeated="19"/>
          <table:table-cell table:formula="of:=MID([.A224];FIND(&quot;{&quot;;[.A224])+2;FIND(&quot;:&quot;;[.A224])-FIND(&quot;{&quot;;[.A224])-2)" office:value-type="string" office:string-value="0.5714286 ">
            <text:p>0.5714286 </text:p>
          </table:table-cell>
          <table:table-cell table:formula="of:=MID([.A224];FIND(&quot;:&quot;;[.A224])+1;FIND(&quot;}&quot;;[.A224])-FIND(&quot;:&quot;;[.A224])-1)" office:value-type="string" office:string-value="0.001">
            <text:p>0.001</text:p>
          </table:table-cell>
          <table:table-cell/>
          <table:table-cell table:style-name="ce2" table:formula="of:=VALUE(IF(LEN([.V224])=1;[.V224];REPLACE([.V224];FIND(&quot;.&quot;;[.V224]);1;&quot;,&quot;)))" office:value-type="float" office:value="0">
            <text:p>Err :502</text:p>
          </table:table-cell>
          <table:table-cell table:formula="of:=VALUE(REPLACE([.W224];FIND(&quot;.&quot;;[.W224]);1;&quot;,&quot;))" office:value-type="float" office:value="1">
            <text:p>1</text:p>
          </table:table-cell>
          <table:table-cell table:style-name="ce2" table:formula="of:=INT([.Y224]/[.Z224])*[.Z224]" office:value-type="float" office:value="0">
            <text:p>Err :502</text:p>
          </table:table-cell>
          <table:table-cell table:formula="of:=FIXED([.AA224]-[.Z224];LOG(1/[.Z224];10))" office:value-type="float" office:value="0">
            <text:p>Err :502</text:p>
          </table:table-cell>
          <table:table-cell table:formula="of:=FIXED([.AA224]+[.Z224];LOG(1/[.Z224];10))" office:value-type="float" office:value="0">
            <text:p>Err :502</text:p>
          </table:table-cell>
          <table:table-cell/>
        </table:table-row>
        <table:table-row table:style-name="ro1">
          <table:table-cell office:value-type="string">
            <text:p>//r1=c(6,1,4,5,7,2,3,8);n=length(r1);r0=1:n;d=diff(r1);z=ifelse(d&gt;=0,1,-1);s=0;for(i in 1:(n-1)) s=s+sum(z[i:(n-1)]);2*s/(n^2-n)</text:p>
          </table:table-cell>
          <table:table-cell table:formula="of:=[.A225]" office:value-type="string" office:string-value="//r1=c(6,1,4,5,7,2,3,8);n=length(r1);r0=1:n;d=diff(r1);z=ifelse(d&gt;=0,1,-1);s=0;for(i in 1:(n-1)) s=s+sum(z[i:(n-1)]);2*s/(n^2-n)">
            <text:p>//r1=c(6,1,4,5,7,2,3,8);n=length(r1);r0=1:n;d=diff(r1);z=ifelse(d&gt;=0,1,-1);s=0;for(i in 1:(n-1)) s=s+sum(z[i:(n-1)]);2*s/(n^2-n)</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8,2,6,4,7,3,1,5. Quel est le tau de Kendal qui exprime la relation entre ce classement et classement initial de 1 à 8 de ces concepts? {#-0.07142857 :0.001} </text:p>
          </table:table-cell>
          <table:table-cell table:formula="of:=CONCATENATE(LEFT([.A227];FIND(&quot;{&quot;;[.A227])-1);&quot;{&quot;&amp;REPLACE([.AB227];FIND(&quot;,&quot;;[.AB227]);1;&quot;.&quot;)&amp;&quot;:&quot;&amp;REPLACE([.AC227];FIND(&quot;,&quot;;[.AC227]);1;&quot;.&quot;)&amp;&quot;}&quot;)" office:value-type="float" office:value="0">
            <text:p>Err :502</text:p>
          </table:table-cell>
          <table:table-cell table:number-columns-repeated="19"/>
          <table:table-cell table:formula="of:=MID([.A227];FIND(&quot;{&quot;;[.A227])+2;FIND(&quot;:&quot;;[.A227])-FIND(&quot;{&quot;;[.A227])-2)" office:value-type="string" office:string-value="-0.07142857 ">
            <text:p>-0.07142857 </text:p>
          </table:table-cell>
          <table:table-cell table:formula="of:=MID([.A227];FIND(&quot;:&quot;;[.A227])+1;FIND(&quot;}&quot;;[.A227])-FIND(&quot;:&quot;;[.A227])-1)" office:value-type="string" office:string-value="0.001">
            <text:p>0.001</text:p>
          </table:table-cell>
          <table:table-cell/>
          <table:table-cell table:style-name="ce2" table:formula="of:=VALUE(IF(LEN([.V227])=1;[.V227];REPLACE([.V227];FIND(&quot;.&quot;;[.V227]);1;&quot;,&quot;)))" office:value-type="float" office:value="0">
            <text:p>Err :502</text:p>
          </table:table-cell>
          <table:table-cell table:formula="of:=VALUE(REPLACE([.W227];FIND(&quot;.&quot;;[.W227]);1;&quot;,&quot;))" office:value-type="float" office:value="1">
            <text:p>1</text:p>
          </table:table-cell>
          <table:table-cell table:style-name="ce2" table:formula="of:=INT([.Y227]/[.Z227])*[.Z227]" office:value-type="float" office:value="0">
            <text:p>Err :502</text:p>
          </table:table-cell>
          <table:table-cell table:formula="of:=FIXED([.AA227]-[.Z227];LOG(1/[.Z227];10))" office:value-type="float" office:value="0">
            <text:p>Err :502</text:p>
          </table:table-cell>
          <table:table-cell table:formula="of:=FIXED([.AA227]+[.Z227];LOG(1/[.Z227];10))" office:value-type="float" office:value="0">
            <text:p>Err :502</text:p>
          </table:table-cell>
          <table:table-cell/>
        </table:table-row>
        <table:table-row table:style-name="ro1">
          <table:table-cell office:value-type="string">
            <text:p>//r1=c(8,2,6,4,7,3,1,5);n=length(r1);r0=1:n;d=diff(r1);z=ifelse(d&gt;=0,1,-1);s=0;for(i in 1:(n-1)) s=s+sum(z[i:(n-1)]);2*s/(n^2-n)</text:p>
          </table:table-cell>
          <table:table-cell table:formula="of:=[.A228]" office:value-type="string" office:string-value="//r1=c(8,2,6,4,7,3,1,5);n=length(r1);r0=1:n;d=diff(r1);z=ifelse(d&gt;=0,1,-1);s=0;for(i in 1:(n-1)) s=s+sum(z[i:(n-1)]);2*s/(n^2-n)">
            <text:p>//r1=c(8,2,6,4,7,3,1,5);n=length(r1);r0=1:n;d=diff(r1);z=ifelse(d&gt;=0,1,-1);s=0;for(i in 1:(n-1)) s=s+sum(z[i:(n-1)]);2*s/(n^2-n)</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8,6,3,7,2,1,5,4. Quel est le tau de Kendal qui exprime la relation entre ce classement et classement initial de 1 à 8 de ces concepts? {#-0.3571429 :0.001} </text:p>
          </table:table-cell>
          <table:table-cell table:formula="of:=CONCATENATE(LEFT([.A230];FIND(&quot;{&quot;;[.A230])-1);&quot;{&quot;&amp;REPLACE([.AB230];FIND(&quot;,&quot;;[.AB230]);1;&quot;.&quot;)&amp;&quot;:&quot;&amp;REPLACE([.AC230];FIND(&quot;,&quot;;[.AC230]);1;&quot;.&quot;)&amp;&quot;}&quot;)" office:value-type="float" office:value="0">
            <text:p>Err :502</text:p>
          </table:table-cell>
          <table:table-cell table:number-columns-repeated="19"/>
          <table:table-cell table:formula="of:=MID([.A230];FIND(&quot;{&quot;;[.A230])+2;FIND(&quot;:&quot;;[.A230])-FIND(&quot;{&quot;;[.A230])-2)" office:value-type="string" office:string-value="-0.3571429 ">
            <text:p>-0.3571429 </text:p>
          </table:table-cell>
          <table:table-cell table:formula="of:=MID([.A230];FIND(&quot;:&quot;;[.A230])+1;FIND(&quot;}&quot;;[.A230])-FIND(&quot;:&quot;;[.A230])-1)" office:value-type="string" office:string-value="0.001">
            <text:p>0.001</text:p>
          </table:table-cell>
          <table:table-cell/>
          <table:table-cell table:style-name="ce2" table:formula="of:=VALUE(IF(LEN([.V230])=1;[.V230];REPLACE([.V230];FIND(&quot;.&quot;;[.V230]);1;&quot;,&quot;)))" office:value-type="float" office:value="0">
            <text:p>Err :502</text:p>
          </table:table-cell>
          <table:table-cell table:formula="of:=VALUE(REPLACE([.W230];FIND(&quot;.&quot;;[.W230]);1;&quot;,&quot;))" office:value-type="float" office:value="1">
            <text:p>1</text:p>
          </table:table-cell>
          <table:table-cell table:style-name="ce2" table:formula="of:=INT([.Y230]/[.Z230])*[.Z230]" office:value-type="float" office:value="0">
            <text:p>Err :502</text:p>
          </table:table-cell>
          <table:table-cell table:formula="of:=FIXED([.AA230]-[.Z230];LOG(1/[.Z230];10))" office:value-type="float" office:value="0">
            <text:p>Err :502</text:p>
          </table:table-cell>
          <table:table-cell table:formula="of:=FIXED([.AA230]+[.Z230];LOG(1/[.Z230];10))" office:value-type="float" office:value="0">
            <text:p>Err :502</text:p>
          </table:table-cell>
          <table:table-cell/>
        </table:table-row>
        <table:table-row table:style-name="ro1">
          <table:table-cell office:value-type="string">
            <text:p>//r1=c(8,6,3,7,2,1,5,4);n=length(r1);r0=1:n;d=diff(r1);z=ifelse(d&gt;=0,1,-1);s=0;for(i in 1:(n-1)) s=s+sum(z[i:(n-1)]);2*s/(n^2-n)</text:p>
          </table:table-cell>
          <table:table-cell table:formula="of:=[.A231]" office:value-type="string" office:string-value="//r1=c(8,6,3,7,2,1,5,4);n=length(r1);r0=1:n;d=diff(r1);z=ifelse(d&gt;=0,1,-1);s=0;for(i in 1:(n-1)) s=s+sum(z[i:(n-1)]);2*s/(n^2-n)">
            <text:p>//r1=c(8,6,3,7,2,1,5,4);n=length(r1);r0=1:n;d=diff(r1);z=ifelse(d&gt;=0,1,-1);s=0;for(i in 1:(n-1)) s=s+sum(z[i:(n-1)]);2*s/(n^2-n)</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7,3,2,1,5,4,8,6. Quel est le tau de Kendal qui exprime la relation entre ce classement et classement initial de 1 à 8 de ces concepts? {#-0.2857143 :0.001} </text:p>
          </table:table-cell>
          <table:table-cell table:formula="of:=CONCATENATE(LEFT([.A233];FIND(&quot;{&quot;;[.A233])-1);&quot;{&quot;&amp;REPLACE([.AB233];FIND(&quot;,&quot;;[.AB233]);1;&quot;.&quot;)&amp;&quot;:&quot;&amp;REPLACE([.AC233];FIND(&quot;,&quot;;[.AC233]);1;&quot;.&quot;)&amp;&quot;}&quot;)" office:value-type="float" office:value="0">
            <text:p>Err :502</text:p>
          </table:table-cell>
          <table:table-cell table:number-columns-repeated="19"/>
          <table:table-cell table:formula="of:=MID([.A233];FIND(&quot;{&quot;;[.A233])+2;FIND(&quot;:&quot;;[.A233])-FIND(&quot;{&quot;;[.A233])-2)" office:value-type="string" office:string-value="-0.2857143 ">
            <text:p>-0.2857143 </text:p>
          </table:table-cell>
          <table:table-cell table:formula="of:=MID([.A233];FIND(&quot;:&quot;;[.A233])+1;FIND(&quot;}&quot;;[.A233])-FIND(&quot;:&quot;;[.A233])-1)" office:value-type="string" office:string-value="0.001">
            <text:p>0.001</text:p>
          </table:table-cell>
          <table:table-cell/>
          <table:table-cell table:style-name="ce2" table:formula="of:=VALUE(IF(LEN([.V233])=1;[.V233];REPLACE([.V233];FIND(&quot;.&quot;;[.V233]);1;&quot;,&quot;)))" office:value-type="float" office:value="0">
            <text:p>Err :502</text:p>
          </table:table-cell>
          <table:table-cell table:formula="of:=VALUE(REPLACE([.W233];FIND(&quot;.&quot;;[.W233]);1;&quot;,&quot;))" office:value-type="float" office:value="1">
            <text:p>1</text:p>
          </table:table-cell>
          <table:table-cell table:style-name="ce2" table:formula="of:=INT([.Y233]/[.Z233])*[.Z233]" office:value-type="float" office:value="0">
            <text:p>Err :502</text:p>
          </table:table-cell>
          <table:table-cell table:formula="of:=FIXED([.AA233]-[.Z233];LOG(1/[.Z233];10))" office:value-type="float" office:value="0">
            <text:p>Err :502</text:p>
          </table:table-cell>
          <table:table-cell table:formula="of:=FIXED([.AA233]+[.Z233];LOG(1/[.Z233];10))" office:value-type="float" office:value="0">
            <text:p>Err :502</text:p>
          </table:table-cell>
          <table:table-cell/>
        </table:table-row>
        <table:table-row table:style-name="ro1">
          <table:table-cell office:value-type="string">
            <text:p>//r1=c(7,3,2,1,5,4,8,6);n=length(r1);r0=1:n;d=diff(r1);z=ifelse(d&gt;=0,1,-1);s=0;for(i in 1:(n-1)) s=s+sum(z[i:(n-1)]);2*s/(n^2-n)</text:p>
          </table:table-cell>
          <table:table-cell table:formula="of:=[.A234]" office:value-type="string" office:string-value="//r1=c(7,3,2,1,5,4,8,6);n=length(r1);r0=1:n;d=diff(r1);z=ifelse(d&gt;=0,1,-1);s=0;for(i in 1:(n-1)) s=s+sum(z[i:(n-1)]);2*s/(n^2-n)">
            <text:p>//r1=c(7,3,2,1,5,4,8,6);n=length(r1);r0=1:n;d=diff(r1);z=ifelse(d&gt;=0,1,-1);s=0;for(i in 1:(n-1)) s=s+sum(z[i:(n-1)]);2*s/(n^2-n)</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4,6,3,8,5,7,2,1. Quel est le tau de Kendal qui exprime la relation entre ce classement et classement initial de 1 à 8 de ces concepts? {#-0.3571429 :0.001} </text:p>
          </table:table-cell>
          <table:table-cell table:formula="of:=CONCATENATE(LEFT([.A236];FIND(&quot;{&quot;;[.A236])-1);&quot;{&quot;&amp;REPLACE([.AB236];FIND(&quot;,&quot;;[.AB236]);1;&quot;.&quot;)&amp;&quot;:&quot;&amp;REPLACE([.AC236];FIND(&quot;,&quot;;[.AC236]);1;&quot;.&quot;)&amp;&quot;}&quot;)" office:value-type="float" office:value="0">
            <text:p>Err :502</text:p>
          </table:table-cell>
          <table:table-cell table:number-columns-repeated="19"/>
          <table:table-cell table:formula="of:=MID([.A236];FIND(&quot;{&quot;;[.A236])+2;FIND(&quot;:&quot;;[.A236])-FIND(&quot;{&quot;;[.A236])-2)" office:value-type="string" office:string-value="-0.3571429 ">
            <text:p>-0.3571429 </text:p>
          </table:table-cell>
          <table:table-cell table:formula="of:=MID([.A236];FIND(&quot;:&quot;;[.A236])+1;FIND(&quot;}&quot;;[.A236])-FIND(&quot;:&quot;;[.A236])-1)" office:value-type="string" office:string-value="0.001">
            <text:p>0.001</text:p>
          </table:table-cell>
          <table:table-cell/>
          <table:table-cell table:style-name="ce2" table:formula="of:=VALUE(IF(LEN([.V236])=1;[.V236];REPLACE([.V236];FIND(&quot;.&quot;;[.V236]);1;&quot;,&quot;)))" office:value-type="float" office:value="0">
            <text:p>Err :502</text:p>
          </table:table-cell>
          <table:table-cell table:formula="of:=VALUE(REPLACE([.W236];FIND(&quot;.&quot;;[.W236]);1;&quot;,&quot;))" office:value-type="float" office:value="1">
            <text:p>1</text:p>
          </table:table-cell>
          <table:table-cell table:style-name="ce2" table:formula="of:=INT([.Y236]/[.Z236])*[.Z236]" office:value-type="float" office:value="0">
            <text:p>Err :502</text:p>
          </table:table-cell>
          <table:table-cell table:formula="of:=FIXED([.AA236]-[.Z236];LOG(1/[.Z236];10))" office:value-type="float" office:value="0">
            <text:p>Err :502</text:p>
          </table:table-cell>
          <table:table-cell table:formula="of:=FIXED([.AA236]+[.Z236];LOG(1/[.Z236];10))" office:value-type="float" office:value="0">
            <text:p>Err :502</text:p>
          </table:table-cell>
          <table:table-cell/>
        </table:table-row>
        <table:table-row table:style-name="ro1">
          <table:table-cell office:value-type="string">
            <text:p>//r1=c(4,6,3,8,5,7,2,1);n=length(r1);r0=1:n;d=diff(r1);z=ifelse(d&gt;=0,1,-1);s=0;for(i in 1:(n-1)) s=s+sum(z[i:(n-1)]);2*s/(n^2-n)</text:p>
          </table:table-cell>
          <table:table-cell table:formula="of:=[.A237]" office:value-type="string" office:string-value="//r1=c(4,6,3,8,5,7,2,1);n=length(r1);r0=1:n;d=diff(r1);z=ifelse(d&gt;=0,1,-1);s=0;for(i in 1:(n-1)) s=s+sum(z[i:(n-1)]);2*s/(n^2-n)">
            <text:p>//r1=c(4,6,3,8,5,7,2,1);n=length(r1);r0=1:n;d=diff(r1);z=ifelse(d&gt;=0,1,-1);s=0;for(i in 1:(n-1)) s=s+sum(z[i:(n-1)]);2*s/(n^2-n)</text:p>
          </table:table-cell>
          <table:table-cell table:number-columns-repeated="28"/>
        </table:table-row>
        <table:table-row table:style-name="ro1">
          <table:table-cell table:number-columns-repeated="30"/>
        </table:table-row>
        <table:table-row table:style-name="ro1">
          <table:table-cell office:value-type="string">
            <text:p>Le classement des concepts de pages web dans un experiment d'analyse conjointe donné par un participant pour exprimer sa préférence est 7,5,6,1,8,2,3,4. Quel est le tau de Kendal qui exprime la relation entre ce classement et classement initial de 1 à 8 de ces concepts? {#0.3571429:0.001} </text:p>
          </table:table-cell>
          <table:table-cell table:formula="of:=CONCATENATE(LEFT([.A239];FIND(&quot;{&quot;;[.A239])-1);&quot;{&quot;&amp;REPLACE([.AB239];FIND(&quot;,&quot;;[.AB239]);1;&quot;.&quot;)&amp;&quot;:&quot;&amp;REPLACE([.AC239];FIND(&quot;,&quot;;[.AC239]);1;&quot;.&quot;)&amp;&quot;}&quot;)" office:value-type="float" office:value="0">
            <text:p>Err :502</text:p>
          </table:table-cell>
          <table:table-cell table:number-columns-repeated="19"/>
          <table:table-cell table:formula="of:=MID([.A239];FIND(&quot;{&quot;;[.A239])+2;FIND(&quot;:&quot;;[.A239])-FIND(&quot;{&quot;;[.A239])-2)" office:value-type="string" office:string-value="0.3571429">
            <text:p>0.3571429</text:p>
          </table:table-cell>
          <table:table-cell table:formula="of:=MID([.A239];FIND(&quot;:&quot;;[.A239])+1;FIND(&quot;}&quot;;[.A239])-FIND(&quot;:&quot;;[.A239])-1)" office:value-type="string" office:string-value="0.001">
            <text:p>0.001</text:p>
          </table:table-cell>
          <table:table-cell/>
          <table:table-cell table:style-name="ce2" table:formula="of:=VALUE(IF(LEN([.V239])=1;[.V239];REPLACE([.V239];FIND(&quot;.&quot;;[.V239]);1;&quot;,&quot;)))" office:value-type="float" office:value="0">
            <text:p>Err :502</text:p>
          </table:table-cell>
          <table:table-cell table:formula="of:=VALUE(REPLACE([.W239];FIND(&quot;.&quot;;[.W239]);1;&quot;,&quot;))" office:value-type="float" office:value="1">
            <text:p>1</text:p>
          </table:table-cell>
          <table:table-cell table:style-name="ce2" table:formula="of:=INT([.Y239]/[.Z239])*[.Z239]" office:value-type="float" office:value="0">
            <text:p>Err :502</text:p>
          </table:table-cell>
          <table:table-cell table:formula="of:=FIXED([.AA239]-[.Z239];LOG(1/[.Z239];10))" office:value-type="float" office:value="0">
            <text:p>Err :502</text:p>
          </table:table-cell>
          <table:table-cell table:formula="of:=FIXED([.AA239]+[.Z239];LOG(1/[.Z239];10))" office:value-type="float" office:value="0">
            <text:p>Err :502</text:p>
          </table:table-cell>
          <table:table-cell/>
        </table:table-row>
        <table:table-row table:style-name="ro1">
          <table:table-cell office:value-type="string">
            <text:p>//r1=c(7,5,6,1,8,2,3,4);n=length(r1);r0=1:n;d=diff(r1);z=ifelse(d&gt;=0,1,-1);s=0;for(i in 1:(n-1)) s=s+sum(z[i:(n-1)]);2*s/(n^2-n)</text:p>
          </table:table-cell>
          <table:table-cell table:formula="of:=[.A240]" office:value-type="string" office:string-value="//r1=c(7,5,6,1,8,2,3,4);n=length(r1);r0=1:n;d=diff(r1);z=ifelse(d&gt;=0,1,-1);s=0;for(i in 1:(n-1)) s=s+sum(z[i:(n-1)]);2*s/(n^2-n)">
            <text:p>//r1=c(7,5,6,1,8,2,3,4);n=length(r1);r0=1:n;d=diff(r1);z=ifelse(d&gt;=0,1,-1);s=0;for(i in 1:(n-1)) s=s+sum(z[i:(n-1)]);2*s/(n^2-n)</text:p>
          </table:table-cell>
          <table:table-cell table:number-columns-repeated="2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lbany AMT2" svg:font-family="'Albany AMT', Arial" style:font-pitch="variable"/>
    <style:font-face style:name="Thorndale AMT" svg:font-family="'Thorndale AMT', '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lbany AMT1" svg:font-family="'Albany AMT'"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lbany AMT" fo:language="fr" fo:country="FR" style:font-name-asian="Albany AMT1" style:language-asian="fr" style:country-asian="FR" style:font-name-complex="Albany AMT1"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_20_de_20_ligne_20_1" draw:display-name="Extrémité de ligne 1" svg:viewBox="0 0 200 200" svg:d="m100 0c0-55-45-100-100-100s-100 45-100 100 45 100 100 100 100-45 100-100z"/>
    <draw:marker draw:name="Extrémité_20_de_20_ligne_20_2" draw:display-name="Extrémité de ligne 2" svg:viewBox="0 0 20 30" svg:d="m10 0-10 30h20z"/>
    <draw:marker draw:name="Extrémités_20_de_20_ligne_20_1" draw:display-name="Extrémités de ligne 1" svg:viewBox="0 0 200 200" svg:d="m100 0c0 55-45 100-100 100s-100-45-100-100 45-100 100-100 100 45 100 10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8">08/05/2011</text:date>, <text:time>12:3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7-04-13T23:13:26</meta:creation-date>
    <dc:date>2011-05-08T12:33:41</dc:date>
    <dc:language>fr-FR</dc:language>
    <meta:editing-cycles>7</meta:editing-cycles>
    <meta:editing-duration>PT03H22M38S</meta:editing-duration>
    <dc:creator>Mihai Calciu</dc:creator>
    <meta:document-statistic meta:table-count="1" meta:cell-count="890" meta:object-count="0"/>
    <meta:user-defined meta:name="Info 1"/>
    <meta:user-defined meta:name="Info 2"/>
    <meta:user-defined meta:name="Info 3"/>
    <meta:user-defined meta:name="Info 4"/>
  </office:meta>
</office:document-meta>
</file>